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49.7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PageStyle_5f_BOX">
      <style:table-properties table:display="true" style:writing-mode="lr-tb"/>
    </style:style>
    <style:style style:name="ta2" style:family="table" style:master-page-name="PageStyle_5f_PIPE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9933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fo:color="#993366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padding="0.71mm"/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fo:background-color="#ffff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 fo:padding="0.71mm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 style:data-style-name="N2">
      <style:table-cell-properties fo:padding="0.71mm"/>
      <style:text-properties fo:color="#9933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19">
      <style:table-cell-properties fo:padding="0.71mm"/>
    </style:style>
    <style:style style:name="ce19" style:family="table-cell" style:parent-style-name="Default" style:data-style-name="N2">
      <style:table-cell-properties fo:padding="0.71mm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119"/>
    <style:style style:name="ce22" style:family="table-cell" style:parent-style-name="Default">
      <style:table-cell-properties fo:background-color="#ffff00" fo:padding="0.71mm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00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padding="0.71mm"/>
      <style:text-properties fo:color="#33ccc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fo:color="#33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RAPEZOI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WEIR ORIFICE CULVERT SO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S THE WEIR EQUATION TO CALC UNSUBMERGED CULVERT FL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ORIFICE EQUATION WHEN CULVERT IS SUBMERG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 is a copy of the BOX sheet and has been adjusted to allow for batters z1 and z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 Inlet Control {Unsbmerged, Submerged} and Outlet Control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CASE SELECT: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let Inv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let_Depth</text:p>
          </table:table-cell>
          <table:table-cell/>
          <table:table-cell table:style-name="ce4" office:value-type="float" office:value="0.57" calcext:value-type="float">
            <text:p>0.57</text:p>
          </table:table-cell>
          <table:table-cell table:style-name="ce2" office:value-type="string" calcext:value-type="string">
            <text:p>v^2/2g</text:p>
          </table:table-cell>
          <table:table-cell table:style-name="ce2" office:value-type="string" calcext:value-type="string">
            <text:p>Spec E</text:p>
          </table:table-cell>
          <table:table-cell office:value-type="string" calcext:value-type="string">
            <text:p>Tot 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let Velocity</text:p>
          </table:table-cell>
          <table:table-cell/>
          <table:table-cell table:style-name="ce4" office:value-type="float" office:value="1.93" calcext:value-type="float">
            <text:p>1.93</text:p>
          </table:table-cell>
          <table:table-cell table:style-name="ce2" table:formula="of:=+[.C10]^2/19.62" office:value-type="float" office:value="0.189852191641183" calcext:value-type="float">
            <text:p>0.1898521916</text:p>
          </table:table-cell>
          <table:table-cell table:style-name="ce2" table:formula="of:=+[.C9]+[.D10]" office:value-type="float" office:value="0.759852191641183" calcext:value-type="float">
            <text:p>0.7598521916</text:p>
          </table:table-cell>
          <table:table-cell table:formula="of:=+[.C8]+[.E10]" office:value-type="float" office:value="0.759852191641183" calcext:value-type="float">
            <text:p>0.75985219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utlet Inv</text:p>
          </table:table-cell>
          <table:table-cell/>
          <table:table-cell table:style-name="ce5" table:formula="of:=+[.C8]-[.C16]*[.C23]/100" office:value-type="float" office:value="-0.01" calcext:value-type="float">
            <text:p>-0.01</text:p>
          </table:table-cell>
          <table:table-cell table:style-name="ce2" table:formula="of:=+[.C13]^2/19.62" office:value-type="float" office:value="0.210035677879714" calcext:value-type="float">
            <text:p>0.2100356779</text:p>
          </table:table-cell>
          <table:table-cell table:style-name="ce2" table:formula="of:=+[.C12]+[.D11]" office:value-type="float" office:value="0.660035677879714" calcext:value-type="float">
            <text:p>0.6600356779</text:p>
          </table:table-cell>
          <table:table-cell table:formula="of:=+[.C11]+[.E11]" office:value-type="float" office:value="0.650035677879714" calcext:value-type="float">
            <text:p>0.6500356779</text:p>
          </table:table-cell>
          <table:table-cell table:number-columns-repeated="3"/>
          <table:table-cell table:style-name="ce2" office:value-type="string" calcext:value-type="string">
            <text:p>NORMAL DEPTH FROM PIPE SLO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let Depth</text:p>
          </table:table-cell>
          <table:table-cell/>
          <table:table-cell table:style-name="ce4" office:value-type="float" office:value="0.45" calcext:value-type="float">
            <text:p>0.45</text:p>
          </table:table-cell>
          <table:table-cell table:style-name="ce2" office:value-type="string" calcext:value-type="string">
            <text:p>Fixed Headwater</text:p>
          </table:table-cell>
          <table:table-cell/>
          <table:table-cell table:style-name="ce1" table:formula="of:=+[.F10]" office:value-type="float" office:value="0.759852191641183" calcext:value-type="float">
            <text:p>0.7598521916</text:p>
          </table:table-cell>
          <table:table-cell table:number-columns-repeated="3"/>
          <table:table-cell table:style-name="ce2" office:value-type="string" calcext:value-type="string">
            <text:p>No Of Step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14" office:value-type="string" calcext:value-type="string">
            <text:p>Normal Depth calc’ed</text:p>
          </table:table-cell>
          <table:table-cell table:style-name="ce14"/>
          <table:table-cell table:style-name="ce14" office:value-type="string" calcext:value-type="string">
            <text:p>Normal Depth calc’ed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" office:value-type="string" calcext:value-type="string">
            <text:p>Outlet Velocity</text:p>
          </table:table-cell>
          <table:table-cell/>
          <table:table-cell table:style-name="ce4" office:value-type="float" office:value="2.03" calcext:value-type="float">
            <text:p>2.03</text:p>
          </table:table-cell>
          <table:table-cell table:style-name="ce2" office:value-type="string" calcext:value-type="string">
            <text:p>Fixed Tailwater</text:p>
          </table:table-cell>
          <table:table-cell/>
          <table:table-cell table:style-name="ce1" table:formula="of:=+[.F11]" office:value-type="float" office:value="0.650035677879715" calcext:value-type="float">
            <text:p>0.6500356779</text:p>
          </table:table-cell>
          <table:table-cell table:number-columns-repeated="8"/>
          <table:table-cell table:style-name="ce14" office:value-type="string" calcext:value-type="string">
            <text:p>From Pipe Slope</text:p>
          </table:table-cell>
          <table:table-cell table:style-name="ce14"/>
          <table:table-cell table:style-name="ce14" office:value-type="string" calcext:value-type="string">
            <text:p>From energy Slope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" office:value-type="string" calcext:value-type="string">
            <text:p>Culvert Heigh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erimeter</text:p>
          </table:table-cell>
          <table:table-cell table:style-name="ce2" office:value-type="string" calcext:value-type="string">
            <text:p>HydRad</text:p>
          </table:table-cell>
          <table:table-cell table:style-name="ce15" office:value-type="string" calcext:value-type="string">
            <text:p>Velocity</text:p>
          </table:table-cell>
          <table:table-cell table:style-name="ce15" office:value-type="string" calcext:value-type="string">
            <text:p>Qest</text:p>
          </table:table-cell>
          <table:table-cell table:style-name="ce15" office:value-type="string" calcext:value-type="string">
            <text:p>Velocity</text:p>
          </table:table-cell>
          <table:table-cell table:style-name="ce15" office:value-type="string" calcext:value-type="string">
            <text:p>Qes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ulv. Width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table:formula="of:=+[.C$14]/[.L$12]*[.I15]" office:value-type="float" office:value="0.05" calcext:value-type="float">
            <text:p>0.05</text:p>
          </table:table-cell>
          <table:table-cell table:style-name="ce2" table:formula="of:=+IF([.C$15]=0;ACOS(1-2*[.J15]/[.$C$14])*2;0)" office:value-type="float" office:value="0" calcext:value-type="float">
            <text:p>0</text:p>
          </table:table-cell>
          <table:table-cell table:style-name="ce2" table:formula="of:=+IF([.C$15]=0;[.$C$14]^2*([.K15]-SIN([.K15])*COS([.K15]))/8;0.5*[.J15]*(([.$C$24]+[.$C$25])*[.J15]+2*[.C$15]))" office:value-type="float" office:value="0.505" calcext:value-type="float">
            <text:p>0.505</text:p>
          </table:table-cell>
          <table:table-cell table:style-name="ce2" table:formula="of:=+IF([.C$15]=0;[.$C$14]*[.K15]/2;[.C$15]+[.J15]*(([.$C$24]^2+1)^0.5+([.$C$25]^2+1)^0.5))" office:value-type="float" office:value="10.22360679775" calcext:value-type="float">
            <text:p>10.2236067978</text:p>
          </table:table-cell>
          <table:table-cell table:style-name="ce2" table:formula="of:=+[.L15]/[.M15]" office:value-type="float" office:value="0.0493954834130691" calcext:value-type="float">
            <text:p>0.0493954834</text:p>
          </table:table-cell>
          <table:table-cell table:style-name="ce15" table:formula="of:=+[.$N15]^0.66666*[.$C$35]^0.5/[.$C$22]" office:value-type="float" office:value="0.283819529910536" calcext:value-type="float">
            <text:p>0.2838195299</text:p>
          </table:table-cell>
          <table:table-cell table:style-name="ce15" table:formula="of:=+[.$L15]*[.O15]" office:value-type="float" office:value="0.143328862604821" calcext:value-type="float">
            <text:p>0.1433288626</text:p>
          </table:table-cell>
          <table:table-cell table:style-name="ce15" table:formula="of:=+[.$N15]^0.66666*[.$C$36]^0.5/[.$C$22]" office:value-type="float" office:value="0.940537471238913" calcext:value-type="float">
            <text:p>0.9405374712</text:p>
          </table:table-cell>
          <table:table-cell table:style-name="ce15" table:formula="of:=+[.$L15]*[.Q15]" office:value-type="float" office:value="0.474971422975651" calcext:value-type="float">
            <text:p>0.4749714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ipe Length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5"/>
          <table:table-cell table:style-name="ce2" table:formula="of:=+[.I15]+1" office:value-type="float" office:value="2" calcext:value-type="float">
            <text:p>2</text:p>
          </table:table-cell>
          <table:table-cell table:style-name="ce2" table:formula="of:=+[.C$14]/[.L$12]*[.I16]" office:value-type="float" office:value="0.1" calcext:value-type="float">
            <text:p>0.1</text:p>
          </table:table-cell>
          <table:table-cell table:style-name="ce2" table:formula="of:=+IF([.C$15]=0;ACOS(1-2*[.J16]/[.$C$14])*2;0)" office:value-type="float" office:value="0" calcext:value-type="float">
            <text:p>0</text:p>
          </table:table-cell>
          <table:table-cell table:style-name="ce2" table:formula="of:=+IF([.C$15]=0;[.$C$14]^2*([.K16]-SIN([.K16])*COS([.K16]))/8;0.5*[.J16]*(([.$C$24]+[.$C$25])*[.J16]+2*[.C$15]))" office:value-type="float" office:value="1.02" calcext:value-type="float">
            <text:p>1.02</text:p>
          </table:table-cell>
          <table:table-cell table:style-name="ce2" table:formula="of:=+IF([.C$15]=0;[.$C$14]*[.K16]/2;[.C$15]+[.J16]*(([.$C$24]^2+1)^0.5+([.$C$25]^2+1)^0.5))" office:value-type="float" office:value="10.4472135955" calcext:value-type="float">
            <text:p>10.4472135955</text:p>
          </table:table-cell>
          <table:table-cell table:style-name="ce2" table:formula="of:=+[.L16]/[.M16]" office:value-type="float" office:value="0.0976336887033071" calcext:value-type="float">
            <text:p>0.0976336887</text:p>
          </table:table-cell>
          <table:table-cell table:style-name="ce15" table:formula="of:=+[.$N16]^0.66666*[.$C$35]^0.5/[.$C$22]" office:value-type="float" office:value="0.447007979164964" calcext:value-type="float">
            <text:p>0.4470079792</text:p>
          </table:table-cell>
          <table:table-cell table:style-name="ce15" table:formula="of:=+[.$L16]*[.O16]" office:value-type="float" office:value="0.455948138748263" calcext:value-type="float">
            <text:p>0.4559481387</text:p>
          </table:table-cell>
          <table:table-cell table:style-name="ce15" table:formula="of:=+[.$N16]^0.66666*[.$C$36]^0.5/[.$C$22]" office:value-type="float" office:value="1.48132073391833" calcext:value-type="float">
            <text:p>1.4813207339</text:p>
          </table:table-cell>
          <table:table-cell table:style-name="ce15" table:formula="of:=+[.$L16]*[.Q16]" office:value-type="float" office:value="1.5109471485967" calcext:value-type="float">
            <text:p>1.510947148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osses</text:p>
          </table:table-cell>
          <table:table-cell/>
          <table:table-cell table:style-name="ce6" table:formula="of:=SUM([.C18:.C21])" office:value-type="float" office:value="1.5" calcext:value-type="float">
            <text:p>1.5</text:p>
          </table:table-cell>
          <table:table-cell/>
          <table:table-cell table:style-name="ce2"/>
          <table:table-cell table:number-columns-repeated="3"/>
          <table:table-cell table:style-name="ce2" table:formula="of:=+[.I16]+1" office:value-type="float" office:value="3" calcext:value-type="float">
            <text:p>3</text:p>
          </table:table-cell>
          <table:table-cell table:style-name="ce2" table:formula="of:=+[.C$14]/[.L$12]*[.I17]" office:value-type="float" office:value="0.15" calcext:value-type="float">
            <text:p>0.15</text:p>
          </table:table-cell>
          <table:table-cell table:style-name="ce2" table:formula="of:=+IF([.C$15]=0;ACOS(1-2*[.J17]/[.$C$14])*2;0)" office:value-type="float" office:value="0" calcext:value-type="float">
            <text:p>0</text:p>
          </table:table-cell>
          <table:table-cell table:style-name="ce2" table:formula="of:=+IF([.C$15]=0;[.$C$14]^2*([.K17]-SIN([.K17])*COS([.K17]))/8;0.5*[.J17]*(([.$C$24]+[.$C$25])*[.J17]+2*[.C$15]))" office:value-type="float" office:value="1.545" calcext:value-type="float">
            <text:p>1.545</text:p>
          </table:table-cell>
          <table:table-cell table:style-name="ce2" table:formula="of:=+IF([.C$15]=0;[.$C$14]*[.K17]/2;[.C$15]+[.J17]*(([.$C$24]^2+1)^0.5+([.$C$25]^2+1)^0.5))" office:value-type="float" office:value="10.6708203932499" calcext:value-type="float">
            <text:p>10.6708203932</text:p>
          </table:table-cell>
          <table:table-cell table:style-name="ce2" table:formula="of:=+[.L17]/[.M17]" office:value-type="float" office:value="0.144787368080651" calcext:value-type="float">
            <text:p>0.1447873681</text:p>
          </table:table-cell>
          <table:table-cell table:style-name="ce15" table:formula="of:=+[.$N17]^0.66666*[.$C$35]^0.5/[.$C$22]" office:value-type="float" office:value="0.581301511009144" calcext:value-type="float">
            <text:p>0.581301511</text:p>
          </table:table-cell>
          <table:table-cell table:style-name="ce15" table:formula="of:=+[.$L17]*[.O17]" office:value-type="float" office:value="0.898110834509128" calcext:value-type="float">
            <text:p>0.8981108345</text:p>
          </table:table-cell>
          <table:table-cell table:style-name="ce15" table:formula="of:=+[.$N17]^0.66666*[.$C$36]^0.5/[.$C$22]" office:value-type="float" office:value="1.92635035849802" calcext:value-type="float">
            <text:p>1.9263503585</text:p>
          </table:table-cell>
          <table:table-cell table:style-name="ce15" table:formula="of:=+[.$L17]*[.Q17]" office:value-type="float" office:value="2.97621130387944" calcext:value-type="float">
            <text:p>2.976211303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ntrance</text:p>
          </table:table-cell>
          <table:table-cell/>
          <table:table-cell table:style-name="ce4" office:value-type="float" office:value="1.5" calcext:value-type="float">
            <text:p>1.5</text:p>
          </table:table-cell>
          <table:table-cell table:number-columns-repeated="5"/>
          <table:table-cell table:style-name="ce2" table:formula="of:=+[.I17]+1" office:value-type="float" office:value="4" calcext:value-type="float">
            <text:p>4</text:p>
          </table:table-cell>
          <table:table-cell table:style-name="ce2" table:formula="of:=+[.C$14]/[.L$12]*[.I18]" office:value-type="float" office:value="0.2" calcext:value-type="float">
            <text:p>0.2</text:p>
          </table:table-cell>
          <table:table-cell table:style-name="ce2" table:formula="of:=+IF([.C$15]=0;ACOS(1-2*[.J18]/[.$C$14])*2;0)" office:value-type="float" office:value="0" calcext:value-type="float">
            <text:p>0</text:p>
          </table:table-cell>
          <table:table-cell table:style-name="ce2" table:formula="of:=+IF([.C$15]=0;[.$C$14]^2*([.K18]-SIN([.K18])*COS([.K18]))/8;0.5*[.J18]*(([.$C$24]+[.$C$25])*[.J18]+2*[.C$15]))" office:value-type="float" office:value="2.08" calcext:value-type="float">
            <text:p>2.08</text:p>
          </table:table-cell>
          <table:table-cell table:style-name="ce2" table:formula="of:=+IF([.C$15]=0;[.$C$14]*[.K18]/2;[.C$15]+[.J18]*(([.$C$24]^2+1)^0.5+([.$C$25]^2+1)^0.5))" office:value-type="float" office:value="10.8944271909999" calcext:value-type="float">
            <text:p>10.894427191</text:p>
          </table:table-cell>
          <table:table-cell table:style-name="ce2" table:formula="of:=+[.L18]/[.M18]" office:value-type="float" office:value="0.190923300833873" calcext:value-type="float">
            <text:p>0.1909233008</text:p>
          </table:table-cell>
          <table:table-cell table:style-name="ce15" table:formula="of:=+[.$N18]^0.66666*[.$C$35]^0.5/[.$C$22]" office:value-type="float" office:value="0.699014457166258" calcext:value-type="float">
            <text:p>0.6990144572</text:p>
          </table:table-cell>
          <table:table-cell table:style-name="ce15" table:formula="of:=+[.$L18]*[.O18]" office:value-type="float" office:value="1.45395007090582" calcext:value-type="float">
            <text:p>1.4539500709</text:p>
          </table:table-cell>
          <table:table-cell table:style-name="ce15" table:formula="of:=+[.$N18]^0.66666*[.$C$36]^0.5/[.$C$22]" office:value-type="float" office:value="2.31643428522988" calcext:value-type="float">
            <text:p>2.3164342852</text:p>
          </table:table-cell>
          <table:table-cell table:style-name="ce15" table:formula="of:=+[.$L18]*[.Q18]" office:value-type="float" office:value="4.81818331327816" calcext:value-type="float">
            <text:p>4.81818331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xit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table:style-name="ce2" table:formula="of:=+[.I18]+1" office:value-type="float" office:value="5" calcext:value-type="float">
            <text:p>5</text:p>
          </table:table-cell>
          <table:table-cell table:style-name="ce2" table:formula="of:=+[.C$14]/[.L$12]*[.I19]" office:value-type="float" office:value="0.25" calcext:value-type="float">
            <text:p>0.25</text:p>
          </table:table-cell>
          <table:table-cell table:style-name="ce2" table:formula="of:=+IF([.C$15]=0;ACOS(1-2*[.J19]/[.$C$14])*2;0)" office:value-type="float" office:value="0" calcext:value-type="float">
            <text:p>0</text:p>
          </table:table-cell>
          <table:table-cell table:style-name="ce2" table:formula="of:=+IF([.C$15]=0;[.$C$14]^2*([.K19]-SIN([.K19])*COS([.K19]))/8;0.5*[.J19]*(([.$C$24]+[.$C$25])*[.J19]+2*[.C$15]))" office:value-type="float" office:value="2.625" calcext:value-type="float">
            <text:p>2.625</text:p>
          </table:table-cell>
          <table:table-cell table:style-name="ce2" table:formula="of:=+IF([.C$15]=0;[.$C$14]*[.K19]/2;[.C$15]+[.J19]*(([.$C$24]^2+1)^0.5+([.$C$25]^2+1)^0.5))" office:value-type="float" office:value="11.1180339887499" calcext:value-type="float">
            <text:p>11.1180339887</text:p>
          </table:table-cell>
          <table:table-cell table:style-name="ce2" table:formula="of:=+[.L19]/[.M19]" office:value-type="float" office:value="0.236102893969939" calcext:value-type="float">
            <text:p>0.236102894</text:p>
          </table:table-cell>
          <table:table-cell table:style-name="ce15" table:formula="of:=+[.$N19]^0.66666*[.$C$35]^0.5/[.$C$22]" office:value-type="float" office:value="0.805342206962191" calcext:value-type="float">
            <text:p>0.805342207</text:p>
          </table:table-cell>
          <table:table-cell table:style-name="ce15" table:formula="of:=+[.$L19]*[.O19]" office:value-type="float" office:value="2.11402329327575" calcext:value-type="float">
            <text:p>2.1140232933</text:p>
          </table:table-cell>
          <table:table-cell table:style-name="ce15" table:formula="of:=+[.$N19]^0.66666*[.$C$36]^0.5/[.$C$22]" office:value-type="float" office:value="2.6687892938761" calcext:value-type="float">
            <text:p>2.6687892939</text:p>
          </table:table-cell>
          <table:table-cell table:style-name="ce15" table:formula="of:=+[.$L19]*[.Q19]" office:value-type="float" office:value="7.00557189642475" calcext:value-type="float">
            <text:p>7.00557189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nd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w</text:p>
          </table:table-cell>
          <table:table-cell table:style-name="ce2" table:formula="of:=+[.I19]+1" office:value-type="float" office:value="6" calcext:value-type="float">
            <text:p>6</text:p>
          </table:table-cell>
          <table:table-cell table:style-name="ce2" table:formula="of:=+[.C$14]/[.L$12]*[.I20]" office:value-type="float" office:value="0.3" calcext:value-type="float">
            <text:p>0.3</text:p>
          </table:table-cell>
          <table:table-cell table:style-name="ce2" table:formula="of:=+IF([.C$15]=0;ACOS(1-2*[.J20]/[.$C$14])*2;0)" office:value-type="float" office:value="0" calcext:value-type="float">
            <text:p>0</text:p>
          </table:table-cell>
          <table:table-cell table:style-name="ce2" table:formula="of:=+IF([.C$15]=0;[.$C$14]^2*([.K20]-SIN([.K20])*COS([.K20]))/8;0.5*[.J20]*(([.$C$24]+[.$C$25])*[.J20]+2*[.C$15]))" office:value-type="float" office:value="3.18" calcext:value-type="float">
            <text:p>3.18</text:p>
          </table:table-cell>
          <table:table-cell table:style-name="ce2" table:formula="of:=+IF([.C$15]=0;[.$C$14]*[.K20]/2;[.C$15]+[.J20]*(([.$C$24]^2+1)^0.5+([.$C$25]^2+1)^0.5))" office:value-type="float" office:value="11.3416407864999" calcext:value-type="float">
            <text:p>11.3416407865</text:p>
          </table:table-cell>
          <table:table-cell table:style-name="ce2" table:formula="of:=+[.L20]/[.M20]" office:value-type="float" office:value="0.280382711801735" calcext:value-type="float">
            <text:p>0.2803827118</text:p>
          </table:table-cell>
          <table:table-cell table:style-name="ce15" table:formula="of:=+[.$N20]^0.66666*[.$C$35]^0.5/[.$C$22]" office:value-type="float" office:value="0.903122323078047" calcext:value-type="float">
            <text:p>0.9031223231</text:p>
          </table:table-cell>
          <table:table-cell table:style-name="ce15" table:formula="of:=+[.$L20]*[.O20]" office:value-type="float" office:value="2.87192898738819" calcext:value-type="float">
            <text:p>2.8719289874</text:p>
          </table:table-cell>
          <table:table-cell table:style-name="ce15" table:formula="of:=+[.$N20]^0.66666*[.$C$36]^0.5/[.$C$22]" office:value-type="float" office:value="2.99281866274315" calcext:value-type="float">
            <text:p>2.9928186627</text:p>
          </table:table-cell>
          <table:table-cell table:style-name="ce15" table:formula="of:=+[.$L20]*[.Q20]" office:value-type="float" office:value="9.51716334752321" calcext:value-type="float">
            <text:p>9.517163347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pecial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UNSUB</text:p>
          </table:table-cell>
          <table:table-cell table:style-name="ce3" office:value-type="float" office:value="1.7" calcext:value-type="float">
            <text:p>1.7</text:p>
          </table:table-cell>
          <table:table-cell table:style-name="ce3" table:formula="of:=+IF([.C15]=0;0.87;1)" office:value-type="float" office:value="1" calcext:value-type="float">
            <text:p>1</text:p>
          </table:table-cell>
          <table:table-cell table:style-name="ce3" table:formula="of:=+IF([.C15]=0;1.63;1.5)" office:value-type="float" office:value="1.5" calcext:value-type="float">
            <text:p>1.5</text:p>
          </table:table-cell>
          <table:table-cell table:style-name="ce2" table:formula="of:=+[.I20]+1" office:value-type="float" office:value="7" calcext:value-type="float">
            <text:p>7</text:p>
          </table:table-cell>
          <table:table-cell table:style-name="ce2" table:formula="of:=+[.C$14]/[.L$12]*[.I21]" office:value-type="float" office:value="0.35" calcext:value-type="float">
            <text:p>0.35</text:p>
          </table:table-cell>
          <table:table-cell table:style-name="ce2" table:formula="of:=+IF([.C$15]=0;ACOS(1-2*[.J21]/[.$C$14])*2;0)" office:value-type="float" office:value="0" calcext:value-type="float">
            <text:p>0</text:p>
          </table:table-cell>
          <table:table-cell table:style-name="ce2" table:formula="of:=+IF([.C$15]=0;[.$C$14]^2*([.K21]-SIN([.K21])*COS([.K21]))/8;0.5*[.J21]*(([.$C$24]+[.$C$25])*[.J21]+2*[.C$15]))" office:value-type="float" office:value="3.745" calcext:value-type="float">
            <text:p>3.745</text:p>
          </table:table-cell>
          <table:table-cell table:style-name="ce2" table:formula="of:=+IF([.C$15]=0;[.$C$14]*[.K21]/2;[.C$15]+[.J21]*(([.$C$24]^2+1)^0.5+([.$C$25]^2+1)^0.5))" office:value-type="float" office:value="11.5652475842499" calcext:value-type="float">
            <text:p>11.5652475842</text:p>
          </table:table-cell>
          <table:table-cell table:style-name="ce2" table:formula="of:=+[.L21]/[.M21]" office:value-type="float" office:value="0.3238149441003" calcext:value-type="float">
            <text:p>0.3238149441</text:p>
          </table:table-cell>
          <table:table-cell table:style-name="ce15" table:formula="of:=+[.$N21]^0.66666*[.$C$35]^0.5/[.$C$22]" office:value-type="float" office:value="0.994130192940309" calcext:value-type="float">
            <text:p>0.9941301929</text:p>
          </table:table-cell>
          <table:table-cell table:style-name="ce15" table:formula="of:=+[.$L21]*[.O21]" office:value-type="float" office:value="3.72301757256146" calcext:value-type="float">
            <text:p>3.7230175726</text:p>
          </table:table-cell>
          <table:table-cell table:style-name="ce15" table:formula="of:=+[.$N21]^0.66666*[.$C$36]^0.5/[.$C$22]" office:value-type="float" office:value="3.2944057727284" calcext:value-type="float">
            <text:p>3.2944057727</text:p>
          </table:table-cell>
          <table:table-cell table:style-name="ce15" table:formula="of:=+[.$L21]*[.Q21]" office:value-type="float" office:value="12.3375496188679" calcext:value-type="float">
            <text:p>12.337549618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nnings n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/>
          <table:table-cell table:style-name="ce2" office:value-type="string" calcext:value-type="string">
            <text:p>SUB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2" table:formula="of:=+[.I21]+1" office:value-type="float" office:value="8" calcext:value-type="float">
            <text:p>8</text:p>
          </table:table-cell>
          <table:table-cell table:style-name="ce2" table:formula="of:=+[.C$14]/[.L$12]*[.I22]" office:value-type="float" office:value="0.4" calcext:value-type="float">
            <text:p>0.4</text:p>
          </table:table-cell>
          <table:table-cell table:style-name="ce2" table:formula="of:=+IF([.C$15]=0;ACOS(1-2*[.J22]/[.$C$14])*2;0)" office:value-type="float" office:value="0" calcext:value-type="float">
            <text:p>0</text:p>
          </table:table-cell>
          <table:table-cell table:style-name="ce2" table:formula="of:=+IF([.C$15]=0;[.$C$14]^2*([.K22]-SIN([.K22])*COS([.K22]))/8;0.5*[.J22]*(([.$C$24]+[.$C$25])*[.J22]+2*[.C$15]))" office:value-type="float" office:value="4.32" calcext:value-type="float">
            <text:p>4.32</text:p>
          </table:table-cell>
          <table:table-cell table:style-name="ce2" table:formula="of:=+IF([.C$15]=0;[.$C$14]*[.K22]/2;[.C$15]+[.J22]*(([.$C$24]^2+1)^0.5+([.$C$25]^2+1)^0.5))" office:value-type="float" office:value="11.7888543819998" calcext:value-type="float">
            <text:p>11.788854382</text:p>
          </table:table-cell>
          <table:table-cell table:style-name="ce2" table:formula="of:=+[.L22]/[.M22]" office:value-type="float" office:value="0.366447820968603" calcext:value-type="float">
            <text:p>0.366447821</text:p>
          </table:table-cell>
          <table:table-cell table:style-name="ce15" table:formula="of:=+[.$N22]^0.66666*[.$C$35]^0.5/[.$C$22]" office:value-type="float" office:value="1.07957564045213" calcext:value-type="float">
            <text:p>1.0795756405</text:p>
          </table:table-cell>
          <table:table-cell table:style-name="ce15" table:formula="of:=+[.$L22]*[.O22]" office:value-type="float" office:value="4.6637667667532" calcext:value-type="float">
            <text:p>4.6637667668</text:p>
          </table:table-cell>
          <table:table-cell table:style-name="ce15" table:formula="of:=+[.$N22]^0.66666*[.$C$36]^0.5/[.$C$22]" office:value-type="float" office:value="3.57755980781886" calcext:value-type="float">
            <text:p>3.5775598078</text:p>
          </table:table-cell>
          <table:table-cell table:style-name="ce15" table:formula="of:=+[.$L22]*[.Q22]" office:value-type="float" office:value="15.4550583697775" calcext:value-type="float">
            <text:p>15.455058369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ulvert Slope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number-columns-repeated="5"/>
          <table:table-cell table:style-name="ce2" table:formula="of:=+[.I22]+1" office:value-type="float" office:value="9" calcext:value-type="float">
            <text:p>9</text:p>
          </table:table-cell>
          <table:table-cell table:style-name="ce2" table:formula="of:=+[.C$14]/[.L$12]*[.I23]" office:value-type="float" office:value="0.45" calcext:value-type="float">
            <text:p>0.45</text:p>
          </table:table-cell>
          <table:table-cell table:style-name="ce2" table:formula="of:=+IF([.C$15]=0;ACOS(1-2*[.J23]/[.$C$14])*2;0)" office:value-type="float" office:value="0" calcext:value-type="float">
            <text:p>0</text:p>
          </table:table-cell>
          <table:table-cell table:style-name="ce2" table:formula="of:=+IF([.C$15]=0;[.$C$14]^2*([.K23]-SIN([.K23])*COS([.K23]))/8;0.5*[.J23]*(([.$C$24]+[.$C$25])*[.J23]+2*[.C$15]))" office:value-type="float" office:value="4.905" calcext:value-type="float">
            <text:p>4.905</text:p>
          </table:table-cell>
          <table:table-cell table:style-name="ce2" table:formula="of:=+IF([.C$15]=0;[.$C$14]*[.K23]/2;[.C$15]+[.J23]*(([.$C$24]^2+1)^0.5+([.$C$25]^2+1)^0.5))" office:value-type="float" office:value="12.0124611797498" calcext:value-type="float">
            <text:p>12.0124611797</text:p>
          </table:table-cell>
          <table:table-cell table:style-name="ce2" table:formula="of:=+[.L23]/[.M23]" office:value-type="float" office:value="0.408325981379126" calcext:value-type="float">
            <text:p>0.4083259814</text:p>
          </table:table-cell>
          <table:table-cell table:style-name="ce15" table:formula="of:=+[.$N23]^0.66666*[.$C$35]^0.5/[.$C$22]" office:value-type="float" office:value="1.16033308936684" calcext:value-type="float">
            <text:p>1.1603330894</text:p>
          </table:table-cell>
          <table:table-cell table:style-name="ce15" table:formula="of:=+[.$L23]*[.O23]" office:value-type="float" office:value="5.69143380334433" calcext:value-type="float">
            <text:p>5.6914338033</text:p>
          </table:table-cell>
          <table:table-cell table:style-name="ce15" table:formula="of:=+[.$N23]^0.66666*[.$C$36]^0.5/[.$C$22]" office:value-type="float" office:value="3.84517848370732" calcext:value-type="float">
            <text:p>3.8451784837</text:p>
          </table:table-cell>
          <table:table-cell table:style-name="ce15" table:formula="of:=+[.$L23]*[.Q23]" office:value-type="float" office:value="18.8606004625844" calcext:value-type="float">
            <text:p>18.86060046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1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  <table:table-cell table:style-name="ce2" table:formula="of:=+[.I23]+1" office:value-type="float" office:value="10" calcext:value-type="float">
            <text:p>10</text:p>
          </table:table-cell>
          <table:table-cell table:style-name="ce2" table:formula="of:=+[.C$14]/[.L$12]*[.I24]" office:value-type="float" office:value="0.5" calcext:value-type="float">
            <text:p>0.5</text:p>
          </table:table-cell>
          <table:table-cell table:style-name="ce2" table:formula="of:=+IF([.C$15]=0;ACOS(1-2*[.J24]/[.$C$14])*2;0)" office:value-type="float" office:value="0" calcext:value-type="float">
            <text:p>0</text:p>
          </table:table-cell>
          <table:table-cell table:style-name="ce2" table:formula="of:=+IF([.C$15]=0;[.$C$14]^2*([.K24]-SIN([.K24])*COS([.K24]))/8;0.5*[.J24]*(([.$C$24]+[.$C$25])*[.J24]+2*[.C$15]))" office:value-type="float" office:value="5.5" calcext:value-type="float">
            <text:p>5.5</text:p>
          </table:table-cell>
          <table:table-cell table:style-name="ce2" table:formula="of:=+IF([.C$15]=0;[.$C$14]*[.K24]/2;[.C$15]+[.J24]*(([.$C$24]^2+1)^0.5+([.$C$25]^2+1)^0.5)+[.C$15])" office:value-type="float" office:value="22.2360679774998" calcext:value-type="float">
            <text:p>22.2360679775</text:p>
          </table:table-cell>
          <table:table-cell table:style-name="ce2" table:formula="of:=+[.L24]/[.M24]" office:value-type="float" office:value="0.247345888920889" calcext:value-type="float">
            <text:p>0.2473458889</text:p>
          </table:table-cell>
          <table:table-cell table:style-name="ce15" table:formula="of:=+[.$N24]^0.66666*[.$C$35]^0.5/[.$C$22]" office:value-type="float" office:value="0.830709639235313" calcext:value-type="float">
            <text:p>0.8307096392</text:p>
          </table:table-cell>
          <table:table-cell table:style-name="ce15" table:formula="of:=+[.$L24]*[.O24]" office:value-type="float" office:value="4.56890301579422" calcext:value-type="float">
            <text:p>4.5689030158</text:p>
          </table:table-cell>
          <table:table-cell table:style-name="ce15" table:formula="of:=+[.$N24]^0.66666*[.$C$36]^0.5/[.$C$22]" office:value-type="float" office:value="2.75285334898008" calcext:value-type="float">
            <text:p>2.752853349</text:p>
          </table:table-cell>
          <table:table-cell table:style-name="ce15" table:formula="of:=+[.$L24]*[.Q24]" office:value-type="float" office:value="15.1406934193905" calcext:value-type="float">
            <text:p>15.14069341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2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ravity</text:p>
          </table:table-cell>
          <table:table-cell/>
          <table:table-cell table:style-name="ce2" office:value-type="float" office:value="9.81" calcext:value-type="float">
            <text:p>9.81</text:p>
          </table:table-cell>
          <table:table-cell/>
          <table:table-cell table:style-name="ce10" office:value-type="string" calcext:value-type="string">
            <text:p>CULVERT:</text:p>
          </table:table-cell>
          <table:table-cell table:style-name="ce10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UnSub:SUB Ratio</text:p>
          </table:table-cell>
          <table:table-cell/>
          <table:table-cell table:style-name="ce6" table:formula="of:=+IF([.C15]=0;1.2;1.35)" office:value-type="float" office:value="1.35" calcext:value-type="float">
            <text:p>1.35</text:p>
          </table:table-cell>
          <table:table-cell table:style-name="ce2"/>
          <table:table-cell table:style-name="ce10" office:value-type="string" calcext:value-type="string">
            <text:p>Q</text:p>
          </table:table-cell>
          <table:table-cell table:style-name="ce12" table:formula="of:=+[.E56]" office:value-type="float" office:value="9.17524835649499" calcext:value-type="float">
            <text:p>9.175</text:p>
          </table:table-cell>
          <table:table-cell table:number-columns-repeated="3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CALCULATIONS:</text:p>
          </table:table-cell>
          <table:table-cell table:number-columns-repeated="3"/>
          <table:table-cell table:style-name="ce10" office:value-type="string" calcext:value-type="string">
            <text:p>v</text:p>
          </table:table-cell>
          <table:table-cell table:style-name="ce12" table:formula="of:=+[.C49]" office:value-type="float" office:value="1.16519853896945" calcext:value-type="float">
            <text:p>1.165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SPEC_E (Headwater)</text:p>
          </table:table-cell>
          <table:table-cell/>
          <table:table-cell table:style-name="ce9" table:formula="of:=+[.F12]-[.C8]" office:value-type="float" office:value="0.759852191641183" calcext:value-type="float">
            <text:p>0.7598521916</text:p>
          </table:table-cell>
          <table:table-cell table:style-name="ce2" office:value-type="string" calcext:value-type="string">
            <text:p>m</text:p>
          </table:table-cell>
          <table:table-cell table:style-name="ce10" office:value-type="string" calcext:value-type="string">
            <text:p>d</text:p>
          </table:table-cell>
          <table:table-cell table:style-name="ce12" table:formula="of:=+[.E43]" office:value-type="float" office:value="0.691739941466104" calcext:value-type="float">
            <text:p>0.692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Hw/D</text:p>
          </table:table-cell>
          <table:table-cell/>
          <table:table-cell table:style-name="ce9" table:formula="of:=+[.C30]/[.C14]" office:value-type="float" office:value="0.253284063880394" calcext:value-type="float">
            <text:p>0.2532840639</text:p>
          </table:table-cell>
          <table:table-cell table:style-name="ce2" table:formula="of:=+IF([.C31]&gt;[.C28];&quot;SUBMERGED&quot;;&quot;UNSUBMERGED&quot;)" office:value-type="string" office:string-value="UNSUBMERGED" calcext:value-type="string">
            <text:p>UNSUBMERGED</text:p>
          </table:table-cell>
          <table:table-cell/>
          <table:table-cell table:style-name="ce13" table:formula="of:=+[.B56]" office:value-type="string" office:string-value="NOTFULLOUTLET CTRL" calcext:value-type="string">
            <text:p>NOTFULLOUTLET CTRL</text:p>
          </table:table-cell>
          <table:table-cell/>
          <table:table-cell table:style-name="ce2" table:formula="of:=+[.E43]" office:value-type="float" office:value="0.691739941466104" calcext:value-type="float">
            <text:p>0.6917399415</text:p>
          </table:table-cell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Delta E</text:p>
          </table:table-cell>
          <table:table-cell/>
          <table:table-cell table:style-name="ce9" table:formula="of:=+[.F10]-[.F11]" office:value-type="float" office:value="0.109816513761468" calcext:value-type="float">
            <text:p>0.1098165138</text:p>
          </table:table-cell>
          <table:table-cell table:style-name="ce2" office:value-type="string" calcext:value-type="string">
            <text:p>m</text:p>
          </table:table-cell>
          <table:table-cell table:number-columns-repeated="4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Sum Losses (Ks)</text:p>
          </table:table-cell>
          <table:table-cell/>
          <table:table-cell table:style-name="ce9" table:formula="of:=+[.C18]+[.C19]+[.C20]+[.C21]" office:value-type="float" office:value="1.5" calcext:value-type="float">
            <text:p>1.5</text:p>
          </table:table-cell>
          <table:table-cell table:number-columns-repeated="5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Full Culvert Area</text:p>
          </table:table-cell>
          <table:table-cell/>
          <table:table-cell table:style-name="ce9" table:formula="of:=+IF([.C15]=0;PI()*[.C14]^2/4;[.C14]*[.C15])" office:value-type="float" office:value="30" calcext:value-type="float">
            <text:p>30</text:p>
          </table:table-cell>
          <table:table-cell table:style-name="ce2" office:value-type="string" calcext:value-type="string">
            <text:p>m2</text:p>
          </table:table-cell>
          <table:table-cell table:number-columns-repeated="4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Pipe Slope</text:p>
          </table:table-cell>
          <table:table-cell/>
          <table:table-cell table:style-name="ce2" table:formula="of:=+([.C8]-[.C11])/[.C16]" office:value-type="float" office:value="0.001" calcext:value-type="float">
            <text:p>0.001</text:p>
          </table:table-cell>
          <table:table-cell table:style-name="ce2" office:value-type="string" calcext:value-type="string">
            <text:p>m/m</text:p>
          </table:table-cell>
          <table:table-cell table:number-columns-repeated="4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Energy Sl</text:p>
          </table:table-cell>
          <table:table-cell/>
          <table:table-cell table:style-name="ce2" table:formula="of:=+([.F12]-[.F13])/[.C16]" office:value-type="float" office:value="0.0109816513761468" calcext:value-type="float">
            <text:p>0.0109816514</text:p>
          </table:table-cell>
          <table:table-cell table:style-name="ce2" office:value-type="string" calcext:value-type="string">
            <text:p>m/m</text:p>
          </table:table-cell>
          <table:table-cell table:number-columns-repeated="4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3" office:value-type="string" calcext:value-type="string">
            <text:p>INLET CONTROL FLOW ESTIMATE:</text:p>
          </table:table-cell>
          <table:table-cell table:number-columns-repeated="7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Unsubmerged</text:p>
          </table:table-cell>
          <table:table-cell/>
          <table:table-cell table:style-name="ce2" table:formula="of:=[.$F$21]*((2*[.$C$15]+[.$C$14]*([.$C$24]+[.$C$25]))/2)*[.$C$30]^[.$H$21]" office:value-type="float" office:value="18.0161747091362" calcext:value-type="float">
            <text:p>18.0161747091</text:p>
          </table:table-cell>
          <table:table-cell table:style-name="ce2" office:value-type="string" calcext:value-type="string">
            <text:p>m3/s</text:p>
          </table:table-cell>
          <table:table-cell table:number-columns-repeated="4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Submerged</text:p>
          </table:table-cell>
          <table:table-cell/>
          <table:table-cell table:style-name="ce2" table:formula="of:=IF([.C15]&gt;0;[.$F$22]*[.C27]^0.5*(0.5*[.C14]*(2*[.C15]+[.C14]*([.C24]+[.C25])))*[.C30]^[.$H$22];[.F22]*[.C27]^0.5*[.C14]^[.G22]*[.C30]^[.H22])" office:value-type="float" office:value="104.840790840207" calcext:value-type="float">
            <text:p>104.8407908402</text:p>
          </table:table-cell>
          <table:table-cell table:style-name="ce2" office:value-type="string" calcext:value-type="string">
            <text:p>m3/s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heck</text:p>
          </table:table-cell>
          <table:table-cell/>
          <table:table-cell table:style-name="ce2" table:formula="of:=+IF([.C31]&gt;1.35;&quot;Sub&quot;;&quot;UnSub&quot;)" office:value-type="string" office:string-value="UnSub" calcext:value-type="string">
            <text:p>UnSub</text:p>
          </table:table-cell>
          <table:table-cell table:style-name="ce1" table:formula="of:=+MIN([.C38:.C39])" office:value-type="float" office:value="18.0161747091362" calcext:value-type="float">
            <text:p>18.0161747091</text:p>
          </table:table-cell>
          <table:table-cell table:style-name="ce2" office:value-type="string" calcext:value-type="string">
            <text:p>m3/s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OUTLET CONTROL FLOW ESTIMATE</text:p>
          </table:table-cell>
          <table:table-cell table:number-columns-repeated="7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Estimate Flow q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2" table:formula="of:=+IF([.C42]&gt;[.D40];[.C42];[.D40])" office:value-type="float" office:value="18.0161747091362" calcext:value-type="float">
            <text:p>18.0161747091</text:p>
          </table:table-cell>
          <table:table-cell/>
          <table:table-cell office:value-type="string" calcext:value-type="string">
            <text:p>Twinside</text:p>
          </table:table-cell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Est. Critical Depth</text:p>
          </table:table-cell>
          <table:table-cell/>
          <table:table-cell table:style-name="ce2" table:formula="of:=0.4672*([.D42]/[.C15])^0.66666" office:value-type="float" office:value="0.691739941466104" calcext:value-type="float">
            <text:p>0.6917399415</text:p>
          </table:table-cell>
          <table:table-cell table:style-name="ce2" office:value-type="string" calcext:value-type="string">
            <text:p>Adopted</text:p>
          </table:table-cell>
          <table:table-cell table:style-name="ce2" table:formula="of:=+IF([.C12]&gt;[.C14];[.C14];IF([.C43]&gt;[.C14];[.C14];([.C43])))" office:value-type="float" office:value="0.691739941466104" calcext:value-type="float">
            <text:p>0.6917399415</text:p>
          </table:table-cell>
          <table:table-cell table:formula="of:=+[.C11]+[.E43]" office:value-type="float" office:value="0.681739941466104" calcext:value-type="float">
            <text:p>0.6817399415</text:p>
          </table:table-cell>
          <table:table-cell table:style-name="ce2" office:value-type="string" calcext:value-type="string">
            <text:p>m AHD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/>
          <table:table-cell/>
          <table:table-cell table:style-name="ce2" table:formula="of:=+IF([.E43]&lt;[.C14];&quot;NOTFULL&quot;;&quot;FULL&quot;)" office:value-type="string" office:string-value="NOTFULL" calcext:value-type="string">
            <text:p>NOTFULL</text:p>
          </table:table-cell>
          <table:table-cell table:number-columns-repeated="1021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Area</text:p>
          </table:table-cell>
          <table:table-cell table:style-name="ce2" table:formula="of:=0.5*[.E43]*(([.$C$24]+[.$C$25])*[.E43]+2*[.C$15])" office:value-type="float" office:value="7.8744077079001" calcext:value-type="float">
            <text:p>7.8744077079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erimeter</text:p>
          </table:table-cell>
          <table:table-cell table:style-name="ce2" table:formula="of:=+IF([.E43]=[.C14];[.C$15]+[.E43]*(([.$C$24]^2+1)^0.5+([.$C$25]^2+1)^0.5)+[.C$15];[.C$15]+[.E43]*(([.$C$24]^2+1)^0.5+([.$C$25]^2+1)^0.5))" office:value-type="float" office:value="13.0935550637399" calcext:value-type="float">
            <text:p>13.093555063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yd Rad</text:p>
          </table:table-cell>
          <table:table-cell table:style-name="ce2" table:formula="of:=+[.C46]/[.C47]" office:value-type="float" office:value="0.601395699606961" calcext:value-type="float">
            <text:p>0.6013956996</text:p>
          </table:table-cell>
          <table:table-cell table:number-columns-repeated="2"/>
          <table:table-cell office:value-type="string" calcext:value-type="string">
            <text:p>K Losses</text:p>
          </table:table-cell>
          <table:table-cell table:style-name="ce2" office:value-type="string" calcext:value-type="string">
            <text:p>Fric Loss</text:p>
          </table:table-cell>
          <table:table-cell table:style-name="ce2" office:value-type="string" calcext:value-type="string">
            <text:p>Fric Slo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locity Est</text:p>
          </table:table-cell>
          <table:table-cell/>
          <table:table-cell table:style-name="ce2" table:formula="of:=+SQRT([.$C32]/(([.$C33]/(2*[.$C27]))+([.$C22]^2*[.$C16]/[.$C48]^1.333333)))" office:value-type="float" office:value="1.16519853896945" calcext:value-type="float">
            <text:p>1.165198539</text:p>
          </table:table-cell>
          <table:table-cell table:style-name="ce2" table:formula="of:=+(([.$C33]/(2*[.$C27]))+([.$C22]^2*[.$C16]/[.$C48]^1.333333))" office:value-type="float" office:value="0.0808849627211583" calcext:value-type="float">
            <text:p>0.0808849627</text:p>
          </table:table-cell>
          <table:table-cell/>
          <table:table-cell table:formula="of:=+[.C33]*[.C49]^2/2/[.C27]" office:value-type="float" office:value="0.103798748869766" calcext:value-type="float">
            <text:p>0.1037987489</text:p>
          </table:table-cell>
          <table:table-cell table:style-name="ce2" table:formula="of:=+[.C32]-[.F49]" office:value-type="float" office:value="0.00601776489170143" calcext:value-type="float">
            <text:p>0.0060177649</text:p>
          </table:table-cell>
          <table:table-cell table:style-name="ce2" table:formula="of:=+[.G49]/[.C16]" office:value-type="float" office:value="0.000601776489170143" calcext:value-type="float">
            <text:p>0.000601776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lc. Q</text:p>
          </table:table-cell>
          <table:table-cell/>
          <table:table-cell table:style-name="ce1" table:formula="of:=+[.C49]*[.C46]" office:value-type="float" office:value="9.17524835649499" calcext:value-type="float">
            <text:p>9.1752483565</text:p>
          </table:table-cell>
          <table:table-cell table:style-name="ce2" office:value-type="string" calcext:value-type="string">
            <text:p>m3/s</text:p>
          </table:table-cell>
          <table:table-cell table:style-name="ce2" table:formula="of:=+IF([.C50]&gt;[.D40];&quot;INLET CTRL&quot;;&quot;OUTLET CTRL&quot;)" office:value-type="string" office:string-value="OUTLET CTRL" calcext:value-type="string">
            <text:p>OUTLET CTR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+IF([.C50]&gt;[.D40];[.C40];[.C44])" office:value-type="string" office:string-value="NOTFULL" calcext:value-type="string">
            <text:p>NOTF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erage Depth</text:p>
          </table:table-cell>
          <table:table-cell/>
          <table:table-cell table:style-name="ce2" table:formula="of:=+([.C9]+[.C12])/2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ea</text:p>
          </table:table-cell>
          <table:table-cell table:style-name="ce2" table:formula="of:=+[.C15]*[.C52]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OPED FLOW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lvert is</text:p>
          </table:table-cell>
          <table:table-cell table:style-name="ce1" table:formula="of:=+CONCATENATE([.E51];[.E50])" office:value-type="string" office:string-value="NOTFULLOUTLET CTRL" calcext:value-type="string">
            <text:p>NOTFULLOUTLET CTRL</text:p>
          </table:table-cell>
          <table:table-cell table:number-columns-repeated="2"/>
          <table:table-cell table:style-name="ce11" table:formula="of:=+IF([.C50]&gt;[.D40];[.D40];[.C50])" office:value-type="float" office:value="9.17524835649499" calcext:value-type="float">
            <text:p>9.1752483565</text:p>
          </table:table-cell>
          <table:table-cell office:value-type="string" calcext:value-type="string">
            <text:p>m3/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Velocity</text:p>
          </table:table-cell>
          <table:table-cell office:value-type="string" calcext:value-type="string">
            <text:p>Depth</text:p>
          </table:table-cell>
          <table:table-cell table:style-name="ce2" office:value-type="string" calcext:value-type="string">
            <text:p>Frou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d on the PIPE SLOPE</text:p>
          </table:table-cell>
          <table:table-cell table:number-columns-repeated="2"/>
          <table:table-cell table:style-name="ce2" table:formula="of:=+[.C35]" office:value-type="float" office:value="0.001" calcext:value-type="float">
            <text:p>0.001</text:p>
          </table:table-cell>
          <table:table-cell table:style-name="ce2" table:formula="of:=+LOOKUP([.E56];[.R15:.R24];[.Q15:.Q24])" office:value-type="float" office:value="2.6687892938761" calcext:value-type="float">
            <text:p>2.6687892939</text:p>
          </table:table-cell>
          <table:table-cell table:formula="of:=+LOOKUP([.E56];[.R15:.R24];[.J15:.J24])" office:value-type="float" office:value="0.25" calcext:value-type="float">
            <text:p>0.25</text:p>
          </table:table-cell>
          <table:table-cell table:style-name="ce2" table:formula="of:=+[.E58]^2*[.C$15]/([.C$27]*[.F58]*[.C$15])" office:value-type="float" office:value="2.9041534332753" calcext:value-type="float">
            <text:p>2.90415343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d on the ENERGY Slope</text:p>
          </table:table-cell>
          <table:table-cell table:number-columns-repeated="2"/>
          <table:table-cell table:style-name="ce2" table:formula="of:=+[.C36]" office:value-type="float" office:value="0.0109816513761468" calcext:value-type="float">
            <text:p>0.0109816514</text:p>
          </table:table-cell>
          <table:table-cell table:style-name="ce2" table:formula="of:=+LOOKUP([.E56];[.P15:.P24];[.O15:.O24])" office:value-type="float" office:value="0.830709639235313" calcext:value-type="float">
            <text:p>0.8307096392</text:p>
          </table:table-cell>
          <table:table-cell table:formula="of:=+LOOKUP([.E56];[.P15:.P24];[.J15:.J24])" office:value-type="float" office:value="0.5" calcext:value-type="float">
            <text:p>0.5</text:p>
          </table:table-cell>
          <table:table-cell table:style-name="ce2" table:formula="of:=+[.E59]^2*[.C$15]/([.C$27]*[.F59]*[.C$15])" office:value-type="float" office:value="0.14068878791406" calcext:value-type="float">
            <text:p>0.14068878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ll Pipe Velocity</text:p>
          </table:table-cell>
          <table:table-cell table:number-columns-repeated="3"/>
          <table:table-cell table:style-name="ce2" table:formula="of:=+[.E56]/[.C34]" office:value-type="float" office:value="0.305841611883166" calcext:value-type="float">
            <text:p>0.3058416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 Full Crit Depth</text:p>
          </table:table-cell>
          <table:table-cell table:number-columns-repeated="3"/>
          <table:table-cell table:style-name="ce2" table:formula="of:=+[.E56]/[.C46]" office:value-type="float" office:value="1.16519853896945" calcext:value-type="float">
            <text:p>1.165198539</text:p>
          </table:table-cell>
          <table:table-cell table:formula="of:=+[.E43]" office:value-type="float" office:value="0.691739941466104" calcext:value-type="float">
            <text:p>0.6917399415</text:p>
          </table:table-cell>
          <table:table-cell table:style-name="ce2" table:formula="of:=+[.E61]^2*[.C$15]/([.C$27]*[.F61]*[.C$15])" office:value-type="float" office:value="0.200072778120963" calcext:value-type="float">
            <text:p>0.20007277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erage Depth</text:p>
          </table:table-cell>
          <table:table-cell table:number-columns-repeated="3"/>
          <table:table-cell table:style-name="ce2" table:formula="of:=+[.C50]/[.C53]" office:value-type="float" office:value="1.7990683051951" calcext:value-type="float">
            <text:p>1.7990683052</text:p>
          </table:table-cell>
          <table:table-cell table:formula="of:=+[.C52]" office:value-type="float" office:value="0.51" calcext:value-type="float">
            <text:p>0.51</text:p>
          </table:table-cell>
          <table:table-cell table:style-name="ce2" table:formula="of:=+[.E62]^2*[.C$15]/([.C$27]*[.F62]*[.C$15])" office:value-type="float" office:value="0.646928257831656" calcext:value-type="float">
            <text:p>0.6469282578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P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2" table:number-columns-repeated="4" table:default-cell-style-name="Default"/>
        <table:table-column table:style-name="co7" table:default-cell-style-name="ce2"/>
        <table:table-column table:style-name="co2" table:number-columns-repeated="1016" table:default-cell-style-name="Default"/>
        <table:table-row table:style-name="ro2">
          <table:table-cell table:style-name="ce1" office:value-type="string" calcext:value-type="string">
            <text:p>SIMPLE BOYD CULVERT SOLVER FOR BOX AND PIP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For Inlet Control {Unsbmerged, Submerged} and Outlet Contro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djust the red number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let Inv</text:p>
          </table:table-cell>
          <table:table-cell table:style-name="ce4" office:value-type="float" office:value="10" calcext:value-type="float">
            <text:p>1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Outlet Inv</text:p>
          </table:table-cell>
          <table:table-cell table:style-name="ce4" office:value-type="float" office:value="9.9" calcext:value-type="float">
            <text:p>9.9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Fixed Headwater</text:p>
          </table:table-cell>
          <table:table-cell table:style-name="ce4" office:value-type="float" office:value="11.4" calcext:value-type="float">
            <text:p>11.4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Fixed Tailwater</text:p>
          </table:table-cell>
          <table:table-cell table:style-name="ce4" office:value-type="float" office:value="9.9" calcext:value-type="float">
            <text:p>9.9</text:p>
          </table:table-cell>
          <table:table-cell table:style-name="Default"/>
          <table:table-cell table:number-columns-repeated="6"/>
          <table:table-cell table:style-name="ce2" office:value-type="string" calcext:value-type="string">
            <text:p>NORMAL DEPTH FROM PIPE SLOP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let Velocity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number-columns-repeated="6"/>
          <table:table-cell table:style-name="ce2" office:value-type="string" calcext:value-type="string">
            <text:p>No Of Step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utlet Velocity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table:number-columns-repeated="6"/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erimeter</text:p>
          </table:table-cell>
          <table:table-cell table:style-name="ce2" office:value-type="string" calcext:value-type="string">
            <text:p>HydRad</text:p>
          </table:table-cell>
          <table:table-cell table:style-name="ce2" office:value-type="string" calcext:value-type="string">
            <text:p>Velocity</text:p>
          </table:table-cell>
          <table:table-cell table:style-name="ce2" office:value-type="string" calcext:value-type="string">
            <text:p>Q</text:p>
          </table:table-cell>
          <table:table-cell table:number-columns-repeated="1008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8" table:formula="of:=+[.B$12]/[.L$8]*[.I10]" office:value-type="float" office:value="0.1524" calcext:value-type="float">
            <text:p>0.152</text:p>
          </table:table-cell>
          <table:table-cell table:style-name="ce18" table:formula="of:=+ACOS(1-2*[.J10]/[.$B$12])*2" office:value-type="float" office:value="1.28700221758657" calcext:value-type="float">
            <text:p>1.287</text:p>
          </table:table-cell>
          <table:table-cell table:style-name="ce18" table:formula="of:=+[.$B$12]^2*([.K10]-SIN([.K10])*COS([.K10]))/8" office:value-type="float" office:value="0.295606504214168" calcext:value-type="float">
            <text:p>0.296</text:p>
          </table:table-cell>
          <table:table-cell table:style-name="ce18" table:formula="of:=+[.$B$12]*[.K10]/2" office:value-type="float" office:value="0.980695689800965" calcext:value-type="float">
            <text:p>0.981</text:p>
          </table:table-cell>
          <table:table-cell table:style-name="ce18" table:formula="of:=+[.L10]/[.M10]" office:value-type="float" office:value="0.301425311937653" calcext:value-type="float">
            <text:p>0.301</text:p>
          </table:table-cell>
          <table:table-cell table:style-name="ce18" table:formula="of:=+[.N10]^0.66666*[.$B$18]^0.5/[.$B$16]" office:value-type="float" office:value="3.45817207234517" calcext:value-type="float">
            <text:p>3.458</text:p>
          </table:table-cell>
          <table:table-cell table:style-name="ce18" table:formula="of:=+[.O10]*[.L10]" office:value-type="float" office:value="1.02225815727702" calcext:value-type="float">
            <text:p>1.02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ulv. Width (0 if Pipe)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/>
          <table:table-cell table:style-name="ce2"/>
          <table:table-cell table:number-columns-repeated="3"/>
          <table:table-cell table:style-name="ce2" table:formula="of:=+[.I10]+1" office:value-type="float" office:value="2" calcext:value-type="float">
            <text:p>2</text:p>
          </table:table-cell>
          <table:table-cell table:style-name="ce18" table:formula="of:=+[.B$12]/[.L$8]*[.I11]" office:value-type="float" office:value="0.3048" calcext:value-type="float">
            <text:p>0.305</text:p>
          </table:table-cell>
          <table:table-cell table:style-name="ce18" table:formula="of:=+ACOS(1-2*[.J11]/[.$B$12])*2" office:value-type="float" office:value="1.85459043600322" calcext:value-type="float">
            <text:p>1.855</text:p>
          </table:table-cell>
          <table:table-cell table:style-name="ce18" table:formula="of:=+[.$B$12]^2*([.K11]-SIN([.K11])*COS([.K11]))/8" office:value-type="float" office:value="0.616466958161328" calcext:value-type="float">
            <text:p>0.616</text:p>
          </table:table-cell>
          <table:table-cell table:style-name="ce18" table:formula="of:=+[.$B$12]*[.K11]/2" office:value-type="float" office:value="1.41319791223446" calcext:value-type="float">
            <text:p>1.413</text:p>
          </table:table-cell>
          <table:table-cell table:style-name="ce18" table:formula="of:=+[.L11]/[.M11]" office:value-type="float" office:value="0.436221248860049" calcext:value-type="float">
            <text:p>0.436</text:p>
          </table:table-cell>
          <table:table-cell table:style-name="ce18" table:formula="of:=+[.N11]^0.66666*[.$B$18]^0.5/[.$B$16]" office:value-type="float" office:value="4.4244938335192" calcext:value-type="float">
            <text:p>4.424</text:p>
          </table:table-cell>
          <table:table-cell table:style-name="ce18" table:formula="of:=+[.O11]*[.L11]" office:value-type="float" office:value="2.72755425495314" calcext:value-type="float">
            <text:p>2.728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ulvert Height or Diameter</text:p>
          </table:table-cell>
          <table:table-cell table:style-name="ce4" office:value-type="float" office:value="1.524" calcext:value-type="float">
            <text:p>1.524</text:p>
          </table:table-cell>
          <table:table-cell table:style-name="Default"/>
          <table:table-cell/>
          <table:table-cell table:style-name="ce2"/>
          <table:table-cell table:number-columns-repeated="3"/>
          <table:table-cell table:style-name="ce2" table:formula="of:=+[.I11]+1" office:value-type="float" office:value="3" calcext:value-type="float">
            <text:p>3</text:p>
          </table:table-cell>
          <table:table-cell table:style-name="ce18" table:formula="of:=+[.B$12]/[.L$8]*[.I12]" office:value-type="float" office:value="0.4572" calcext:value-type="float">
            <text:p>0.457</text:p>
          </table:table-cell>
          <table:table-cell table:style-name="ce18" table:formula="of:=+ACOS(1-2*[.J12]/[.$B$12])*2" office:value-type="float" office:value="2.31855896145482" calcext:value-type="float">
            <text:p>2.319</text:p>
          </table:table-cell>
          <table:table-cell table:style-name="ce18" table:formula="of:=+[.$B$12]^2*([.K12]-SIN([.K12])*COS([.K12]))/8" office:value-type="float" office:value="0.817878647258599" calcext:value-type="float">
            <text:p>0.818</text:p>
          </table:table-cell>
          <table:table-cell table:style-name="ce18" table:formula="of:=+[.$B$12]*[.K12]/2" office:value-type="float" office:value="1.76674192862857" calcext:value-type="float">
            <text:p>1.767</text:p>
          </table:table-cell>
          <table:table-cell table:style-name="ce18" table:formula="of:=+[.L12]/[.M12]" office:value-type="float" office:value="0.462930456342017" calcext:value-type="float">
            <text:p>0.463</text:p>
          </table:table-cell>
          <table:table-cell table:style-name="ce18" table:formula="of:=+[.N12]^0.66666*[.$B$18]^0.5/[.$B$16]" office:value-type="float" office:value="4.6033010732315" calcext:value-type="float">
            <text:p>4.603</text:p>
          </table:table-cell>
          <table:table-cell table:style-name="ce18" table:formula="of:=+[.O12]*[.L12]" office:value-type="float" office:value="3.76494165469864" calcext:value-type="float">
            <text:p>3.76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ipe Length</text:p>
          </table:table-cell>
          <table:table-cell table:style-name="ce4" office:value-type="float" office:value="10" calcext:value-type="float">
            <text:p>10</text:p>
          </table:table-cell>
          <table:table-cell table:style-name="Default"/>
          <table:table-cell table:number-columns-repeated="5"/>
          <table:table-cell table:style-name="ce2" table:formula="of:=+[.I12]+1" office:value-type="float" office:value="4" calcext:value-type="float">
            <text:p>4</text:p>
          </table:table-cell>
          <table:table-cell table:style-name="ce18" table:formula="of:=+[.B$12]/[.L$8]*[.I13]" office:value-type="float" office:value="0.6096" calcext:value-type="float">
            <text:p>0.610</text:p>
          </table:table-cell>
          <table:table-cell table:style-name="ce18" table:formula="of:=+ACOS(1-2*[.J13]/[.$B$12])*2" office:value-type="float" office:value="2.73887681200913" calcext:value-type="float">
            <text:p>2.739</text:p>
          </table:table-cell>
          <table:table-cell table:style-name="ce18" table:formula="of:=+[.$B$12]^2*([.K13]-SIN([.K13])*COS([.K13]))/8" office:value-type="float" office:value="0.899836113850668" calcext:value-type="float">
            <text:p>0.900</text:p>
          </table:table-cell>
          <table:table-cell table:style-name="ce18" table:formula="of:=+[.$B$12]*[.K13]/2" office:value-type="float" office:value="2.08702413075096" calcext:value-type="float">
            <text:p>2.087</text:p>
          </table:table-cell>
          <table:table-cell table:style-name="ce18" table:formula="of:=+[.L13]/[.M13]" office:value-type="float" office:value="0.431157503448169" calcext:value-type="float">
            <text:p>0.431</text:p>
          </table:table-cell>
          <table:table-cell table:style-name="ce18" table:formula="of:=+[.N13]^0.66666*[.$B$18]^0.5/[.$B$16]" office:value-type="float" office:value="4.39018730064656" calcext:value-type="float">
            <text:p>4.390</text:p>
          </table:table-cell>
          <table:table-cell table:style-name="ce18" table:formula="of:=+[.O13]*[.L13]" office:value-type="float" office:value="3.95044907969036" calcext:value-type="float">
            <text:p>3.95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Default"/>
          <table:table-cell table:number-columns-repeated="5"/>
          <table:table-cell table:style-name="ce2" table:formula="of:=+[.I13]+1" office:value-type="float" office:value="5" calcext:value-type="float">
            <text:p>5</text:p>
          </table:table-cell>
          <table:table-cell table:style-name="ce18" table:formula="of:=+[.B$12]/[.L$8]*[.I14]" office:value-type="float" office:value="0.762" calcext:value-type="float">
            <text:p>0.762</text:p>
          </table:table-cell>
          <table:table-cell table:style-name="ce18" table:formula="of:=+ACOS(1-2*[.J14]/[.$B$12])*2" office:value-type="float" office:value="3.14159265358979" calcext:value-type="float">
            <text:p>3.142</text:p>
          </table:table-cell>
          <table:table-cell table:style-name="ce18" table:formula="of:=+[.$B$12]^2*([.K14]-SIN([.K14])*COS([.K14]))/8" office:value-type="float" office:value="0.912073462375496" calcext:value-type="float">
            <text:p>0.912</text:p>
          </table:table-cell>
          <table:table-cell table:style-name="ce18" table:formula="of:=+[.$B$12]*[.K14]/2" office:value-type="float" office:value="2.39389360203542" calcext:value-type="float">
            <text:p>2.394</text:p>
          </table:table-cell>
          <table:table-cell table:style-name="ce18" table:formula="of:=+[.L14]/[.M14]" office:value-type="float" office:value="0.381" calcext:value-type="float">
            <text:p>0.381</text:p>
          </table:table-cell>
          <table:table-cell table:style-name="ce18" table:formula="of:=+[.N14]^0.66666*[.$B$18]^0.5/[.$B$16]" office:value-type="float" office:value="4.04274261061321" calcext:value-type="float">
            <text:p>4.043</text:p>
          </table:table-cell>
          <table:table-cell table:style-name="ce18" table:formula="of:=+[.O14]*[.L14]" office:value-type="float" office:value="3.68727825035494" calcext:value-type="float">
            <text:p>3.687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um Losses (Ks)</text:p>
          </table:table-cell>
          <table:table-cell table:style-name="ce4" office:value-type="float" office:value="1.5" calcext:value-type="float">
            <text:p>1.5</text:p>
          </table:table-cell>
          <table:table-cell table:style-name="Default"/>
          <table:table-cell table:number-columns-repeated="5"/>
          <table:table-cell table:style-name="ce2" table:formula="of:=+[.I14]+1" office:value-type="float" office:value="6" calcext:value-type="float">
            <text:p>6</text:p>
          </table:table-cell>
          <table:table-cell table:style-name="ce18" table:formula="of:=+[.B$12]/[.L$8]*[.I15]" office:value-type="float" office:value="0.9144" calcext:value-type="float">
            <text:p>0.914</text:p>
          </table:table-cell>
          <table:table-cell table:style-name="ce18" table:formula="of:=+ACOS(1-2*[.J15]/[.$B$12])*2" office:value-type="float" office:value="3.54430849517046" calcext:value-type="float">
            <text:p>3.544</text:p>
          </table:table-cell>
          <table:table-cell table:style-name="ce18" table:formula="of:=+[.$B$12]^2*([.K15]-SIN([.K15])*COS([.K15]))/8" office:value-type="float" office:value="0.924310810900324" calcext:value-type="float">
            <text:p>0.924</text:p>
          </table:table-cell>
          <table:table-cell table:style-name="ce18" table:formula="of:=+[.$B$12]*[.K15]/2" office:value-type="float" office:value="2.70076307331989" calcext:value-type="float">
            <text:p>2.701</text:p>
          </table:table-cell>
          <table:table-cell table:style-name="ce18" table:formula="of:=+[.L15]/[.M15]" office:value-type="float" office:value="0.342240613414536" calcext:value-type="float">
            <text:p>0.342</text:p>
          </table:table-cell>
          <table:table-cell table:style-name="ce18" table:formula="of:=+[.N15]^0.66666*[.$B$18]^0.5/[.$B$16]" office:value-type="float" office:value="3.76369234652579" calcext:value-type="float">
            <text:p>3.764</text:p>
          </table:table-cell>
          <table:table-cell table:style-name="ce18" table:formula="of:=+[.O15]*[.L15]" office:value-type="float" office:value="3.4788215247966" calcext:value-type="float">
            <text:p>3.47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annings n</text:p>
          </table:table-cell>
          <table:table-cell table:style-name="ce4" office:value-type="float" office:value="0.013" calcext:value-type="float">
            <text:p>0.013</text:p>
          </table:table-cell>
          <table:table-cell table:style-name="Default"/>
          <table:table-cell table:number-columns-repeated="5"/>
          <table:table-cell table:style-name="ce2" table:formula="of:=+[.I15]+1" office:value-type="float" office:value="7" calcext:value-type="float">
            <text:p>7</text:p>
          </table:table-cell>
          <table:table-cell table:style-name="ce18" table:formula="of:=+[.B$12]/[.L$8]*[.I16]" office:value-type="float" office:value="1.0668" calcext:value-type="float">
            <text:p>1.067</text:p>
          </table:table-cell>
          <table:table-cell table:style-name="ce18" table:formula="of:=+ACOS(1-2*[.J16]/[.$B$12])*2" office:value-type="float" office:value="3.96462634572477" calcext:value-type="float">
            <text:p>3.965</text:p>
          </table:table-cell>
          <table:table-cell table:style-name="ce18" table:formula="of:=+[.$B$12]^2*([.K16]-SIN([.K16])*COS([.K16]))/8" office:value-type="float" office:value="1.00626827749239" calcext:value-type="float">
            <text:p>1.006</text:p>
          </table:table-cell>
          <table:table-cell table:style-name="ce18" table:formula="of:=+[.$B$12]*[.K16]/2" office:value-type="float" office:value="3.02104527544227" calcext:value-type="float">
            <text:p>3.021</text:p>
          </table:table-cell>
          <table:table-cell table:style-name="ce18" table:formula="of:=+[.L16]/[.M16]" office:value-type="float" office:value="0.333086129384498" calcext:value-type="float">
            <text:p>0.333</text:p>
          </table:table-cell>
          <table:table-cell table:style-name="ce18" table:formula="of:=+[.N16]^0.66666*[.$B$18]^0.5/[.$B$16]" office:value-type="float" office:value="3.69627432734381" calcext:value-type="float">
            <text:p>3.696</text:p>
          </table:table-cell>
          <table:table-cell table:style-name="ce18" table:formula="of:=+[.O16]*[.L16]" office:value-type="float" office:value="3.71944360051561" calcext:value-type="float">
            <text:p>3.71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style-name="Default"/>
          <table:table-cell table:number-columns-repeated="5"/>
          <table:table-cell table:style-name="ce2" table:formula="of:=+[.I16]+1" office:value-type="float" office:value="8" calcext:value-type="float">
            <text:p>8</text:p>
          </table:table-cell>
          <table:table-cell table:style-name="ce18" table:formula="of:=+[.B$12]/[.L$8]*[.I17]" office:value-type="float" office:value="1.2192" calcext:value-type="float">
            <text:p>1.219</text:p>
          </table:table-cell>
          <table:table-cell table:style-name="ce18" table:formula="of:=+ACOS(1-2*[.J17]/[.$B$12])*2" office:value-type="float" office:value="4.42859487117636" calcext:value-type="float">
            <text:p>4.429</text:p>
          </table:table-cell>
          <table:table-cell table:style-name="ce18" table:formula="of:=+[.$B$12]^2*([.K17]-SIN([.K17])*COS([.K17]))/8" office:value-type="float" office:value="1.20767996658966" calcext:value-type="float">
            <text:p>1.208</text:p>
          </table:table-cell>
          <table:table-cell table:style-name="ce18" table:formula="of:=+[.$B$12]*[.K17]/2" office:value-type="float" office:value="3.37458929183639" calcext:value-type="float">
            <text:p>3.375</text:p>
          </table:table-cell>
          <table:table-cell table:style-name="ce18" table:formula="of:=+[.L17]/[.M17]" office:value-type="float" office:value="0.357874651446093" calcext:value-type="float">
            <text:p>0.358</text:p>
          </table:table-cell>
          <table:table-cell table:style-name="ce18" table:formula="of:=+[.N17]^0.66666*[.$B$18]^0.5/[.$B$16]" office:value-type="float" office:value="3.87745632639494" calcext:value-type="float">
            <text:p>3.877</text:p>
          </table:table-cell>
          <table:table-cell table:style-name="ce18" table:formula="of:=+[.O17]*[.L17]" office:value-type="float" office:value="4.68272632671352" calcext:value-type="float">
            <text:p>4.68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ipe Slope</text:p>
          </table:table-cell>
          <table:table-cell table:formula="of:=+([.B4]-[.B5])/[.B13]" office:value-type="float" office:value="0.00999999999999996" calcext:value-type="float">
            <text:p>0.01</text:p>
          </table:table-cell>
          <table:table-cell office:value-type="string" calcext:value-type="string">
            <text:p>m/m</text:p>
          </table:table-cell>
          <table:table-cell table:number-columns-repeated="5"/>
          <table:table-cell table:style-name="ce2" table:formula="of:=+[.I17]+1" office:value-type="float" office:value="9" calcext:value-type="float">
            <text:p>9</text:p>
          </table:table-cell>
          <table:table-cell table:style-name="ce18" table:formula="of:=+[.B$12]/[.L$8]*[.I18]" office:value-type="float" office:value="1.3716" calcext:value-type="float">
            <text:p>1.372</text:p>
          </table:table-cell>
          <table:table-cell table:style-name="ce18" table:formula="of:=+ACOS(1-2*[.J18]/[.$B$12])*2" office:value-type="float" office:value="4.99618308959302" calcext:value-type="float">
            <text:p>4.996</text:p>
          </table:table-cell>
          <table:table-cell table:style-name="ce18" table:formula="of:=+[.$B$12]^2*([.K18]-SIN([.K18])*COS([.K18]))/8" office:value-type="float" office:value="1.52854042053682" calcext:value-type="float">
            <text:p>1.529</text:p>
          </table:table-cell>
          <table:table-cell table:style-name="ce18" table:formula="of:=+[.$B$12]*[.K18]/2" office:value-type="float" office:value="3.80709151426988" calcext:value-type="float">
            <text:p>3.807</text:p>
          </table:table-cell>
          <table:table-cell table:style-name="ce18" table:formula="of:=+[.L18]/[.M18]" office:value-type="float" office:value="0.401498207964661" calcext:value-type="float">
            <text:p>0.401</text:p>
          </table:table-cell>
          <table:table-cell table:style-name="ce18" table:formula="of:=+[.N18]^0.66666*[.$B$18]^0.5/[.$B$16]" office:value-type="float" office:value="4.18647366800908" calcext:value-type="float">
            <text:p>4.186</text:p>
          </table:table-cell>
          <table:table-cell table:style-name="ce18" table:formula="of:=+[.O18]*[.L18]" office:value-type="float" office:value="6.39919422106494" calcext:value-type="float">
            <text:p>6.399</text:p>
          </table:table-cell>
          <table:table-cell table:number-columns-repeated="1008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ce2" table:formula="of:=+[.I18]+1" office:value-type="float" office:value="10" calcext:value-type="float">
            <text:p>10</text:p>
          </table:table-cell>
          <table:table-cell table:style-name="ce18" table:formula="of:=+[.B$12]/[.L$8]*[.I19]" office:value-type="float" office:value="1.524" calcext:value-type="float">
            <text:p>1.524</text:p>
          </table:table-cell>
          <table:table-cell table:style-name="ce18" table:formula="of:=+ACOS(1-2*[.J19]/[.$B$12])*2" office:value-type="float" office:value="6.28318530717959" calcext:value-type="float">
            <text:p>6.283</text:p>
          </table:table-cell>
          <table:table-cell table:style-name="ce18" table:formula="of:=+[.$B$12]^2*([.K19]-SIN([.K19])*COS([.K19]))/8" office:value-type="float" office:value="1.82414692475099" calcext:value-type="float">
            <text:p>1.824</text:p>
          </table:table-cell>
          <table:table-cell table:style-name="ce18" table:formula="of:=+[.$B$12]*[.K19]/2" office:value-type="float" office:value="4.78778720407084" calcext:value-type="float">
            <text:p>4.788</text:p>
          </table:table-cell>
          <table:table-cell table:style-name="ce18" table:formula="of:=+[.L19]/[.M19]" office:value-type="float" office:value="0.381" calcext:value-type="float">
            <text:p>0.381</text:p>
          </table:table-cell>
          <table:table-cell table:style-name="ce18" table:formula="of:=+[.N19]^0.66666*[.$B$18]^0.5/[.$B$16]" office:value-type="float" office:value="4.04274261061321" calcext:value-type="float">
            <text:p>4.043</text:p>
          </table:table-cell>
          <table:table-cell table:style-name="ce18" table:formula="of:=+[.O19]*[.L19]" office:value-type="float" office:value="7.37455650070988" calcext:value-type="float">
            <text:p>7.375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LCULATIONS:</text:p>
          </table:table-cell>
          <table:table-cell table:number-columns-repeated="8"/>
          <table:table-cell table:style-name="ce18" office:value-type="string" calcext:value-type="string">
            <text:p>NORMAL DEPTH FROM ENERGY SLOPE</text:p>
          </table:table-cell>
          <table:table-cell table:style-name="ce21" table:number-columns-repeated="6"/>
          <table:table-cell table:number-columns-repeated="1008"/>
        </table:table-row>
        <table:table-row table:style-name="ro2">
          <table:table-cell table:style-name="ce2" office:value-type="string" calcext:value-type="string">
            <text:p>Headwater</text:p>
          </table:table-cell>
          <table:table-cell table:style-name="ce16" table:formula="of:=+[.B6]-[.B4]+[.B8]^2/19.62" office:value-type="float" office:value="1.60387359836901" calcext:value-type="float">
            <text:p>1.60</text:p>
          </table:table-cell>
          <table:table-cell office:value-type="string" calcext:value-type="string">
            <text:p>m</text:p>
          </table:table-cell>
          <table:table-cell table:number-columns-repeated="6"/>
          <table:table-cell table:style-name="ce18" office:value-type="string" calcext:value-type="string">
            <text:p>No Of Steps</text:p>
          </table:table-cell>
          <table:table-cell table:style-name="ce21"/>
          <table:table-cell table:style-name="ce18" office:value-type="float" office:value="10" calcext:value-type="float">
            <text:p>10.000</text:p>
          </table:table-cell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2" office:value-type="string" calcext:value-type="string">
            <text:p>Hw/D</text:p>
          </table:table-cell>
          <table:table-cell table:style-name="ce16" table:formula="of:=+[.B21]/[.B12]" office:value-type="float" office:value="1.05241049761746" calcext:value-type="float">
            <text:p>1.05</text:p>
          </table:table-cell>
          <table:table-cell table:style-name="Default"/>
          <table:table-cell table:number-columns-repeated="6"/>
          <table:table-cell table:style-name="ce18" office:value-type="string" calcext:value-type="string">
            <text:p>Depth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Area</text:p>
          </table:table-cell>
          <table:table-cell table:style-name="ce18" office:value-type="string" calcext:value-type="string">
            <text:p>Perimeter</text:p>
          </table:table-cell>
          <table:table-cell table:style-name="ce18" office:value-type="string" calcext:value-type="string">
            <text:p>HydRad</text:p>
          </table:table-cell>
          <table:table-cell table:style-name="ce18" office:value-type="string" calcext:value-type="string">
            <text:p>Velocity</text:p>
          </table:table-cell>
          <table:table-cell table:style-name="ce18" office:value-type="string" calcext:value-type="string">
            <text:p>Q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Delta E</text:p>
          </table:table-cell>
          <table:table-cell table:formula="of:=+[.B6]-[.B7]"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8" table:formula="of:=+[.B$12]/[.L$8]*[.I23]" office:value-type="float" office:value="0.1524" calcext:value-type="float">
            <text:p>0.152</text:p>
          </table:table-cell>
          <table:table-cell table:style-name="ce18" table:formula="of:=+ACOS(1-2*[.J23]/[.$B$12])*2" office:value-type="float" office:value="1.28700221758657" calcext:value-type="float">
            <text:p>1.287</text:p>
          </table:table-cell>
          <table:table-cell table:style-name="ce18" table:formula="of:=+[.$B$12]^2*([.K23]-SIN([.K23])*COS([.K23]))/8" office:value-type="float" office:value="0.295606504214168" calcext:value-type="float">
            <text:p>0.296</text:p>
          </table:table-cell>
          <table:table-cell table:style-name="ce18" table:formula="of:=+[.$B$12]*[.K23]/2" office:value-type="float" office:value="0.980695689800965" calcext:value-type="float">
            <text:p>0.981</text:p>
          </table:table-cell>
          <table:table-cell table:style-name="ce18" table:formula="of:=+[.L23]/[.M23]" office:value-type="float" office:value="0.301425311937653" calcext:value-type="float">
            <text:p>0.301</text:p>
          </table:table-cell>
          <table:table-cell table:style-name="ce18" table:formula="of:=+[.N23]^0.66666*[.$H$38]^0.5/[.$B$16]" office:value-type="float" office:value="3.9644413879649" calcext:value-type="float">
            <text:p>3.964</text:p>
          </table:table-cell>
          <table:table-cell table:style-name="ce18" table:formula="of:=+[.O23]*[.L23]" office:value-type="float" office:value="1.17191465985827" calcext:value-type="float">
            <text:p>1.17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Full Culvert Area</text:p>
          </table:table-cell>
          <table:table-cell table:style-name="ce16" table:formula="of:=+IF([.B11]=0;PI()*[.B12]^2/4;[.B12]*[.B11])" office:value-type="float" office:value="1.82414692475099" calcext:value-type="float">
            <text:p>1.82</text:p>
          </table:table-cell>
          <table:table-cell office:value-type="string" calcext:value-type="string">
            <text:p>m2</text:p>
          </table:table-cell>
          <table:table-cell table:number-columns-repeated="5"/>
          <table:table-cell table:style-name="ce2" table:formula="of:=+[.I23]+1" office:value-type="float" office:value="2" calcext:value-type="float">
            <text:p>2</text:p>
          </table:table-cell>
          <table:table-cell table:style-name="ce18" table:formula="of:=+[.B$12]/[.L$8]*[.I24]" office:value-type="float" office:value="0.3048" calcext:value-type="float">
            <text:p>0.305</text:p>
          </table:table-cell>
          <table:table-cell table:style-name="ce18" table:formula="of:=+ACOS(1-2*[.J24]/[.$B$12])*2" office:value-type="float" office:value="1.85459043600322" calcext:value-type="float">
            <text:p>1.855</text:p>
          </table:table-cell>
          <table:table-cell table:style-name="ce18" table:formula="of:=+[.$B$12]^2*([.K24]-SIN([.K24])*COS([.K24]))/8" office:value-type="float" office:value="0.616466958161328" calcext:value-type="float">
            <text:p>0.616</text:p>
          </table:table-cell>
          <table:table-cell table:style-name="ce18" table:formula="of:=+[.$B$12]*[.K24]/2" office:value-type="float" office:value="1.41319791223446" calcext:value-type="float">
            <text:p>1.413</text:p>
          </table:table-cell>
          <table:table-cell table:style-name="ce18" table:formula="of:=+[.L24]/[.M24]" office:value-type="float" office:value="0.436221248860049" calcext:value-type="float">
            <text:p>0.436</text:p>
          </table:table-cell>
          <table:table-cell table:style-name="ce18" table:formula="of:=+[.N24]^0.66666*[.$H$38]^0.5/[.$B$16]" office:value-type="float" office:value="5.07223067778226" calcext:value-type="float">
            <text:p>5.072</text:p>
          </table:table-cell>
          <table:table-cell table:style-name="ce18" table:formula="of:=+[.O24]*[.L24]" office:value-type="float" office:value="3.126862617025" calcext:value-type="float">
            <text:p>3.12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INLET CONTROL FLOW ESTIMATE:</text:p>
          </table:table-cell>
          <table:table-cell/>
          <table:table-cell table:style-name="Default"/>
          <table:table-cell table:number-columns-repeated="5"/>
          <table:table-cell table:style-name="ce2" table:formula="of:=+[.I24]+1" office:value-type="float" office:value="3" calcext:value-type="float">
            <text:p>3</text:p>
          </table:table-cell>
          <table:table-cell table:style-name="ce18" table:formula="of:=+[.B$12]/[.L$8]*[.I25]" office:value-type="float" office:value="0.4572" calcext:value-type="float">
            <text:p>0.457</text:p>
          </table:table-cell>
          <table:table-cell table:style-name="ce18" table:formula="of:=+ACOS(1-2*[.J25]/[.$B$12])*2" office:value-type="float" office:value="2.31855896145482" calcext:value-type="float">
            <text:p>2.319</text:p>
          </table:table-cell>
          <table:table-cell table:style-name="ce18" table:formula="of:=+[.$B$12]^2*([.K25]-SIN([.K25])*COS([.K25]))/8" office:value-type="float" office:value="0.817878647258599" calcext:value-type="float">
            <text:p>0.818</text:p>
          </table:table-cell>
          <table:table-cell table:style-name="ce18" table:formula="of:=+[.$B$12]*[.K25]/2" office:value-type="float" office:value="1.76674192862857" calcext:value-type="float">
            <text:p>1.767</text:p>
          </table:table-cell>
          <table:table-cell table:style-name="ce18" table:formula="of:=+[.L25]/[.M25]" office:value-type="float" office:value="0.462930456342017" calcext:value-type="float">
            <text:p>0.463</text:p>
          </table:table-cell>
          <table:table-cell table:style-name="ce18" table:formula="of:=+[.N25]^0.66666*[.$H$38]^0.5/[.$B$16]" office:value-type="float" office:value="5.27721493153065" calcext:value-type="float">
            <text:p>5.277</text:p>
          </table:table-cell>
          <table:table-cell table:style-name="ce18" table:formula="of:=+[.O25]*[.L25]" office:value-type="float" office:value="4.31612140949317" calcext:value-type="float">
            <text:p>4.31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Unsubmerged</text:p>
          </table:table-cell>
          <table:table-cell table:style-name="ce16" table:formula="of:=0.421*[.B17]^0.5*[.B12]^0.87*[.B21]^1.63" office:value-type="float" office:value="4.10904451799042" calcext:value-type="float">
            <text:p>4.11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table:style-name="ce2" table:formula="of:=+[.I25]+1" office:value-type="float" office:value="4" calcext:value-type="float">
            <text:p>4</text:p>
          </table:table-cell>
          <table:table-cell table:style-name="ce18" table:formula="of:=+[.B$12]/[.L$8]*[.I26]" office:value-type="float" office:value="0.6096" calcext:value-type="float">
            <text:p>0.610</text:p>
          </table:table-cell>
          <table:table-cell table:style-name="ce18" table:formula="of:=+ACOS(1-2*[.J26]/[.$B$12])*2" office:value-type="float" office:value="2.73887681200913" calcext:value-type="float">
            <text:p>2.739</text:p>
          </table:table-cell>
          <table:table-cell table:style-name="ce18" table:formula="of:=+[.$B$12]^2*([.K26]-SIN([.K26])*COS([.K26]))/8" office:value-type="float" office:value="0.899836113850668" calcext:value-type="float">
            <text:p>0.900</text:p>
          </table:table-cell>
          <table:table-cell table:style-name="ce18" table:formula="of:=+[.$B$12]*[.K26]/2" office:value-type="float" office:value="2.08702413075096" calcext:value-type="float">
            <text:p>2.087</text:p>
          </table:table-cell>
          <table:table-cell table:style-name="ce18" table:formula="of:=+[.L26]/[.M26]" office:value-type="float" office:value="0.431157503448169" calcext:value-type="float">
            <text:p>0.431</text:p>
          </table:table-cell>
          <table:table-cell table:style-name="ce18" table:formula="of:=+[.N26]^0.66666*[.$H$38]^0.5/[.$B$16]" office:value-type="float" office:value="5.03290173869172" calcext:value-type="float">
            <text:p>5.033</text:p>
          </table:table-cell>
          <table:table-cell table:style-name="ce18" table:formula="of:=+[.O26]*[.L26]" office:value-type="float" office:value="4.52878674193663" calcext:value-type="float">
            <text:p>4.52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ubmerged</text:p>
          </table:table-cell>
          <table:table-cell table:style-name="ce16" table:formula="of:=0.53*[.B17]^0.5*[.B12]^1.87*[.B21]^0.63" office:value-type="float" office:value="4.91529342593157" calcext:value-type="float">
            <text:p>4.92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table:style-name="ce2" table:formula="of:=+[.I26]+1" office:value-type="float" office:value="5" calcext:value-type="float">
            <text:p>5</text:p>
          </table:table-cell>
          <table:table-cell table:style-name="ce18" table:formula="of:=+[.B$12]/[.L$8]*[.I27]" office:value-type="float" office:value="0.762" calcext:value-type="float">
            <text:p>0.762</text:p>
          </table:table-cell>
          <table:table-cell table:style-name="ce18" table:formula="of:=+ACOS(1-2*[.J27]/[.$B$12])*2" office:value-type="float" office:value="3.14159265358979" calcext:value-type="float">
            <text:p>3.142</text:p>
          </table:table-cell>
          <table:table-cell table:style-name="ce18" table:formula="of:=+[.$B$12]^2*([.K27]-SIN([.K27])*COS([.K27]))/8" office:value-type="float" office:value="0.912073462375496" calcext:value-type="float">
            <text:p>0.912</text:p>
          </table:table-cell>
          <table:table-cell table:style-name="ce18" table:formula="of:=+[.$B$12]*[.K27]/2" office:value-type="float" office:value="2.39389360203542" calcext:value-type="float">
            <text:p>2.394</text:p>
          </table:table-cell>
          <table:table-cell table:style-name="ce18" table:formula="of:=+[.L27]/[.M27]" office:value-type="float" office:value="0.381" calcext:value-type="float">
            <text:p>0.381</text:p>
          </table:table-cell>
          <table:table-cell table:style-name="ce18" table:formula="of:=+[.N27]^0.66666*[.$H$38]^0.5/[.$B$16]" office:value-type="float" office:value="4.63459185694464" calcext:value-type="float">
            <text:p>4.635</text:p>
          </table:table-cell>
          <table:table-cell table:style-name="ce18" table:formula="of:=+[.O27]*[.L27]" office:value-type="float" office:value="4.22708824166078" calcext:value-type="float">
            <text:p>4.227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heck</text:p>
          </table:table-cell>
          <table:table-cell table:formula="of:=+IF([.B22]&gt;1.2;&quot;Submerged &quot;;&quot;UnSubmerged &quot;)" office:value-type="string" office:string-value="UnSubmerged " calcext:value-type="string">
            <text:p>UnSubmerged </text:p>
          </table:table-cell>
          <table:table-cell table:style-name="ce17" table:formula="of:=+MIN([.B26:.B27])" office:value-type="float" office:value="4.10904451799042" calcext:value-type="float">
            <text:p>4.11</text:p>
          </table:table-cell>
          <table:table-cell table:style-name="ce2" office:value-type="string" calcext:value-type="string">
            <text:p>m3/s</text:p>
          </table:table-cell>
          <table:table-cell table:number-columns-repeated="4"/>
          <table:table-cell table:style-name="ce2" table:formula="of:=+[.I27]+1" office:value-type="float" office:value="6" calcext:value-type="float">
            <text:p>6</text:p>
          </table:table-cell>
          <table:table-cell table:style-name="ce18" table:formula="of:=+[.B$12]/[.L$8]*[.I28]" office:value-type="float" office:value="0.9144" calcext:value-type="float">
            <text:p>0.914</text:p>
          </table:table-cell>
          <table:table-cell table:style-name="ce18" table:formula="of:=+ACOS(1-2*[.J28]/[.$B$12])*2" office:value-type="float" office:value="3.54430849517046" calcext:value-type="float">
            <text:p>3.544</text:p>
          </table:table-cell>
          <table:table-cell table:style-name="ce18" table:formula="of:=+[.$B$12]^2*([.K28]-SIN([.K28])*COS([.K28]))/8" office:value-type="float" office:value="0.924310810900324" calcext:value-type="float">
            <text:p>0.924</text:p>
          </table:table-cell>
          <table:table-cell table:style-name="ce18" table:formula="of:=+[.$B$12]*[.K28]/2" office:value-type="float" office:value="2.70076307331989" calcext:value-type="float">
            <text:p>2.701</text:p>
          </table:table-cell>
          <table:table-cell table:style-name="ce18" table:formula="of:=+[.L28]/[.M28]" office:value-type="float" office:value="0.342240613414536" calcext:value-type="float">
            <text:p>0.342</text:p>
          </table:table-cell>
          <table:table-cell table:style-name="ce18" table:formula="of:=+[.N28]^0.66666*[.$H$38]^0.5/[.$B$16]" office:value-type="float" office:value="4.31468920516003" calcext:value-type="float">
            <text:p>4.315</text:p>
          </table:table-cell>
          <table:table-cell table:style-name="ce18" table:formula="of:=+[.O28]*[.L28]" office:value-type="float" office:value="3.98811387800435" calcext:value-type="float">
            <text:p>3.98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OUTLET CONTROL FLOW ESTIMATE</text:p>
          </table:table-cell>
          <table:table-cell table:number-columns-repeated="5"/>
          <table:table-cell table:style-name="ce2" office:value-type="string" calcext:value-type="string">
            <text:p>Pipe CRITICAL Depth</text:p>
          </table:table-cell>
          <table:table-cell/>
          <table:table-cell table:style-name="ce2" table:formula="of:=+[.I28]+1" office:value-type="float" office:value="7" calcext:value-type="float">
            <text:p>7</text:p>
          </table:table-cell>
          <table:table-cell table:style-name="ce18" table:formula="of:=+[.B$12]/[.L$8]*[.I29]" office:value-type="float" office:value="1.0668" calcext:value-type="float">
            <text:p>1.067</text:p>
          </table:table-cell>
          <table:table-cell table:style-name="ce18" table:formula="of:=+ACOS(1-2*[.J29]/[.$B$12])*2" office:value-type="float" office:value="3.96462634572477" calcext:value-type="float">
            <text:p>3.965</text:p>
          </table:table-cell>
          <table:table-cell table:style-name="ce18" table:formula="of:=+[.$B$12]^2*([.K29]-SIN([.K29])*COS([.K29]))/8" office:value-type="float" office:value="1.00626827749239" calcext:value-type="float">
            <text:p>1.006</text:p>
          </table:table-cell>
          <table:table-cell table:style-name="ce18" table:formula="of:=+[.$B$12]*[.K29]/2" office:value-type="float" office:value="3.02104527544227" calcext:value-type="float">
            <text:p>3.021</text:p>
          </table:table-cell>
          <table:table-cell table:style-name="ce18" table:formula="of:=+[.L29]/[.M29]" office:value-type="float" office:value="0.333086129384498" calcext:value-type="float">
            <text:p>0.333</text:p>
          </table:table-cell>
          <table:table-cell table:style-name="ce18" table:formula="of:=+[.N29]^0.66666*[.$H$38]^0.5/[.$B$16]" office:value-type="float" office:value="4.23740132591393" calcext:value-type="float">
            <text:p>4.237</text:p>
          </table:table-cell>
          <table:table-cell table:style-name="ce18" table:formula="of:=+[.O29]*[.L29]" office:value-type="float" office:value="4.26396253327139" calcext:value-type="float">
            <text:p>4.26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Estimate Flow q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+IF([.C30]&lt;[.C28];[.C30];[.C28])" office:value-type="float" office:value="4" calcext:value-type="float">
            <text:p>4</text:p>
          </table:table-cell>
          <table:table-cell table:number-columns-repeated="2"/>
          <table:table-cell table:style-name="ce16" table:formula="of:=+[.B12]/1.26*([.C28]/[.B17]^0.5*[.B12]^2.5)^(1/3.75)" office:value-type="float" office:value="1.72205132512973" calcext:value-type="float">
            <text:p>1.72</text:p>
          </table:table-cell>
          <table:table-cell table:style-name="ce16" table:formula="of:=+[.G30]/[.B12]" office:value-type="float" office:value="1.12995493774916" calcext:value-type="float">
            <text:p>1.13</text:p>
          </table:table-cell>
          <table:table-cell table:style-name="ce2" table:formula="of:=+[.I29]+1" office:value-type="float" office:value="8" calcext:value-type="float">
            <text:p>8</text:p>
          </table:table-cell>
          <table:table-cell table:style-name="ce18" table:formula="of:=+[.B$12]/[.L$8]*[.I30]" office:value-type="float" office:value="1.2192" calcext:value-type="float">
            <text:p>1.219</text:p>
          </table:table-cell>
          <table:table-cell table:style-name="ce18" table:formula="of:=+ACOS(1-2*[.J30]/[.$B$12])*2" office:value-type="float" office:value="4.42859487117636" calcext:value-type="float">
            <text:p>4.429</text:p>
          </table:table-cell>
          <table:table-cell table:style-name="ce18" table:formula="of:=+[.$B$12]^2*([.K30]-SIN([.K30])*COS([.K30]))/8" office:value-type="float" office:value="1.20767996658966" calcext:value-type="float">
            <text:p>1.208</text:p>
          </table:table-cell>
          <table:table-cell table:style-name="ce18" table:formula="of:=+[.$B$12]*[.K30]/2" office:value-type="float" office:value="3.37458929183639" calcext:value-type="float">
            <text:p>3.375</text:p>
          </table:table-cell>
          <table:table-cell table:style-name="ce18" table:formula="of:=+[.L30]/[.M30]" office:value-type="float" office:value="0.357874651446093" calcext:value-type="float">
            <text:p>0.358</text:p>
          </table:table-cell>
          <table:table-cell table:style-name="ce18" table:formula="of:=+[.N30]^0.66666*[.$H$38]^0.5/[.$B$16]" office:value-type="float" office:value="4.44510799890935" calcext:value-type="float">
            <text:p>4.445</text:p>
          </table:table-cell>
          <table:table-cell table:style-name="ce18" table:formula="of:=+[.O30]*[.L30]" office:value-type="float" office:value="5.36826787961029" calcext:value-type="float">
            <text:p>5.368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Est. Critical Depth</text:p>
          </table:table-cell>
          <table:table-cell/>
          <table:table-cell table:style-name="ce16" table:formula="of:=0.483*([.D30]/[.B12])^0.67+0.083*[.B12]" office:value-type="float" office:value="1.0484845186265" calcext:value-type="float">
            <text:p>1.05</text:p>
          </table:table-cell>
          <table:table-cell table:style-name="ce2" office:value-type="string" calcext:value-type="string">
            <text:p>Adopted</text:p>
          </table:table-cell>
          <table:table-cell table:style-name="ce16" table:formula="of:=+IF([.C31]&gt;[.B12];[.B12];[.C31])" office:value-type="float" office:value="1.0484845186265" calcext:value-type="float">
            <text:p>1.05</text:p>
          </table:table-cell>
          <table:table-cell/>
          <table:table-cell table:style-name="ce16" table:formula="of:=+[.B12]/0.95*([.C28]/[.B17]^0.5*[.B12]^2.5)^(1/1.95)" office:value-type="float" office:value="3.16462507161856" calcext:value-type="float">
            <text:p>3.16</text:p>
          </table:table-cell>
          <table:table-cell table:style-name="ce16" table:formula="of:=+[.G31]/[.B12]" office:value-type="float" office:value="2.07652563754498" calcext:value-type="float">
            <text:p>2.08</text:p>
          </table:table-cell>
          <table:table-cell table:style-name="ce2" table:formula="of:=+[.I30]+1" office:value-type="float" office:value="9" calcext:value-type="float">
            <text:p>9</text:p>
          </table:table-cell>
          <table:table-cell table:style-name="ce18" table:formula="of:=+[.B$12]/[.L$8]*[.I31]" office:value-type="float" office:value="1.3716" calcext:value-type="float">
            <text:p>1.372</text:p>
          </table:table-cell>
          <table:table-cell table:style-name="ce18" table:formula="of:=+ACOS(1-2*[.J31]/[.$B$12])*2" office:value-type="float" office:value="4.99618308959302" calcext:value-type="float">
            <text:p>4.996</text:p>
          </table:table-cell>
          <table:table-cell table:style-name="ce18" table:formula="of:=+[.$B$12]^2*([.K31]-SIN([.K31])*COS([.K31]))/8" office:value-type="float" office:value="1.52854042053682" calcext:value-type="float">
            <text:p>1.529</text:p>
          </table:table-cell>
          <table:table-cell table:style-name="ce18" table:formula="of:=+[.$B$12]*[.K31]/2" office:value-type="float" office:value="3.80709151426988" calcext:value-type="float">
            <text:p>3.807</text:p>
          </table:table-cell>
          <table:table-cell table:style-name="ce18" table:formula="of:=+[.L31]/[.M31]" office:value-type="float" office:value="0.401498207964661" calcext:value-type="float">
            <text:p>0.401</text:p>
          </table:table-cell>
          <table:table-cell table:style-name="ce18" table:formula="of:=+[.N31]^0.66666*[.$H$38]^0.5/[.$B$16]" office:value-type="float" office:value="4.79936484705491" calcext:value-type="float">
            <text:p>4.799</text:p>
          </table:table-cell>
          <table:table-cell table:style-name="ce18" table:formula="of:=+[.O31]*[.L31]" office:value-type="float" office:value="7.33602316162696" calcext:value-type="float">
            <text:p>7.33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ipe Full ?</text:p>
          </table:table-cell>
          <table:table-cell/>
          <table:table-cell table:formula="of:=+IF([.C31]&lt;[.B12];&quot;NOTFULL &quot;;&quot;FULL &quot;)" office:value-type="string" office:string-value="NOTFULL " calcext:value-type="string">
            <text:p>NOTFULL </text:p>
          </table:table-cell>
          <table:table-cell table:number-columns-repeated="3"/>
          <table:table-cell table:style-name="ce20"/>
          <table:table-cell table:style-name="ce16" table:formula="of:=+IF([.H30]&lt;0.85;[.G30];[.G31])" office:value-type="float" office:value="3.16462507161856" calcext:value-type="float">
            <text:p>3.16</text:p>
          </table:table-cell>
          <table:table-cell table:style-name="ce2" table:formula="of:=+[.I31]+1" office:value-type="float" office:value="10" calcext:value-type="float">
            <text:p>10</text:p>
          </table:table-cell>
          <table:table-cell table:style-name="ce18" table:formula="of:=+[.B$12]/[.L$8]*[.I32]" office:value-type="float" office:value="1.524" calcext:value-type="float">
            <text:p>1.524</text:p>
          </table:table-cell>
          <table:table-cell table:style-name="ce18" table:formula="of:=+ACOS(1-2*[.J32]/[.$B$12])*2" office:value-type="float" office:value="6.28318530717959" calcext:value-type="float">
            <text:p>6.283</text:p>
          </table:table-cell>
          <table:table-cell table:style-name="ce18" table:formula="of:=+[.$B$12]^2*([.K32]-SIN([.K32])*COS([.K32]))/8" office:value-type="float" office:value="1.82414692475099" calcext:value-type="float">
            <text:p>1.824</text:p>
          </table:table-cell>
          <table:table-cell table:style-name="ce18" table:formula="of:=+[.$B$12]*[.K32]/2" office:value-type="float" office:value="4.78778720407084" calcext:value-type="float">
            <text:p>4.788</text:p>
          </table:table-cell>
          <table:table-cell table:style-name="ce18" table:formula="of:=+[.L32]/[.M32]" office:value-type="float" office:value="0.381" calcext:value-type="float">
            <text:p>0.381</text:p>
          </table:table-cell>
          <table:table-cell table:style-name="ce18" table:formula="of:=+[.N32]^0.66666*[.$H$38]^0.5/[.$B$16]" office:value-type="float" office:value="4.63459185694464" calcext:value-type="float">
            <text:p>4.635</text:p>
          </table:table-cell>
          <table:table-cell table:style-name="ce18" table:formula="of:=+[.O32]*[.L32]" office:value-type="float" office:value="8.45417648332155" calcext:value-type="float">
            <text:p>8.45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lpha</text:p>
          </table:table-cell>
          <table:table-cell table:style-name="ce16" table:formula="of:=+ACOS(1-2*[.E31]/[.$B$12])*2" office:value-type="float" office:value="3.91246627245942" calcext:value-type="float">
            <text:p>3.91</text:p>
          </table:table-cell>
          <table:table-cell office:value-type="string" calcext:value-type="string">
            <text:p>rad</text:p>
          </table:table-cell>
          <table:table-cell/>
          <table:table-cell table:style-name="ce16" table:formula="of:=+DEGREES([.B33])" office:value-type="float" office:value="224.167804899206" calcext:value-type="float">
            <text:p>224.17</text:p>
          </table:table-cell>
          <table:table-cell table:number-columns-repeated="4"/>
          <table:table-cell table:style-name="ce18" table:formula="of:=+[.B$12]/[.L$8]*[.G30]" office:value-type="float" office:value="0.26244062194977" calcext:value-type="float">
            <text:p>0.262</text:p>
          </table:table-cell>
          <table:table-cell table:style-name="ce18" table:formula="of:=+ACOS(1-2*[.J33]/[.$B$12])*2" office:value-type="float" office:value="1.71166597243582" calcext:value-type="float">
            <text:p>1.712</text:p>
          </table:table-cell>
          <table:table-cell table:style-name="ce18" table:formula="of:=+[.$B$12]^2*([.K33]-SIN([.K33])*COS([.K33]))/8" office:value-type="float" office:value="0.537292934595639" calcext:value-type="float">
            <text:p>0.537</text:p>
          </table:table-cell>
          <table:table-cell table:style-name="ce18" table:formula="of:=+[.$B$12]*[.K33]/2" office:value-type="float" office:value="1.3042894709961" calcext:value-type="float">
            <text:p>1.304</text:p>
          </table:table-cell>
          <table:table-cell table:style-name="ce18" table:formula="of:=+[.L33]/[.M33]" office:value-type="float" office:value="0.41194301306849" calcext:value-type="float">
            <text:p>0.412</text:p>
          </table:table-cell>
          <table:table-cell table:style-name="ce18" table:formula="of:=+[.N33]^0.66666*[.$H$38]^0.5/[.$B$16]" office:value-type="float" office:value="4.88224285503811" calcext:value-type="float">
            <text:p>4.882</text:p>
          </table:table-cell>
          <table:table-cell table:style-name="ce18" table:formula="of:=+[.O33]*[.L33]" office:value-type="float" office:value="2.62319459099202" calcext:value-type="float">
            <text:p>2.62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16" table:formula="of:=+[.$B$12]^2*([.B33]-SIN([.B33])*COS([.B33]))/8" office:value-type="float" office:value="0.990775275870222" calcext:value-type="float">
            <text:p>0.99</text:p>
          </table:table-cell>
          <table:table-cell table:style-name="Default"/>
          <table:table-cell/>
          <table:table-cell table:style-name="ce16" table:formula="of:=+[.B12]^2/8*([.B33]-SIN([.B33]))" office:value-type="float" office:value="1.33816041499622" calcext:value-type="float">
            <text:p>1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imeter</text:p>
          </table:table-cell>
          <table:table-cell table:style-name="ce16" table:formula="of:=+[.$B$12]*[.B33]/2" office:value-type="float" office:value="2.98129929961408" calcext:value-type="float">
            <text:p>2.98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Segment</text:p>
          </table:table-cell>
          <table:table-cell table:style-name="ce16" table:formula="of:=+[.B12]*SIN([.B33]/4)" office:value-type="float" office:value="1.26407689892142" calcext:value-type="float">
            <text:p>1.26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Hyd Rad</text:p>
          </table:table-cell>
          <table:table-cell table:style-name="ce16" table:formula="of:=+[.B34]/[.B35]" office:value-type="float" office:value="0.332330026709655" calcext:value-type="float">
            <text:p>0.33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K Losses</text:p>
          </table:table-cell>
          <table:table-cell table:style-name="ce2" office:value-type="string" calcext:value-type="string">
            <text:p>Fric Loss</text:p>
          </table:table-cell>
          <table:table-cell office:value-type="string" calcext:value-type="string">
            <text:p>Fric Slop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elocity Est</text:p>
          </table:table-cell>
          <table:table-cell table:style-name="ce16" table:formula="of:=+SQRT([.$B23]/(([.$B15]/(2*[.$B17]))+([.$B16]^2*[.$B13]/[.$B37]^1.333333)))" office:value-type="float" office:value="4.23095608870352" calcext:value-type="float">
            <text:p>4.23</text:p>
          </table:table-cell>
          <table:table-cell table:style-name="ce18" table:formula="of:=+(([.$B15]/(2*[.$B17]))+([.$B16]^2*[.$B13]/[.$B37]^1.333333))" office:value-type="float" office:value="0.0837942509448058" calcext:value-type="float">
            <text:p>0.084</text:p>
          </table:table-cell>
          <table:table-cell table:number-columns-repeated="2"/>
          <table:table-cell table:style-name="ce18" table:formula="of:=+[.B15]*[.B38]^2/2/[.B17]" office:value-type="float" office:value="1.36857717312977" calcext:value-type="float">
            <text:p>1.369</text:p>
          </table:table-cell>
          <table:table-cell table:style-name="ce18" table:formula="of:=+[.B23]-[.F38]" office:value-type="float" office:value="0.131422826870231" calcext:value-type="float">
            <text:p>0.131</text:p>
          </table:table-cell>
          <table:table-cell table:style-name="ce18" table:formula="of:=+[.G38]/[.B13]" office:value-type="float" office:value="0.0131422826870231" calcext:value-type="float">
            <text:p>0.0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lc. Q</text:p>
          </table:table-cell>
          <table:table-cell table:style-name="ce17" table:formula="of:=+[.B38]*[.B34]" office:value-type="float" office:value="4.19192668598003" calcext:value-type="float">
            <text:p>4.19</text:p>
          </table:table-cell>
          <table:table-cell office:value-type="string" calcext:value-type="string">
            <text:p>m3/s</text:p>
          </table:table-cell>
          <table:table-cell/>
          <table:table-cell table:style-name="ce2" table:formula="of:=+IF([.B39]&gt;[.C28];&quot;INLET CTRL &quot;;&quot;OUTLET CTRL &quot;)" office:value-type="string" office:string-value="INLET CTRL " calcext:value-type="string">
            <text:p>INLET CTRL 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" table:formula="of:=+IF([.B39]&gt;[.C28];[.B28];[.C32])" office:value-type="string" office:string-value="UnSubmerged " calcext:value-type="string">
            <text:p>UnSubmerged 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 office:value-type="string" calcext:value-type="string">
            <text:p>Culvert is</text:p>
          </table:table-cell>
          <table:table-cell office:value-type="string" calcext:value-type="string">
            <text:p>ADOPED FLOW RATE Q</text:p>
          </table:table-cell>
          <table:table-cell table:style-name="ce19" table:formula="of:=+IF([.B39]&gt;[.C28];[.C28];[.B39])" office:value-type="float" office:value="4.10904451799042" calcext:value-type="float">
            <text:p>4.11</text:p>
          </table:table-cell>
          <table:table-cell table:style-name="ce2" office:value-type="string" calcext:value-type="string">
            <text:p>m3/s</text:p>
          </table:table-cell>
          <table:table-cell table:number-columns-repeated="1020"/>
        </table:table-row>
        <table:table-row table:style-name="ro2">
          <table:table-cell table:style-name="ce1" table:formula="of:=+CONCATENATE([.E39];[.E40])" office:value-type="string" office:string-value="INLET CTRL UnSubmerged " calcext:value-type="string">
            <text:p>INLET CTRL UnSubmerged </text:p>
          </table:table-cell>
          <table:table-cell office:value-type="string" calcext:value-type="string">
            <text:p>velocity</text:p>
          </table:table-cell>
          <table:table-cell table:style-name="ce16" table:formula="of:=+LOOKUP([.C43];[.P23:.P32];[.O23:.O32])" office:value-type="float" office:value="5.07223067778226" calcext:value-type="float">
            <text:p>5.07</text:p>
          </table:table-cell>
          <table:table-cell office:value-type="string" calcext:value-type="string">
            <text:p>m/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Default" office:value-type="string" calcext:value-type="string">
            <text:p>depth</text:p>
          </table:table-cell>
          <table:table-cell table:style-name="ce20" table:formula="of:=+[.E31]" office:value-type="float" office:value="1.0484845186265" calcext:value-type="float">
            <text:p>1.05</text:p>
          </table:table-cell>
          <table:table-cell table:style-name="ce2" office:value-type="string" calcext:value-type="string">
            <text:p>m 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016"/>
        </table:table-row>
        <table:table-row table:style-name="ro3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X" table:style-name="ta1">
        <office:forms form:automatic-focus="false" form:apply-design-mode="false"/>
        <table:table-column table:style-name="co2" table:number-columns-repeated="5" table:default-cell-style-name="Default"/>
        <table:table-column table:style-name="co3" table:default-cell-style-name="ce2"/>
        <table:table-column table:style-name="co2" table:number-columns-repeated="1018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SIMPLE BOYD (US Dept_TRANSPORTATION) CULVERT SOLVER: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For Inlet Control {Unsbmerged, Submerged} and Outlet Control</text:p>
          </table:table-cell>
          <table:table-cell table:number-columns-repeated="1023"/>
        </table:table-row>
        <table:table-row table:style-name="ro3">
          <table:table-cell/>
          <table:table-cell table:style-name="ce2" office:value-type="string" calcext:value-type="string">
            <text:p>CASE SELECT: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let Inv</text:p>
          </table:table-cell>
          <table:table-cell/>
          <table:table-cell table:style-name="ce4" table:formula="of:=LOOKUP([.D$6];[$Sheet3.B$8:.M$8];[$Sheet3.B9:.M9])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Inlet Depth</text:p>
          </table:table-cell>
          <table:table-cell/>
          <table:table-cell table:style-name="ce4" office:value-type="float" office:value="1.5" calcext:value-type="float">
            <text:p>1.5</text:p>
          </table:table-cell>
          <table:table-cell table:style-name="ce2" office:value-type="string" calcext:value-type="string">
            <text:p>v^2/2g</text:p>
          </table:table-cell>
          <table:table-cell table:style-name="ce2" office:value-type="string" calcext:value-type="string">
            <text:p>Spec E</text:p>
          </table:table-cell>
          <table:table-cell office:value-type="string" calcext:value-type="string">
            <text:p>Tot 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let Velocity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" table:formula="of:=+[.C10]^2/19.62" office:value-type="float" office:value="0.815494393476045" calcext:value-type="float">
            <text:p>0.8154943935</text:p>
          </table:table-cell>
          <table:table-cell table:style-name="ce2" table:formula="of:=+[.C9]+[.D10]" office:value-type="float" office:value="2.31549439347604" calcext:value-type="float">
            <text:p>2.3154943935</text:p>
          </table:table-cell>
          <table:table-cell table:formula="of:=+[.C8]+[.E10]" office:value-type="float" office:value="12.315494393476" calcext:value-type="float">
            <text:p>12.315494393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Outlet Inv</text:p>
          </table:table-cell>
          <table:table-cell/>
          <table:table-cell table:style-name="ce4" office:value-type="float" office:value="9.9" calcext:value-type="float">
            <text:p>9.9</text:p>
          </table:table-cell>
          <table:table-cell table:style-name="ce2" table:formula="of:=+[.C13]^2/19.62" office:value-type="float" office:value="0.815494393476045" calcext:value-type="float">
            <text:p>0.8154943935</text:p>
          </table:table-cell>
          <table:table-cell table:style-name="ce2" table:formula="of:=+[.C12]+[.D11]" office:value-type="float" office:value="1.61549439347604" calcext:value-type="float">
            <text:p>1.6154943935</text:p>
          </table:table-cell>
          <table:table-cell table:formula="of:=+[.C11]+[.E11]" office:value-type="float" office:value="11.515494393476" calcext:value-type="float">
            <text:p>11.5154943935</text:p>
          </table:table-cell>
          <table:table-cell table:number-columns-repeated="3"/>
          <table:table-cell table:style-name="ce2" office:value-type="string" calcext:value-type="string">
            <text:p>NORMAL DEPTH FROM PIPE SLOPE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utlet Depth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2" office:value-type="string" calcext:value-type="string">
            <text:p>Fixed Headwater</text:p>
          </table:table-cell>
          <table:table-cell/>
          <table:table-cell table:style-name="ce1" table:formula="of:=+[.F10]" office:value-type="float" office:value="12.315494393476" calcext:value-type="float">
            <text:p>12.3154943935</text:p>
          </table:table-cell>
          <table:table-cell table:number-columns-repeated="3"/>
          <table:table-cell table:style-name="ce2" office:value-type="string" calcext:value-type="string">
            <text:p>No Of Step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utlet Velocity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Fixed Tailwater</text:p>
          </table:table-cell>
          <table:table-cell/>
          <table:table-cell table:style-name="ce1" table:formula="of:=+[.F11]" office:value-type="float" office:value="11.515494393476" calcext:value-type="float">
            <text:p>11.515494393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ulvert Height</text:p>
          </table:table-cell>
          <table:table-cell/>
          <table:table-cell table:style-name="ce4" office:value-type="float" office:value="1.2" calcext:value-type="float">
            <text:p>1.2</text:p>
          </table:table-cell>
          <table:table-cell table:number-columns-repeated="6"/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erimeter</text:p>
          </table:table-cell>
          <table:table-cell table:style-name="ce2" office:value-type="string" calcext:value-type="string">
            <text:p>HydRad</text:p>
          </table:table-cell>
          <table:table-cell table:style-name="ce2" office:value-type="string" calcext:value-type="string">
            <text:p>Velocity</text:p>
          </table:table-cell>
          <table:table-cell table:style-name="ce2" office:value-type="string" calcext:value-type="string">
            <text:p>Qest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ulv. Width (0 if Pipe)</text:p>
          </table:table-cell>
          <table:table-cell/>
          <table:table-cell table:style-name="ce4" office:value-type="float" office:value="3.6" calcext:value-type="float">
            <text:p>3.6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table:formula="of:=+[.C$14]/[.L$12]*[.I15]" office:value-type="float" office:value="0.02" calcext:value-type="float">
            <text:p>0.02</text:p>
          </table:table-cell>
          <table:table-cell table:style-name="ce2" table:formula="of:=+IF([.C$15]=0;ACOS(1-2*[.J15]/[.$C$14])*2;0)" office:value-type="float" office:value="0" calcext:value-type="float">
            <text:p>0</text:p>
          </table:table-cell>
          <table:table-cell table:style-name="ce2" table:formula="of:=+IF([.C$15]=0;[.$C$14]^2*([.K15]-SIN([.K15])*COS([.K15]))/8;[.J15]*[.C$15])" office:value-type="float" office:value="0.072" calcext:value-type="float">
            <text:p>0.072</text:p>
          </table:table-cell>
          <table:table-cell table:style-name="ce2" table:formula="of:=+IF([.C$15]=0;[.$C$14]*[.K15]/2;[.C$15]+[.J15]*2)" office:value-type="float" office:value="3.64" calcext:value-type="float">
            <text:p>3.64</text:p>
          </table:table-cell>
          <table:table-cell table:style-name="ce2" table:formula="of:=+[.L15]/[.M15]" office:value-type="float" office:value="0.0197802197802198" calcext:value-type="float">
            <text:p>0.0197802198</text:p>
          </table:table-cell>
          <table:table-cell table:style-name="ce2" table:formula="of:=+[.N15]^0.66666*[.$C$33]^0.5/[.$C$22]" office:value-type="float" office:value="0.56262895825224" calcext:value-type="float">
            <text:p>0.5626289583</text:p>
          </table:table-cell>
          <table:table-cell table:style-name="ce2" table:formula="of:=+[.L15]*[.O15]" office:value-type="float" office:value="0.0405092849941613" calcext:value-type="float">
            <text:p>0.040509285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ipe Length</text:p>
          </table:table-cell>
          <table:table-cell/>
          <table:table-cell table:style-name="ce4" table:formula="of:=LOOKUP([.D$6];[$Sheet3.B$8:.M$8];[$Sheet3.B18:.M18])" office:value-type="float" office:value="10" calcext:value-type="float">
            <text:p>10</text:p>
          </table:table-cell>
          <table:table-cell table:number-columns-repeated="5"/>
          <table:table-cell table:style-name="ce2" table:formula="of:=+[.I15]+1" office:value-type="float" office:value="2" calcext:value-type="float">
            <text:p>2</text:p>
          </table:table-cell>
          <table:table-cell table:style-name="ce2" table:formula="of:=+[.C$14]/[.L$12]*[.I16]" office:value-type="float" office:value="0.04" calcext:value-type="float">
            <text:p>0.04</text:p>
          </table:table-cell>
          <table:table-cell table:style-name="ce2" table:formula="of:=+IF([.C$15]=0;ACOS(1-2*[.J16]/[.$C$14])*2;0)" office:value-type="float" office:value="0" calcext:value-type="float">
            <text:p>0</text:p>
          </table:table-cell>
          <table:table-cell table:style-name="ce2" table:formula="of:=+IF([.C$15]=0;[.$C$14]^2*([.K16]-SIN([.K16])*COS([.K16]))/8;[.J16]*[.C$15])" office:value-type="float" office:value="0.144" calcext:value-type="float">
            <text:p>0.144</text:p>
          </table:table-cell>
          <table:table-cell table:style-name="ce2" table:formula="of:=+IF([.C$15]=0;[.$C$14]*[.K16]/2;[.C$15]+[.J16]*2)" office:value-type="float" office:value="3.68" calcext:value-type="float">
            <text:p>3.68</text:p>
          </table:table-cell>
          <table:table-cell table:style-name="ce2" table:formula="of:=+[.L16]/[.M16]" office:value-type="float" office:value="0.0391304347826087" calcext:value-type="float">
            <text:p>0.0391304348</text:p>
          </table:table-cell>
          <table:table-cell table:style-name="ce2" table:formula="of:=+[.N16]^0.66666*[.$C$33]^0.5/[.$C$22]" office:value-type="float" office:value="0.88663011816989" calcext:value-type="float">
            <text:p>0.8866301182</text:p>
          </table:table-cell>
          <table:table-cell table:style-name="ce2" table:formula="of:=+[.L16]*[.O16]" office:value-type="float" office:value="0.127674737016464" calcext:value-type="float">
            <text:p>0.12767473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osses</text:p>
          </table:table-cell>
          <table:table-cell/>
          <table:table-cell table:style-name="ce4"/>
          <table:table-cell/>
          <table:table-cell table:style-name="ce2" office:value-type="string" calcext:value-type="string">
            <text:p>PARAMETERS:</text:p>
          </table:table-cell>
          <table:table-cell table:number-columns-repeated="3"/>
          <table:table-cell table:style-name="ce2" table:formula="of:=+[.I16]+1" office:value-type="float" office:value="3" calcext:value-type="float">
            <text:p>3</text:p>
          </table:table-cell>
          <table:table-cell table:style-name="ce2" table:formula="of:=+[.C$14]/[.L$12]*[.I17]" office:value-type="float" office:value="0.06" calcext:value-type="float">
            <text:p>0.06</text:p>
          </table:table-cell>
          <table:table-cell table:style-name="ce2" table:formula="of:=+IF([.C$15]=0;ACOS(1-2*[.J17]/[.$C$14])*2;0)" office:value-type="float" office:value="0" calcext:value-type="float">
            <text:p>0</text:p>
          </table:table-cell>
          <table:table-cell table:style-name="ce2" table:formula="of:=+IF([.C$15]=0;[.$C$14]^2*([.K17]-SIN([.K17])*COS([.K17]))/8;[.J17]*[.C$15])" office:value-type="float" office:value="0.216" calcext:value-type="float">
            <text:p>0.216</text:p>
          </table:table-cell>
          <table:table-cell table:style-name="ce2" table:formula="of:=+IF([.C$15]=0;[.$C$14]*[.K17]/2;[.C$15]+[.J17]*2)" office:value-type="float" office:value="3.72" calcext:value-type="float">
            <text:p>3.72</text:p>
          </table:table-cell>
          <table:table-cell table:style-name="ce2" table:formula="of:=+[.L17]/[.M17]" office:value-type="float" office:value="0.0580645161290323" calcext:value-type="float">
            <text:p>0.0580645161</text:p>
          </table:table-cell>
          <table:table-cell table:style-name="ce2" table:formula="of:=+[.N17]^0.66666*[.$C$33]^0.5/[.$C$22]" office:value-type="float" office:value="1.15346767727942" calcext:value-type="float">
            <text:p>1.1534676773</text:p>
          </table:table-cell>
          <table:table-cell table:style-name="ce2" table:formula="of:=+[.L17]*[.O17]" office:value-type="float" office:value="0.249149018292355" calcext:value-type="float">
            <text:p>0.249149018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Entrance</text:p>
          </table:table-cell>
          <table:table-cell/>
          <table:table-cell table:style-name="ce4" table:formula="of:=LOOKUP([.D$6];[$Sheet3.B$8:.M$8];[$Sheet3.B20:.M20])" office:value-type="float" office:value="0.5" calcext:value-type="float">
            <text:p>0.5</text:p>
          </table:table-cell>
          <table:table-cell table:number-columns-repeated="5"/>
          <table:table-cell table:style-name="ce2" table:formula="of:=+[.I17]+1" office:value-type="float" office:value="4" calcext:value-type="float">
            <text:p>4</text:p>
          </table:table-cell>
          <table:table-cell table:style-name="ce2" table:formula="of:=+[.C$14]/[.L$12]*[.I18]" office:value-type="float" office:value="0.08" calcext:value-type="float">
            <text:p>0.08</text:p>
          </table:table-cell>
          <table:table-cell table:style-name="ce2" table:formula="of:=+IF([.C$15]=0;ACOS(1-2*[.J18]/[.$C$14])*2;0)" office:value-type="float" office:value="0" calcext:value-type="float">
            <text:p>0</text:p>
          </table:table-cell>
          <table:table-cell table:style-name="ce2" table:formula="of:=+IF([.C$15]=0;[.$C$14]^2*([.K18]-SIN([.K18])*COS([.K18]))/8;[.J18]*[.C$15])" office:value-type="float" office:value="0.288" calcext:value-type="float">
            <text:p>0.288</text:p>
          </table:table-cell>
          <table:table-cell table:style-name="ce2" table:formula="of:=+IF([.C$15]=0;[.$C$14]*[.K18]/2;[.C$15]+[.J18]*2)" office:value-type="float" office:value="3.76" calcext:value-type="float">
            <text:p>3.76</text:p>
          </table:table-cell>
          <table:table-cell table:style-name="ce2" table:formula="of:=+[.L18]/[.M18]" office:value-type="float" office:value="0.0765957446808511" calcext:value-type="float">
            <text:p>0.0765957447</text:p>
          </table:table-cell>
          <table:table-cell table:style-name="ce2" table:formula="of:=+[.N18]^0.66666*[.$C$33]^0.5/[.$C$22]" office:value-type="float" office:value="1.38739624544707" calcext:value-type="float">
            <text:p>1.3873962454</text:p>
          </table:table-cell>
          <table:table-cell table:style-name="ce2" table:formula="of:=+[.L18]*[.O18]" office:value-type="float" office:value="0.399570118688755" calcext:value-type="float">
            <text:p>0.399570118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Exit</text:p>
          </table:table-cell>
          <table:table-cell/>
          <table:table-cell table:style-name="ce4" table:formula="of:=LOOKUP([.D$6];[$Sheet3.B$8:.M$8];[$Sheet3.B21:.M21])" office:value-type="float" office:value="1" calcext:value-type="float">
            <text:p>1</text:p>
          </table:table-cell>
          <table:table-cell/>
          <table:table-cell table:style-name="ce2" table:formula="of:=+CONCATENATE([.E17];&quot; &quot;;[.D26];&quot;Culvert&quot;)" office:value-type="string" office:string-value="PARAMETERS: BOXCulvert" calcext:value-type="string">
            <text:p>PARAMETERS: BOXCulvert</text:p>
          </table:table-cell>
          <table:table-cell table:number-columns-repeated="3"/>
          <table:table-cell table:style-name="ce2" table:formula="of:=+[.I18]+1" office:value-type="float" office:value="5" calcext:value-type="float">
            <text:p>5</text:p>
          </table:table-cell>
          <table:table-cell table:style-name="ce2" table:formula="of:=+[.C$14]/[.L$12]*[.I19]" office:value-type="float" office:value="0.1" calcext:value-type="float">
            <text:p>0.1</text:p>
          </table:table-cell>
          <table:table-cell table:style-name="ce2" table:formula="of:=+IF([.C$15]=0;ACOS(1-2*[.J19]/[.$C$14])*2;0)" office:value-type="float" office:value="0" calcext:value-type="float">
            <text:p>0</text:p>
          </table:table-cell>
          <table:table-cell table:style-name="ce2" table:formula="of:=+IF([.C$15]=0;[.$C$14]^2*([.K19]-SIN([.K19])*COS([.K19]))/8;[.J19]*[.C$15])" office:value-type="float" office:value="0.36" calcext:value-type="float">
            <text:p>0.36</text:p>
          </table:table-cell>
          <table:table-cell table:style-name="ce2" table:formula="of:=+IF([.C$15]=0;[.$C$14]*[.K19]/2;[.C$15]+[.J19]*2)" office:value-type="float" office:value="3.8" calcext:value-type="float">
            <text:p>3.8</text:p>
          </table:table-cell>
          <table:table-cell table:style-name="ce2" table:formula="of:=+[.L19]/[.M19]" office:value-type="float" office:value="0.0947368421052632" calcext:value-type="float">
            <text:p>0.0947368421</text:p>
          </table:table-cell>
          <table:table-cell table:style-name="ce2" table:formula="of:=+[.N19]^0.66666*[.$C$33]^0.5/[.$C$22]" office:value-type="float" office:value="1.59861079136865" calcext:value-type="float">
            <text:p>1.5986107914</text:p>
          </table:table-cell>
          <table:table-cell table:style-name="ce2" table:formula="of:=+[.L19]*[.O19]" office:value-type="float" office:value="0.575499884892713" calcext:value-type="float">
            <text:p>0.575499884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Bend</text:p>
          </table:table-cell>
          <table:table-cell/>
          <table:table-cell table:style-name="ce4" table:formula="of:=LOOKUP([.D$6];[$Sheet3.B$8:.M$8];[$Sheet3.B22:.M22])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w</text:p>
          </table:table-cell>
          <table:table-cell table:style-name="ce2" table:formula="of:=+[.I19]+1" office:value-type="float" office:value="6" calcext:value-type="float">
            <text:p>6</text:p>
          </table:table-cell>
          <table:table-cell table:style-name="ce2" table:formula="of:=+[.C$14]/[.L$12]*[.I20]" office:value-type="float" office:value="0.12" calcext:value-type="float">
            <text:p>0.12</text:p>
          </table:table-cell>
          <table:table-cell table:style-name="ce2" table:formula="of:=+IF([.C$15]=0;ACOS(1-2*[.J20]/[.$C$14])*2;0)" office:value-type="float" office:value="0" calcext:value-type="float">
            <text:p>0</text:p>
          </table:table-cell>
          <table:table-cell table:style-name="ce2" table:formula="of:=+IF([.C$15]=0;[.$C$14]^2*([.K20]-SIN([.K20])*COS([.K20]))/8;[.J20]*[.C$15])" office:value-type="float" office:value="0.432" calcext:value-type="float">
            <text:p>0.432</text:p>
          </table:table-cell>
          <table:table-cell table:style-name="ce2" table:formula="of:=+IF([.C$15]=0;[.$C$14]*[.K20]/2;[.C$15]+[.J20]*2)" office:value-type="float" office:value="3.84" calcext:value-type="float">
            <text:p>3.84</text:p>
          </table:table-cell>
          <table:table-cell table:style-name="ce2" table:formula="of:=+[.L20]/[.M20]" office:value-type="float" office:value="0.1125" calcext:value-type="float">
            <text:p>0.1125</text:p>
          </table:table-cell>
          <table:table-cell table:style-name="ce2" table:formula="of:=+[.N20]^0.66666*[.$C$33]^0.5/[.$C$22]" office:value-type="float" office:value="1.79266024857881" calcext:value-type="float">
            <text:p>1.7926602486</text:p>
          </table:table-cell>
          <table:table-cell table:style-name="ce2" table:formula="of:=+[.L20]*[.O20]" office:value-type="float" office:value="0.774429227386044" calcext:value-type="float">
            <text:p>0.7744292274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Special</text:p>
          </table:table-cell>
          <table:table-cell/>
          <table:table-cell table:style-name="ce4" table:formula="of:=LOOKUP([.D$6];[$Sheet3.B$8:.M$8];[$Sheet3.B23:.M23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UNSUB</text:p>
          </table:table-cell>
          <table:table-cell table:style-name="ce3" table:formula="of:=+IF([.C15]=0;0.421;0.544)" office:value-type="float" office:value="0.544" calcext:value-type="float">
            <text:p>0.544</text:p>
          </table:table-cell>
          <table:table-cell table:style-name="ce3" table:formula="of:=+IF([.C15]=0;0.87;1)" office:value-type="float" office:value="1" calcext:value-type="float">
            <text:p>1</text:p>
          </table:table-cell>
          <table:table-cell table:style-name="ce3" table:formula="of:=+IF([.C15]=0;1.63;1.5)" office:value-type="float" office:value="1.5" calcext:value-type="float">
            <text:p>1.5</text:p>
          </table:table-cell>
          <table:table-cell table:style-name="ce2" table:formula="of:=+[.I20]+1" office:value-type="float" office:value="7" calcext:value-type="float">
            <text:p>7</text:p>
          </table:table-cell>
          <table:table-cell table:style-name="ce2" table:formula="of:=+[.C$14]/[.L$12]*[.I21]" office:value-type="float" office:value="0.14" calcext:value-type="float">
            <text:p>0.14</text:p>
          </table:table-cell>
          <table:table-cell table:style-name="ce2" table:formula="of:=+IF([.C$15]=0;ACOS(1-2*[.J21]/[.$C$14])*2;0)" office:value-type="float" office:value="0" calcext:value-type="float">
            <text:p>0</text:p>
          </table:table-cell>
          <table:table-cell table:style-name="ce2" table:formula="of:=+IF([.C$15]=0;[.$C$14]^2*([.K21]-SIN([.K21])*COS([.K21]))/8;[.J21]*[.C$15])" office:value-type="float" office:value="0.504" calcext:value-type="float">
            <text:p>0.504</text:p>
          </table:table-cell>
          <table:table-cell table:style-name="ce2" table:formula="of:=+IF([.C$15]=0;[.$C$14]*[.K21]/2;[.C$15]+[.J21]*2)" office:value-type="float" office:value="3.88" calcext:value-type="float">
            <text:p>3.88</text:p>
          </table:table-cell>
          <table:table-cell table:style-name="ce2" table:formula="of:=+[.L21]/[.M21]" office:value-type="float" office:value="0.129896907216495" calcext:value-type="float">
            <text:p>0.1298969072</text:p>
          </table:table-cell>
          <table:table-cell table:style-name="ce2" table:formula="of:=+[.N21]^0.66666*[.$C$33]^0.5/[.$C$22]" office:value-type="float" office:value="1.97300611344837" calcext:value-type="float">
            <text:p>1.9730061134</text:p>
          </table:table-cell>
          <table:table-cell table:style-name="ce2" table:formula="of:=+[.L21]*[.O21]" office:value-type="float" office:value="0.994395081177977" calcext:value-type="float">
            <text:p>0.9943950812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Mannings n</text:p>
          </table:table-cell>
          <table:table-cell/>
          <table:table-cell table:style-name="ce4" table:formula="of:=LOOKUP([.D$6];[$Sheet3.B$8:.M$8];[$Sheet3.B24:.M24])" office:value-type="float" office:value="0.013" calcext:value-type="float">
            <text:p>0.013</text:p>
          </table:table-cell>
          <table:table-cell/>
          <table:table-cell table:style-name="ce2" office:value-type="string" calcext:value-type="string">
            <text:p>SUB</text:p>
          </table:table-cell>
          <table:table-cell table:style-name="ce3" table:formula="of:=+IF([.C15]=0;0.53;0.702)" office:value-type="float" office:value="0.702" calcext:value-type="float">
            <text:p>0.702</text:p>
          </table:table-cell>
          <table:table-cell table:style-name="ce3" table:formula="of:=+IF([.C15]=0;1.87;0.89)" office:value-type="float" office:value="0.89" calcext:value-type="float">
            <text:p>0.89</text:p>
          </table:table-cell>
          <table:table-cell table:style-name="ce3" table:formula="of:=+IF([.C15]=0;0.63;0.61)" office:value-type="float" office:value="0.61" calcext:value-type="float">
            <text:p>0.61</text:p>
          </table:table-cell>
          <table:table-cell table:style-name="ce2" table:formula="of:=+[.I21]+1" office:value-type="float" office:value="8" calcext:value-type="float">
            <text:p>8</text:p>
          </table:table-cell>
          <table:table-cell table:style-name="ce2" table:formula="of:=+[.C$14]/[.L$12]*[.I22]" office:value-type="float" office:value="0.16" calcext:value-type="float">
            <text:p>0.16</text:p>
          </table:table-cell>
          <table:table-cell table:style-name="ce2" table:formula="of:=+IF([.C$15]=0;ACOS(1-2*[.J22]/[.$C$14])*2;0)" office:value-type="float" office:value="0" calcext:value-type="float">
            <text:p>0</text:p>
          </table:table-cell>
          <table:table-cell table:style-name="ce2" table:formula="of:=+IF([.C$15]=0;[.$C$14]^2*([.K22]-SIN([.K22])*COS([.K22]))/8;[.J22]*[.C$15])" office:value-type="float" office:value="0.576" calcext:value-type="float">
            <text:p>0.576</text:p>
          </table:table-cell>
          <table:table-cell table:style-name="ce2" table:formula="of:=+IF([.C$15]=0;[.$C$14]*[.K22]/2;[.C$15]+[.J22]*2)" office:value-type="float" office:value="3.92" calcext:value-type="float">
            <text:p>3.92</text:p>
          </table:table-cell>
          <table:table-cell table:style-name="ce2" table:formula="of:=+[.L22]/[.M22]" office:value-type="float" office:value="0.146938775510204" calcext:value-type="float">
            <text:p>0.1469387755</text:p>
          </table:table-cell>
          <table:table-cell table:style-name="ce2" table:formula="of:=+[.N22]^0.66666*[.$C$33]^0.5/[.$C$22]" office:value-type="float" office:value="2.14200169940007" calcext:value-type="float">
            <text:p>2.1420016994</text:p>
          </table:table-cell>
          <table:table-cell table:style-name="ce2" table:formula="of:=+[.L22]*[.O22]" office:value-type="float" office:value="1.23379297885444" calcext:value-type="float">
            <text:p>1.233792978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lop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2" table:formula="of:=+[.I22]+1" office:value-type="float" office:value="9" calcext:value-type="float">
            <text:p>9</text:p>
          </table:table-cell>
          <table:table-cell table:style-name="ce2" table:formula="of:=+[.C$14]/[.L$12]*[.I23]" office:value-type="float" office:value="0.18" calcext:value-type="float">
            <text:p>0.18</text:p>
          </table:table-cell>
          <table:table-cell table:style-name="ce2" table:formula="of:=+IF([.C$15]=0;ACOS(1-2*[.J23]/[.$C$14])*2;0)" office:value-type="float" office:value="0" calcext:value-type="float">
            <text:p>0</text:p>
          </table:table-cell>
          <table:table-cell table:style-name="ce2" table:formula="of:=+IF([.C$15]=0;[.$C$14]^2*([.K23]-SIN([.K23])*COS([.K23]))/8;[.J23]*[.C$15])" office:value-type="float" office:value="0.648" calcext:value-type="float">
            <text:p>0.648</text:p>
          </table:table-cell>
          <table:table-cell table:style-name="ce2" table:formula="of:=+IF([.C$15]=0;[.$C$14]*[.K23]/2;[.C$15]+[.J23]*2)" office:value-type="float" office:value="3.96" calcext:value-type="float">
            <text:p>3.96</text:p>
          </table:table-cell>
          <table:table-cell table:style-name="ce2" table:formula="of:=+[.L23]/[.M23]" office:value-type="float" office:value="0.163636363636364" calcext:value-type="float">
            <text:p>0.1636363636</text:p>
          </table:table-cell>
          <table:table-cell table:style-name="ce2" table:formula="of:=+[.N23]^0.66666*[.$C$33]^0.5/[.$C$22]" office:value-type="float" office:value="2.30134520565132" calcext:value-type="float">
            <text:p>2.3013452057</text:p>
          </table:table-cell>
          <table:table-cell table:style-name="ce2" table:formula="of:=+[.L23]*[.O23]" office:value-type="float" office:value="1.49127169326206" calcext:value-type="float">
            <text:p>1.4912716933</text:p>
          </table:table-cell>
          <table:table-cell table:number-columns-repeated="1008"/>
        </table:table-row>
        <table:table-row table:style-name="ro3">
          <table:table-cell table:number-columns-repeated="8"/>
          <table:table-cell table:style-name="ce2" table:formula="of:=+[.I23]+1" office:value-type="float" office:value="10" calcext:value-type="float">
            <text:p>10</text:p>
          </table:table-cell>
          <table:table-cell table:style-name="ce2" table:formula="of:=+[.C$14]/[.L$12]*[.I24]" office:value-type="float" office:value="0.2" calcext:value-type="float">
            <text:p>0.2</text:p>
          </table:table-cell>
          <table:table-cell table:style-name="ce2" table:formula="of:=+IF([.C$15]=0;ACOS(1-2*[.J24]/[.$C$14])*2;0)" office:value-type="float" office:value="0" calcext:value-type="float">
            <text:p>0</text:p>
          </table:table-cell>
          <table:table-cell table:style-name="ce2" table:formula="of:=+IF([.C$15]=0;[.$C$14]^2*([.K24]-SIN([.K24])*COS([.K24]))/8;[.J24]*[.C$15])" office:value-type="float" office:value="0.72" calcext:value-type="float">
            <text:p>0.72</text:p>
          </table:table-cell>
          <table:table-cell table:style-name="ce2" table:formula="of:=+IF([.C$15]=0;[.$C$14]*[.K24]/2;[.C$15]*2+[.J24]*2)" office:value-type="float" office:value="7.6" calcext:value-type="float">
            <text:p>7.6</text:p>
          </table:table-cell>
          <table:table-cell table:style-name="ce2" table:formula="of:=+[.L24]/[.M24]" office:value-type="float" office:value="0.0947368421052632" calcext:value-type="float">
            <text:p>0.0947368421</text:p>
          </table:table-cell>
          <table:table-cell table:style-name="ce2" table:formula="of:=+[.N24]^0.66666*[.$C$33]^0.5/[.$C$22]" office:value-type="float" office:value="1.59861079136865" calcext:value-type="float">
            <text:p>1.5986107914</text:p>
          </table:table-cell>
          <table:table-cell table:style-name="ce2" table:formula="of:=+[.L24]*[.O24]" office:value-type="float" office:value="1.15099976978543" calcext:value-type="float">
            <text:p>1.150999769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gravity</text:p>
          </table:table-cell>
          <table:table-cell/>
          <table:table-cell table:style-name="ce2" office:value-type="float" office:value="9.81" calcext:value-type="float">
            <text:p>9.81</text:p>
          </table:table-cell>
          <table:table-cell table:number-columns-repeated="3"/>
          <table:table-cell table:style-name="ce10" office:value-type="string" calcext:value-type="string">
            <text:p>CULVERT: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2" office:value-type="string" calcext:value-type="string">
            <text:p>UnSub:SUB Ratio</text:p>
          </table:table-cell>
          <table:table-cell/>
          <table:table-cell table:style-name="ce4" table:formula="of:=+IF([.C15]=0;1.2;1.35)" office:value-type="float" office:value="1.35" calcext:value-type="float">
            <text:p>1.35</text:p>
          </table:table-cell>
          <table:table-cell table:style-name="ce2" table:formula="of:=+IF([.C15]=0;&quot;PIPE&quot;;&quot;BOX&quot;)" office:value-type="string" office:string-value="BOX" calcext:value-type="string">
            <text:p>BOX</text:p>
          </table:table-cell>
          <table:table-cell table:number-columns-repeated="2"/>
          <table:table-cell table:style-name="ce10" office:value-type="string" calcext:value-type="string">
            <text:p>Q</text:p>
          </table:table-cell>
          <table:table-cell table:style-name="ce10" table:formula="of:=+[.E54]" office:value-type="float" office:value="13.5469272889354" calcext:value-type="float">
            <text:p>13.5469272889</text:p>
          </table:table-cell>
          <table:table-cell/>
          <table:table-cell table:style-name="ce2" office:value-type="string" calcext:value-type="string">
            <text:p>NORMAL DEPTH FROM ENERGY SLOPE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ALCULATIONS:</text:p>
          </table:table-cell>
          <table:table-cell table:number-columns-repeated="5"/>
          <table:table-cell table:style-name="ce10" office:value-type="string" calcext:value-type="string">
            <text:p>v</text:p>
          </table:table-cell>
          <table:table-cell table:style-name="ce10" table:formula="of:=+[.C47]" office:value-type="float" office:value="3.13586279836466" calcext:value-type="float">
            <text:p>3.1358627984</text:p>
          </table:table-cell>
          <table:table-cell/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erimeter</text:p>
          </table:table-cell>
          <table:table-cell table:style-name="ce2" office:value-type="string" calcext:value-type="string">
            <text:p>HydRad</text:p>
          </table:table-cell>
          <table:table-cell table:style-name="ce2" office:value-type="string" calcext:value-type="string">
            <text:p>Velocity</text:p>
          </table:table-cell>
          <table:table-cell table:style-name="ce2" office:value-type="string" calcext:value-type="string">
            <text:p>Qest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Headwater</text:p>
          </table:table-cell>
          <table:table-cell/>
          <table:table-cell table:style-name="ce9" table:formula="of:=+[.F12]-[.C8]" office:value-type="float" office:value="2.31549439347604" calcext:value-type="float">
            <text:p>2.3154943935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table:style-name="ce10" office:value-type="string" calcext:value-type="string">
            <text:p>d</text:p>
          </table:table-cell>
          <table:table-cell table:style-name="ce10" table:formula="of:=+[.E41]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+[.C$14]/[.L$12]*[.I28]" office:value-type="float" office:value="0.02" calcext:value-type="float">
            <text:p>0.02</text:p>
          </table:table-cell>
          <table:table-cell table:style-name="ce2" table:formula="of:=+IF([.C$15]=0;ACOS(1-2*[.J28]/[.$C$14])*2;0)" office:value-type="float" office:value="0" calcext:value-type="float">
            <text:p>0</text:p>
          </table:table-cell>
          <table:table-cell table:style-name="ce2" table:formula="of:=+IF([.C$15]=0;[.$C$14]^2*([.K28]-SIN([.K28])*COS([.K28]))/8;[.J28]*[.C$15])" office:value-type="float" office:value="0.072" calcext:value-type="float">
            <text:p>0.072</text:p>
          </table:table-cell>
          <table:table-cell table:style-name="ce2" table:formula="of:=+IF([.C$15]=0;[.$C$14]*[.K28]/2;[.C$15]+[.J28]*2)" office:value-type="float" office:value="3.64" calcext:value-type="float">
            <text:p>3.64</text:p>
          </table:table-cell>
          <table:table-cell table:style-name="ce2" table:formula="of:=+[.L28]/[.M28]" office:value-type="float" office:value="0.0197802197802198" calcext:value-type="float">
            <text:p>0.0197802198</text:p>
          </table:table-cell>
          <table:table-cell table:style-name="ce2" table:formula="of:=+[.N28]^0.66666*[.$C$34]^0.5/[.$C$22]" office:value-type="float" office:value="1.59135500668833" calcext:value-type="float">
            <text:p>1.5913550067</text:p>
          </table:table-cell>
          <table:table-cell table:style-name="ce2" table:formula="of:=+[.L28]*[.O28]" office:value-type="float" office:value="0.11457756048156" calcext:value-type="float">
            <text:p>0.1145775605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Hw/D</text:p>
          </table:table-cell>
          <table:table-cell/>
          <table:table-cell table:style-name="ce9" table:formula="of:=+[.C28]/[.C14]" office:value-type="float" office:value="1.92957866123004" calcext:value-type="float">
            <text:p>1.9295786612</text:p>
          </table:table-cell>
          <table:table-cell table:style-name="ce2" table:formula="of:=+IF([.C29]&gt;[.C26];&quot;SUBMERGED&quot;;&quot;UNSUBMERGED&quot;)" office:value-type="string" office:string-value="SUBMERGED" calcext:value-type="string">
            <text:p>SUBMERGED</text:p>
          </table:table-cell>
          <table:table-cell/>
          <table:table-cell table:style-name="ce13" table:formula="of:=+[.B54]" office:value-type="string" office:string-value="FULLOUTLET CTRL" calcext:value-type="string">
            <text:p>FULLOUTLET CTRL</text:p>
          </table:table-cell>
          <table:table-cell/>
          <table:table-cell table:style-name="ce2" table:formula="of:=+[.E41]" office:value-type="float" office:value="1.2" calcext:value-type="float">
            <text:p>1.2</text:p>
          </table:table-cell>
          <table:table-cell table:style-name="ce2" table:formula="of:=+[.I28]+1" office:value-type="float" office:value="2" calcext:value-type="float">
            <text:p>2</text:p>
          </table:table-cell>
          <table:table-cell table:style-name="ce2" table:formula="of:=+[.C$14]/[.L$12]*[.I29]" office:value-type="float" office:value="0.04" calcext:value-type="float">
            <text:p>0.04</text:p>
          </table:table-cell>
          <table:table-cell table:style-name="ce2" table:formula="of:=+IF([.C$15]=0;ACOS(1-2*[.J29]/[.$C$14])*2;0)" office:value-type="float" office:value="0" calcext:value-type="float">
            <text:p>0</text:p>
          </table:table-cell>
          <table:table-cell table:style-name="ce2" table:formula="of:=+IF([.C$15]=0;[.$C$14]^2*([.K29]-SIN([.K29])*COS([.K29]))/8;[.J29]*[.C$15])" office:value-type="float" office:value="0.144" calcext:value-type="float">
            <text:p>0.144</text:p>
          </table:table-cell>
          <table:table-cell table:style-name="ce2" table:formula="of:=+IF([.C$15]=0;[.$C$14]*[.K29]/2;[.C$15]+[.J29]*2)" office:value-type="float" office:value="3.68" calcext:value-type="float">
            <text:p>3.68</text:p>
          </table:table-cell>
          <table:table-cell table:style-name="ce2" table:formula="of:=+[.L29]/[.M29]" office:value-type="float" office:value="0.0391304347826087" calcext:value-type="float">
            <text:p>0.0391304348</text:p>
          </table:table-cell>
          <table:table-cell table:style-name="ce2" table:formula="of:=+[.N29]^0.66666*[.$C$34]^0.5/[.$C$22]" office:value-type="float" office:value="2.50776867584864" calcext:value-type="float">
            <text:p>2.5077686758</text:p>
          </table:table-cell>
          <table:table-cell table:style-name="ce2" table:formula="of:=+[.L29]*[.O29]" office:value-type="float" office:value="0.361118689322204" calcext:value-type="float">
            <text:p>0.361118689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Delta E</text:p>
          </table:table-cell>
          <table:table-cell/>
          <table:table-cell table:style-name="ce9" table:formula="of:=+[.F10]-[.F11]" office:value-type="float" office:value="0.799999999999999" calcext:value-type="float">
            <text:p>0.8</text:p>
          </table:table-cell>
          <table:table-cell table:style-name="ce2" office:value-type="string" calcext:value-type="string">
            <text:p>m</text:p>
          </table:table-cell>
          <table:table-cell table:number-columns-repeated="4"/>
          <table:table-cell table:style-name="ce2" table:formula="of:=+[.I29]+1" office:value-type="float" office:value="3" calcext:value-type="float">
            <text:p>3</text:p>
          </table:table-cell>
          <table:table-cell table:style-name="ce2" table:formula="of:=+[.C$14]/[.L$12]*[.I30]" office:value-type="float" office:value="0.06" calcext:value-type="float">
            <text:p>0.06</text:p>
          </table:table-cell>
          <table:table-cell table:style-name="ce2" table:formula="of:=+IF([.C$15]=0;ACOS(1-2*[.J30]/[.$C$14])*2;0)" office:value-type="float" office:value="0" calcext:value-type="float">
            <text:p>0</text:p>
          </table:table-cell>
          <table:table-cell table:style-name="ce2" table:formula="of:=+IF([.C$15]=0;[.$C$14]^2*([.K30]-SIN([.K30])*COS([.K30]))/8;[.J30]*[.C$15])" office:value-type="float" office:value="0.216" calcext:value-type="float">
            <text:p>0.216</text:p>
          </table:table-cell>
          <table:table-cell table:style-name="ce2" table:formula="of:=+IF([.C$15]=0;[.$C$14]*[.K30]/2;[.C$15]+[.J30]*2)" office:value-type="float" office:value="3.72" calcext:value-type="float">
            <text:p>3.72</text:p>
          </table:table-cell>
          <table:table-cell table:style-name="ce2" table:formula="of:=+[.L30]/[.M30]" office:value-type="float" office:value="0.0580645161290323" calcext:value-type="float">
            <text:p>0.0580645161</text:p>
          </table:table-cell>
          <table:table-cell table:style-name="ce2" table:formula="of:=+[.N30]^0.66666*[.$C$34]^0.5/[.$C$22]" office:value-type="float" office:value="3.2624992659351" calcext:value-type="float">
            <text:p>3.2624992659</text:p>
          </table:table-cell>
          <table:table-cell table:style-name="ce2" table:formula="of:=+[.L30]*[.O30]" office:value-type="float" office:value="0.704699841441981" calcext:value-type="float">
            <text:p>0.7046998414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Sum Losses (Ks)</text:p>
          </table:table-cell>
          <table:table-cell/>
          <table:table-cell table:style-name="ce9" table:formula="of:=+[.C18]+[.C19]+[.C20]+[.C21]" office:value-type="float" office:value="1.5" calcext:value-type="float">
            <text:p>1.5</text:p>
          </table:table-cell>
          <table:table-cell table:number-columns-repeated="5"/>
          <table:table-cell table:style-name="ce2" table:formula="of:=+[.I30]+1" office:value-type="float" office:value="4" calcext:value-type="float">
            <text:p>4</text:p>
          </table:table-cell>
          <table:table-cell table:style-name="ce2" table:formula="of:=+[.C$14]/[.L$12]*[.I31]" office:value-type="float" office:value="0.08" calcext:value-type="float">
            <text:p>0.08</text:p>
          </table:table-cell>
          <table:table-cell table:style-name="ce2" table:formula="of:=+IF([.C$15]=0;ACOS(1-2*[.J31]/[.$C$14])*2;0)" office:value-type="float" office:value="0" calcext:value-type="float">
            <text:p>0</text:p>
          </table:table-cell>
          <table:table-cell table:style-name="ce2" table:formula="of:=+IF([.C$15]=0;[.$C$14]^2*([.K31]-SIN([.K31])*COS([.K31]))/8;[.J31]*[.C$15])" office:value-type="float" office:value="0.288" calcext:value-type="float">
            <text:p>0.288</text:p>
          </table:table-cell>
          <table:table-cell table:style-name="ce2" table:formula="of:=+IF([.C$15]=0;[.$C$14]*[.K31]/2;[.C$15]+[.J31]*2)" office:value-type="float" office:value="3.76" calcext:value-type="float">
            <text:p>3.76</text:p>
          </table:table-cell>
          <table:table-cell table:style-name="ce2" table:formula="of:=+[.L31]/[.M31]" office:value-type="float" office:value="0.0765957446808511" calcext:value-type="float">
            <text:p>0.0765957447</text:p>
          </table:table-cell>
          <table:table-cell table:style-name="ce2" table:formula="of:=+[.N31]^0.66666*[.$C$34]^0.5/[.$C$22]" office:value-type="float" office:value="3.92414917339351" calcext:value-type="float">
            <text:p>3.9241491734</text:p>
          </table:table-cell>
          <table:table-cell table:style-name="ce2" table:formula="of:=+[.L31]*[.O31]" office:value-type="float" office:value="1.13015496193733" calcext:value-type="float">
            <text:p>1.130154961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Full Culvert Area</text:p>
          </table:table-cell>
          <table:table-cell/>
          <table:table-cell table:style-name="ce9" table:formula="of:=+IF([.C15]=0;PI()*[.C14]^2/4;[.C14]*[.C15])" office:value-type="float" office:value="4.32" calcext:value-type="float">
            <text:p>4.32</text:p>
          </table:table-cell>
          <table:table-cell table:style-name="ce2" office:value-type="string" calcext:value-type="string">
            <text:p>m2</text:p>
          </table:table-cell>
          <table:table-cell table:number-columns-repeated="4"/>
          <table:table-cell table:style-name="ce2" table:formula="of:=+[.I31]+1" office:value-type="float" office:value="5" calcext:value-type="float">
            <text:p>5</text:p>
          </table:table-cell>
          <table:table-cell table:style-name="ce2" table:formula="of:=+[.C$14]/[.L$12]*[.I32]" office:value-type="float" office:value="0.1" calcext:value-type="float">
            <text:p>0.1</text:p>
          </table:table-cell>
          <table:table-cell table:style-name="ce2" table:formula="of:=+IF([.C$15]=0;ACOS(1-2*[.J32]/[.$C$14])*2;0)" office:value-type="float" office:value="0" calcext:value-type="float">
            <text:p>0</text:p>
          </table:table-cell>
          <table:table-cell table:style-name="ce2" table:formula="of:=+IF([.C$15]=0;[.$C$14]^2*([.K32]-SIN([.K32])*COS([.K32]))/8;[.J32]*[.C$15])" office:value-type="float" office:value="0.36" calcext:value-type="float">
            <text:p>0.36</text:p>
          </table:table-cell>
          <table:table-cell table:style-name="ce2" table:formula="of:=+IF([.C$15]=0;[.$C$14]*[.K32]/2;[.C$15]+[.J32]*2)" office:value-type="float" office:value="3.8" calcext:value-type="float">
            <text:p>3.8</text:p>
          </table:table-cell>
          <table:table-cell table:style-name="ce2" table:formula="of:=+[.L32]/[.M32]" office:value-type="float" office:value="0.0947368421052632" calcext:value-type="float">
            <text:p>0.0947368421</text:p>
          </table:table-cell>
          <table:table-cell table:style-name="ce2" table:formula="of:=+[.N32]^0.66666*[.$C$34]^0.5/[.$C$22]" office:value-type="float" office:value="4.52155412421906" calcext:value-type="float">
            <text:p>4.5215541242</text:p>
          </table:table-cell>
          <table:table-cell table:style-name="ce2" table:formula="of:=+[.L32]*[.O32]" office:value-type="float" office:value="1.62775948471886" calcext:value-type="float">
            <text:p>1.627759484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Pipe Slope</text:p>
          </table:table-cell>
          <table:table-cell/>
          <table:table-cell table:style-name="ce2" table:formula="of:=+([.C8]-[.C11])/[.C16]" office:value-type="float" office:value="0.00999999999999996" calcext:value-type="float">
            <text:p>0.01</text:p>
          </table:table-cell>
          <table:table-cell table:style-name="ce2" office:value-type="string" calcext:value-type="string">
            <text:p>m/m</text:p>
          </table:table-cell>
          <table:table-cell table:number-columns-repeated="4"/>
          <table:table-cell table:style-name="ce2" table:formula="of:=+[.I32]+1" office:value-type="float" office:value="6" calcext:value-type="float">
            <text:p>6</text:p>
          </table:table-cell>
          <table:table-cell table:style-name="ce2" table:formula="of:=+[.C$14]/[.L$12]*[.I33]" office:value-type="float" office:value="0.12" calcext:value-type="float">
            <text:p>0.12</text:p>
          </table:table-cell>
          <table:table-cell table:style-name="ce2" table:formula="of:=+IF([.C$15]=0;ACOS(1-2*[.J33]/[.$C$14])*2;0)" office:value-type="float" office:value="0" calcext:value-type="float">
            <text:p>0</text:p>
          </table:table-cell>
          <table:table-cell table:style-name="ce2" table:formula="of:=+IF([.C$15]=0;[.$C$14]^2*([.K33]-SIN([.K33])*COS([.K33]))/8;[.J33]*[.C$15])" office:value-type="float" office:value="0.432" calcext:value-type="float">
            <text:p>0.432</text:p>
          </table:table-cell>
          <table:table-cell table:style-name="ce2" table:formula="of:=+IF([.C$15]=0;[.$C$14]*[.K33]/2;[.C$15]+[.J33]*2)" office:value-type="float" office:value="3.84" calcext:value-type="float">
            <text:p>3.84</text:p>
          </table:table-cell>
          <table:table-cell table:style-name="ce2" table:formula="of:=+[.L33]/[.M33]" office:value-type="float" office:value="0.1125" calcext:value-type="float">
            <text:p>0.1125</text:p>
          </table:table-cell>
          <table:table-cell table:style-name="ce2" table:formula="of:=+[.N33]^0.66666*[.$C$34]^0.5/[.$C$22]" office:value-type="float" office:value="5.07040887253455" calcext:value-type="float">
            <text:p>5.0704088725</text:p>
          </table:table-cell>
          <table:table-cell table:style-name="ce2" table:formula="of:=+[.L33]*[.O33]" office:value-type="float" office:value="2.19041663293493" calcext:value-type="float">
            <text:p>2.190416632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Energy Sl</text:p>
          </table:table-cell>
          <table:table-cell/>
          <table:table-cell table:style-name="ce2" table:formula="of:=+([.F12]-[.F13])/[.C16]" office:value-type="float" office:value="0.0799999999999999" calcext:value-type="float">
            <text:p>0.08</text:p>
          </table:table-cell>
          <table:table-cell table:style-name="ce2" office:value-type="string" calcext:value-type="string">
            <text:p>m/m</text:p>
          </table:table-cell>
          <table:table-cell table:number-columns-repeated="4"/>
          <table:table-cell table:style-name="ce2" table:formula="of:=+[.I33]+1" office:value-type="float" office:value="7" calcext:value-type="float">
            <text:p>7</text:p>
          </table:table-cell>
          <table:table-cell table:style-name="ce2" table:formula="of:=+[.C$14]/[.L$12]*[.I34]" office:value-type="float" office:value="0.14" calcext:value-type="float">
            <text:p>0.14</text:p>
          </table:table-cell>
          <table:table-cell table:style-name="ce2" table:formula="of:=+IF([.C$15]=0;ACOS(1-2*[.J34]/[.$C$14])*2;0)" office:value-type="float" office:value="0" calcext:value-type="float">
            <text:p>0</text:p>
          </table:table-cell>
          <table:table-cell table:style-name="ce2" table:formula="of:=+IF([.C$15]=0;[.$C$14]^2*([.K34]-SIN([.K34])*COS([.K34]))/8;[.J34]*[.C$15])" office:value-type="float" office:value="0.504" calcext:value-type="float">
            <text:p>0.504</text:p>
          </table:table-cell>
          <table:table-cell table:style-name="ce2" table:formula="of:=+IF([.C$15]=0;[.$C$14]*[.K34]/2;[.C$15]+[.J34]*2)" office:value-type="float" office:value="3.88" calcext:value-type="float">
            <text:p>3.88</text:p>
          </table:table-cell>
          <table:table-cell table:style-name="ce2" table:formula="of:=+[.L34]/[.M34]" office:value-type="float" office:value="0.129896907216495" calcext:value-type="float">
            <text:p>0.1298969072</text:p>
          </table:table-cell>
          <table:table-cell table:style-name="ce2" table:formula="of:=+[.N34]^0.66666*[.$C$34]^0.5/[.$C$22]" office:value-type="float" office:value="5.58050400856743" calcext:value-type="float">
            <text:p>5.5805040086</text:p>
          </table:table-cell>
          <table:table-cell table:style-name="ce2" table:formula="of:=+[.L34]*[.O34]" office:value-type="float" office:value="2.81257402031798" calcext:value-type="float">
            <text:p>2.8125740203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NLET CONTROL FLOW ESTIMATE:</text:p>
          </table:table-cell>
          <table:table-cell table:number-columns-repeated="7"/>
          <table:table-cell table:style-name="ce2" table:formula="of:=+[.I34]+1" office:value-type="float" office:value="8" calcext:value-type="float">
            <text:p>8</text:p>
          </table:table-cell>
          <table:table-cell table:style-name="ce2" table:formula="of:=+[.C$14]/[.L$12]*[.I35]" office:value-type="float" office:value="0.16" calcext:value-type="float">
            <text:p>0.16</text:p>
          </table:table-cell>
          <table:table-cell table:style-name="ce2" table:formula="of:=+IF([.C$15]=0;ACOS(1-2*[.J35]/[.$C$14])*2;0)" office:value-type="float" office:value="0" calcext:value-type="float">
            <text:p>0</text:p>
          </table:table-cell>
          <table:table-cell table:style-name="ce2" table:formula="of:=+IF([.C$15]=0;[.$C$14]^2*([.K35]-SIN([.K35])*COS([.K35]))/8;[.J35]*[.C$15])" office:value-type="float" office:value="0.576" calcext:value-type="float">
            <text:p>0.576</text:p>
          </table:table-cell>
          <table:table-cell table:style-name="ce2" table:formula="of:=+IF([.C$15]=0;[.$C$14]*[.K35]/2;[.C$15]+[.J35]*2)" office:value-type="float" office:value="3.92" calcext:value-type="float">
            <text:p>3.92</text:p>
          </table:table-cell>
          <table:table-cell table:style-name="ce2" table:formula="of:=+[.L35]/[.M35]" office:value-type="float" office:value="0.146938775510204" calcext:value-type="float">
            <text:p>0.1469387755</text:p>
          </table:table-cell>
          <table:table-cell table:style-name="ce2" table:formula="of:=+[.N35]^0.66666*[.$C$34]^0.5/[.$C$22]" office:value-type="float" office:value="6.05849570783559" calcext:value-type="float">
            <text:p>6.0584957078</text:p>
          </table:table-cell>
          <table:table-cell table:style-name="ce2" table:formula="of:=+[.L35]*[.O35]" office:value-type="float" office:value="3.4896935277133" calcext:value-type="float">
            <text:p>3.489693527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Unsubmerged</text:p>
          </table:table-cell>
          <table:table-cell/>
          <table:table-cell table:style-name="ce2" table:formula="of:=IF([.C15]&gt;0;[.$F$21]*[.C25]^0.5*[.C15]*[.C28]^[.$H$21];[.F21]*[.C25]^0.5*[.C14]^[.G21]*[.C28]^[.H21])" office:value-type="float" office:value="21.6123257513528" calcext:value-type="float">
            <text:p>21.6123257514</text:p>
          </table:table-cell>
          <table:table-cell table:style-name="ce2" office:value-type="string" calcext:value-type="string">
            <text:p>m3/s</text:p>
          </table:table-cell>
          <table:table-cell table:number-columns-repeated="4"/>
          <table:table-cell table:style-name="ce2" table:formula="of:=+[.I35]+1" office:value-type="float" office:value="9" calcext:value-type="float">
            <text:p>9</text:p>
          </table:table-cell>
          <table:table-cell table:style-name="ce2" table:formula="of:=+[.C$14]/[.L$12]*[.I36]" office:value-type="float" office:value="0.18" calcext:value-type="float">
            <text:p>0.18</text:p>
          </table:table-cell>
          <table:table-cell table:style-name="ce2" table:formula="of:=+IF([.C$15]=0;ACOS(1-2*[.J36]/[.$C$14])*2;0)" office:value-type="float" office:value="0" calcext:value-type="float">
            <text:p>0</text:p>
          </table:table-cell>
          <table:table-cell table:style-name="ce2" table:formula="of:=+IF([.C$15]=0;[.$C$14]^2*([.K36]-SIN([.K36])*COS([.K36]))/8;[.J36]*[.C$15])" office:value-type="float" office:value="0.648" calcext:value-type="float">
            <text:p>0.648</text:p>
          </table:table-cell>
          <table:table-cell table:style-name="ce2" table:formula="of:=+IF([.C$15]=0;[.$C$14]*[.K36]/2;[.C$15]+[.J36]*2)" office:value-type="float" office:value="3.96" calcext:value-type="float">
            <text:p>3.96</text:p>
          </table:table-cell>
          <table:table-cell table:style-name="ce2" table:formula="of:=+[.L36]/[.M36]" office:value-type="float" office:value="0.163636363636364" calcext:value-type="float">
            <text:p>0.1636363636</text:p>
          </table:table-cell>
          <table:table-cell table:style-name="ce2" table:formula="of:=+[.N36]^0.66666*[.$C$34]^0.5/[.$C$22]" office:value-type="float" office:value="6.50918720306881" calcext:value-type="float">
            <text:p>6.5091872031</text:p>
          </table:table-cell>
          <table:table-cell table:style-name="ce2" table:formula="of:=+[.L36]*[.O36]" office:value-type="float" office:value="4.21795330758859" calcext:value-type="float">
            <text:p>4.217953307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Submerged</text:p>
          </table:table-cell>
          <table:table-cell/>
          <table:table-cell table:style-name="ce2" table:formula="of:=IF([.C15]&gt;0;[.$F$22]*[.C25]^0.5*[.C15]*[.C14]^[.G22]*[.C28]^[.$H$22];[.F22]*[.C25]^0.5*[.C14]^[.G22]*[.C28]^[.H22])" office:value-type="float" office:value="15.5373912944517" calcext:value-type="float">
            <text:p>15.5373912945</text:p>
          </table:table-cell>
          <table:table-cell table:style-name="ce2" office:value-type="string" calcext:value-type="string">
            <text:p>m3/s</text:p>
          </table:table-cell>
          <table:table-cell table:number-columns-repeated="2"/>
          <table:table-cell table:style-name="ce2" table:formula="of:=3.6*[.C41]" office:value-type="float" office:value="4.45845960308565" calcext:value-type="float">
            <text:p>4.4584596031</text:p>
          </table:table-cell>
          <table:table-cell/>
          <table:table-cell table:style-name="ce2" table:formula="of:=+[.I36]+1" office:value-type="float" office:value="10" calcext:value-type="float">
            <text:p>10</text:p>
          </table:table-cell>
          <table:table-cell table:style-name="ce2" table:formula="of:=+[.C$14]/[.L$12]*[.I37]" office:value-type="float" office:value="0.2" calcext:value-type="float">
            <text:p>0.2</text:p>
          </table:table-cell>
          <table:table-cell table:style-name="ce2" table:formula="of:=+IF([.C$15]=0;ACOS(1-2*[.J37]/[.$C$14])*2;0)" office:value-type="float" office:value="0" calcext:value-type="float">
            <text:p>0</text:p>
          </table:table-cell>
          <table:table-cell table:style-name="ce2" table:formula="of:=+IF([.C$15]=0;[.$C$14]^2*([.K37]-SIN([.K37])*COS([.K37]))/8;[.J37]*[.C$15])" office:value-type="float" office:value="0.72" calcext:value-type="float">
            <text:p>0.72</text:p>
          </table:table-cell>
          <table:table-cell table:style-name="ce2" table:formula="of:=+IF([.C$15]=0;[.$C$14]*[.K37]/2;[.C$15]*2+[.J37]*2)" office:value-type="float" office:value="7.6" calcext:value-type="float">
            <text:p>7.6</text:p>
          </table:table-cell>
          <table:table-cell table:style-name="ce2" table:formula="of:=+[.L37]/[.M37]" office:value-type="float" office:value="0.0947368421052632" calcext:value-type="float">
            <text:p>0.0947368421</text:p>
          </table:table-cell>
          <table:table-cell table:style-name="ce2" table:formula="of:=+[.N37]^0.66666*[.$C$34]^0.5/[.$C$22]" office:value-type="float" office:value="4.52155412421906" calcext:value-type="float">
            <text:p>4.5215541242</text:p>
          </table:table-cell>
          <table:table-cell table:style-name="ce2" table:formula="of:=+[.L37]*[.O37]" office:value-type="float" office:value="3.25551896943773" calcext:value-type="float">
            <text:p>3.2555189694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Check</text:p>
          </table:table-cell>
          <table:table-cell/>
          <table:table-cell table:style-name="ce2" table:formula="of:=+IF([.C29]&gt;1.35;&quot;Sub&quot;;&quot;UnSub&quot;)" office:value-type="string" office:string-value="Sub" calcext:value-type="string">
            <text:p>Sub</text:p>
          </table:table-cell>
          <table:table-cell table:style-name="ce1" table:formula="of:=+MIN([.C36:.C37])" office:value-type="float" office:value="15.5373912944517" calcext:value-type="float">
            <text:p>15.5373912945</text:p>
          </table:table-cell>
          <table:table-cell table:style-name="ce2" office:value-type="string" calcext:value-type="string">
            <text:p>m3/s</text:p>
          </table:table-cell>
          <table:table-cell/>
          <table:table-cell table:style-name="ce2" table:formula="of:=3.6+[.C41]*2" office:value-type="float" office:value="6.07692200171425" calcext:value-type="float">
            <text:p>6.0769220017</text:p>
          </table:table-cell>
          <table:table-cell table:style-name="ce2" table:formula="of:=+[.G37]/[.G38]" office:value-type="float" office:value="0.733670697407002" calcext:value-type="float">
            <text:p>0.733670697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OUTLET CONTROL FLOW ESTIMAT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Estimate Flow q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2" table:formula="of:=+IF([.C40]&gt;[.D38];[.C40];[.D38])" office:value-type="float" office:value="15.5373912944517" calcext:value-type="float">
            <text:p>15.5373912945</text:p>
          </table:table-cell>
          <table:table-cell/>
          <table:table-cell office:value-type="string" calcext:value-type="string">
            <text:p>Twinside</text:p>
          </table:table-cell>
          <table:table-cell table:number-columns-repeated="2"/>
          <table:table-cell table:style-name="ce2" office:value-type="string" calcext:value-type="string">
            <text:p>PIPE CRITICAL DEPT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Est. Critical Depth</text:p>
          </table:table-cell>
          <table:table-cell/>
          <table:table-cell table:style-name="ce2" table:formula="of:=IF([.C15]=0;[.J43];0.4672*([.D40]/[.C15])^0.66666)" office:value-type="float" office:value="1.23846100085712" calcext:value-type="float">
            <text:p>1.2384610009</text:p>
          </table:table-cell>
          <table:table-cell table:style-name="ce2" office:value-type="string" calcext:value-type="string">
            <text:p>Adopted</text:p>
          </table:table-cell>
          <table:table-cell table:style-name="ce2" table:formula="of:=+IF([.C12]&gt;[.C14];[.C14];IF([.C41]&gt;[.C14];[.C14];([.C41])))" office:value-type="float" office:value="1.2" calcext:value-type="float">
            <text:p>1.2</text:p>
          </table:table-cell>
          <table:table-cell table:formula="of:=+[.C11]+[.E41]" office:value-type="float" office:value="11.1" calcext:value-type="float">
            <text:p>11.1</text:p>
          </table:table-cell>
          <table:table-cell table:style-name="ce2" office:value-type="string" calcext:value-type="string">
            <text:p>m AHD</text:p>
          </table:table-cell>
          <table:table-cell/>
          <table:table-cell table:style-name="ce2" table:formula="of:=+[.C14]/1.26*([.D38]/[.C25]^0.5*[.C14]^2.5)^(1/3.75)" office:value-type="float" office:value="1.64845270490683" calcext:value-type="float">
            <text:p>1.6484527049</text:p>
          </table:table-cell>
          <table:table-cell table:style-name="ce2" table:formula="of:=+[.I41]/[.C14]" office:value-type="float" office:value="1.37371058742236" calcext:value-type="float">
            <text:p>1.373710587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ipe Full ?</text:p>
          </table:table-cell>
          <table:table-cell/>
          <table:table-cell table:style-name="ce2" table:formula="of:=+IF([.E41]&lt;[.C14];&quot;NOTFULL&quot;;&quot;FULL&quot;)" office:value-type="string" office:string-value="FULL" calcext:value-type="string">
            <text:p>FULL</text:p>
          </table:table-cell>
          <table:table-cell table:number-columns-repeated="5"/>
          <table:table-cell table:style-name="ce2" table:formula="of:=+[.C14]/0.95*([.D38]/[.C25]^0.5*[.C14]^2.5)^(1/1.95)" office:value-type="float" office:value="3.62794825501404" calcext:value-type="float">
            <text:p>3.627948255</text:p>
          </table:table-cell>
          <table:table-cell table:style-name="ce2" table:formula="of:=+[.I42]/[.C14]" office:value-type="float" office:value="3.0232902125117" calcext:value-type="float">
            <text:p>3.0232902125</text:p>
          </table:table-cell>
          <table:table-cell table:number-columns-repeated="1014"/>
        </table:table-row>
        <table:table-row table:style-name="ro3">
          <table:table-cell table:style-name="ce2" table:formula="of:=+ACOS(1-[.E41]/[.C14])" office:value-type="float" office:value="1.5707963267949" calcext:value-type="float">
            <text:p>1.5707963268</text:p>
          </table:table-cell>
          <table:table-cell table:style-name="ce2" office:value-type="string" calcext:value-type="string">
            <text:p>Alpha</text:p>
          </table:table-cell>
          <table:table-cell table:style-name="ce2" table:formula="of:=+ACOS(1-2*[.E41]/[.$C$14])*2" office:value-type="float" office:value="6.28318530717959" calcext:value-type="float">
            <text:p>6.2831853072</text:p>
          </table:table-cell>
          <table:table-cell table:style-name="ce2" office:value-type="string" calcext:value-type="string">
            <text:p>rad</text:p>
          </table:table-cell>
          <table:table-cell table:style-name="ce2" table:formula="of:=+DEGREES([.C43])" office:value-type="float" office:value="360" calcext:value-type="float">
            <text:p>360</text:p>
          </table:table-cell>
          <table:table-cell table:formula="of:=+PI()*[.E43]/180" office:value-type="float" office:value="6.28318530717959" calcext:value-type="float">
            <text:p>6.2831853072</text:p>
          </table:table-cell>
          <table:table-cell table:number-columns-repeated="3"/>
          <table:table-cell table:style-name="ce2" table:formula="of:=+IF([.J41]&lt;0.85;[.I41];[.I42])" office:value-type="float" office:value="3.62794825501404" calcext:value-type="float">
            <text:p>3.627948255</text:p>
          </table:table-cell>
          <table:table-cell table:number-columns-repeated="1014"/>
        </table:table-row>
        <table:table-row table:style-name="ro3">
          <table:table-cell table:style-name="ce2" table:formula="of:=+DEGREES([.A43])" office:value-type="float" office:value="90" calcext:value-type="float">
            <text:p>90</text:p>
          </table:table-cell>
          <table:table-cell table:style-name="ce2" office:value-type="string" calcext:value-type="string">
            <text:p>Area</text:p>
          </table:table-cell>
          <table:table-cell table:style-name="ce2" table:formula="of:=+IF([.C15]=0;[.E44];[.C15]*[.E41])" office:value-type="float" office:value="4.32" calcext:value-type="float">
            <text:p>4.32</text:p>
          </table:table-cell>
          <table:table-cell/>
          <table:table-cell table:style-name="ce2" table:formula="of:=+[.C14]^2/8*([.C43]-SIN([.C43]))" office:value-type="float" office:value="1.13097335529233" calcext:value-type="float">
            <text:p>1.1309733553</text:p>
          </table:table-cell>
          <table:table-cell table:formula="of:=+SIN([.C43])*COS([.C43])" office:value-type="float" office:value="-2.44929359829471E-016" calcext:value-type="float">
            <text:p>-2.44929359829471E-16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Perimeter</text:p>
          </table:table-cell>
          <table:table-cell table:style-name="ce2" table:formula="of:=+IF([.C15]=0;[.C43]*[.C14]/2;IF([.E41]=[.C14];([.C15]+[.E41])*2;[.C15]+2*[.E41]))" office:value-type="float" office:value="9.6" calcext:value-type="float">
            <text:p>9.6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Hyd Rad</text:p>
          </table:table-cell>
          <table:table-cell table:style-name="ce2" table:formula="of:=+[.C44]/[.C45]"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K Losses</text:p>
          </table:table-cell>
          <table:table-cell table:style-name="ce2" office:value-type="string" calcext:value-type="string">
            <text:p>Fric Loss</text:p>
          </table:table-cell>
          <table:table-cell table:style-name="ce2" office:value-type="string" calcext:value-type="string">
            <text:p>Fric Slop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Velocity Est</text:p>
          </table:table-cell>
          <table:table-cell/>
          <table:table-cell table:style-name="ce2" table:formula="of:=+SQRT([.$C30]/(([.$C31]/(2*[.$C25]))+([.$C22]^2*[.$C16]/[.$C46]^1.333333)))" office:value-type="float" office:value="3.13586279836466" calcext:value-type="float">
            <text:p>3.1358627984</text:p>
          </table:table-cell>
          <table:table-cell table:style-name="ce2" table:formula="of:=+(([.$C31]/(2*[.$C25]))+([.$C22]^2*[.$C16]/[.$C46]^1.333333))" office:value-type="float" office:value="0.0813534323902802" calcext:value-type="float">
            <text:p>0.0813534324</text:p>
          </table:table-cell>
          <table:table-cell/>
          <table:table-cell table:formula="of:=+[.C31]*[.C47]^2/2/[.C25]" office:value-type="float" office:value="0.751806994661121" calcext:value-type="float">
            <text:p>0.7518069947</text:p>
          </table:table-cell>
          <table:table-cell table:style-name="ce2" table:formula="of:=+[.C30]-[.F47]" office:value-type="float" office:value="0.0481930053388777" calcext:value-type="float">
            <text:p>0.0481930053</text:p>
          </table:table-cell>
          <table:table-cell table:style-name="ce2" table:formula="of:=+[.G47]/[.C16]" office:value-type="float" office:value="0.00481930053388777" calcext:value-type="float">
            <text:p>0.0048193005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lc. Q</text:p>
          </table:table-cell>
          <table:table-cell/>
          <table:table-cell table:style-name="ce1" table:formula="of:=+[.C47]*[.C44]" office:value-type="float" office:value="13.5469272889354" calcext:value-type="float">
            <text:p>13.5469272889</text:p>
          </table:table-cell>
          <table:table-cell table:style-name="ce2" office:value-type="string" calcext:value-type="string">
            <text:p>m3/s</text:p>
          </table:table-cell>
          <table:table-cell table:style-name="ce2" table:formula="of:=+IF([.C48]&gt;[.D38];&quot;INLET CTRL&quot;;&quot;OUTLET CTRL&quot;)" office:value-type="string" office:string-value="OUTLET CTRL" calcext:value-type="string">
            <text:p>OUTLET CTRL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" table:formula="of:=+IF([.C48]&gt;[.D38];[.C38];[.C42])" office:value-type="string" office:string-value="FULL" calcext:value-type="string">
            <text:p>FUL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verage Depth</text:p>
          </table:table-cell>
          <table:table-cell/>
          <table:table-cell table:style-name="ce2" table:formula="of:=+([.C9]+[.C12])/2" office:value-type="float" office:value="1.15" calcext:value-type="float">
            <text:p>1.1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Area</text:p>
          </table:table-cell>
          <table:table-cell table:style-name="ce2" table:formula="of:=+[.C15]*[.C50]" office:value-type="float" office:value="4.14" calcext:value-type="float">
            <text:p>4.1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ADOPED FLOW RAT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ulvert is</text:p>
          </table:table-cell>
          <table:table-cell table:style-name="ce1" table:formula="of:=+CONCATENATE([.E49];[.E48])" office:value-type="string" office:string-value="FULLOUTLET CTRL" calcext:value-type="string">
            <text:p>FULLOUTLET CTRL</text:p>
          </table:table-cell>
          <table:table-cell table:number-columns-repeated="2"/>
          <table:table-cell table:style-name="ce11" table:formula="of:=+IF([.C48]&gt;[.D38];[.D38];[.C48])" office:value-type="float" office:value="13.5469272889354" calcext:value-type="float">
            <text:p>13.5469272889</text:p>
          </table:table-cell>
          <table:table-cell office:value-type="string" calcext:value-type="string">
            <text:p>m3/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" office:value-type="string" calcext:value-type="string">
            <text:p>Velocity</text:p>
          </table:table-cell>
          <table:table-cell office:value-type="string" calcext:value-type="string">
            <text:p>Depth</text:p>
          </table:table-cell>
          <table:table-cell table:style-name="ce2" office:value-type="string" calcext:value-type="string">
            <text:p>Froud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ed on the PIPE SLOPE</text:p>
          </table:table-cell>
          <table:table-cell table:number-columns-repeated="2"/>
          <table:table-cell table:style-name="ce2" table:formula="of:=+[.C33]" office:value-type="float" office:value="0.00999999999999996" calcext:value-type="float">
            <text:p>0.01</text:p>
          </table:table-cell>
          <table:table-cell table:style-name="ce2" table:formula="of:=+LOOKUP([.E54];[.P28:.P37];[.O28:.O37])" office:value-type="float" office:value="4.52155412421906" calcext:value-type="float">
            <text:p>4.5215541242</text:p>
          </table:table-cell>
          <table:table-cell table:formula="of:=+LOOKUP([.E54];[.P28:.P37];[.J28:.J37])" office:value-type="float" office:value="0.2" calcext:value-type="float">
            <text:p>0.2</text:p>
          </table:table-cell>
          <table:table-cell table:style-name="ce2" table:formula="of:=+[.E56]^2*[.C$15]/([.C$25]*[.F56]*[.C$15])" office:value-type="float" office:value="10.4202098360053" calcext:value-type="float">
            <text:p>10.42020983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ed on the ENERGY Slope</text:p>
          </table:table-cell>
          <table:table-cell table:number-columns-repeated="2"/>
          <table:table-cell table:style-name="ce2" table:formula="of:=+[.C34]" office:value-type="float" office:value="0.0799999999999999" calcext:value-type="float">
            <text:p>0.08</text:p>
          </table:table-cell>
          <table:table-cell table:style-name="ce2" table:formula="of:=+LOOKUP([.E54];[.P15:.P24];[.O15:.O24])" office:value-type="float" office:value="1.59861079136865" calcext:value-type="float">
            <text:p>1.5986107914</text:p>
          </table:table-cell>
          <table:table-cell table:formula="of:=+LOOKUP([.E54];[.P15:.P24];[.J15:.J24])" office:value-type="float" office:value="0.2" calcext:value-type="float">
            <text:p>0.2</text:p>
          </table:table-cell>
          <table:table-cell table:style-name="ce2" table:formula="of:=+[.E57]^2*[.C$15]/([.C$25]*[.F57]*[.C$15])" office:value-type="float" office:value="1.30252622950066" calcext:value-type="float">
            <text:p>1.302526229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ull Pipe Velocity</text:p>
          </table:table-cell>
          <table:table-cell table:number-columns-repeated="3"/>
          <table:table-cell table:style-name="ce2" table:formula="of:=+[.E54]/[.C32]" office:value-type="float" office:value="3.13586279836466" calcext:value-type="float">
            <text:p>3.1358627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t Full Crit Depth</text:p>
          </table:table-cell>
          <table:table-cell table:number-columns-repeated="3"/>
          <table:table-cell table:style-name="ce2" table:formula="of:=+[.E54]/[.C44]" office:value-type="float" office:value="3.13586279836466" calcext:value-type="float">
            <text:p>3.1358627984</text:p>
          </table:table-cell>
          <table:table-cell table:formula="of:=+[.E41]" office:value-type="float" office:value="1.2" calcext:value-type="float">
            <text:p>1.2</text:p>
          </table:table-cell>
          <table:table-cell table:style-name="ce2" table:formula="of:=+[.E59]^2*[.C$15]/([.C$25]*[.F59]*[.C$15])" office:value-type="float" office:value="0.835341105179024" calcext:value-type="float">
            <text:p>0.835341105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erage Depth</text:p>
          </table:table-cell>
          <table:table-cell table:number-columns-repeated="3"/>
          <table:table-cell table:style-name="ce2" table:formula="of:=+[.C48]/[.C51]" office:value-type="float" office:value="3.27220465916313" calcext:value-type="float">
            <text:p>3.2722046592</text:p>
          </table:table-cell>
          <table:table-cell table:formula="of:=+[.C50]" office:value-type="float" office:value="1.15" calcext:value-type="float">
            <text:p>1.15</text:p>
          </table:table-cell>
          <table:table-cell table:style-name="ce2" table:formula="of:=+[.E60]^2*[.C$15]/([.C$25]*[.F60]*[.C$15])" office:value-type="float" office:value="0.949104581079546" calcext:value-type="float">
            <text:p>0.9491045811</text:p>
          </table:table-cell>
          <table:table-cell table:number-columns-repeated="101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default-cell-style-name="ce2"/>
        <table:table-column table:style-name="co2" table:number-columns-repeated="1023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Case Select: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dopted Box Culvert Width</text:p>
          </table:table-cell>
          <table:table-cell table:number-columns-repeated="2"/>
          <table:table-cell table:style-name="ce2" office:value-type="float" office:value="3.6" calcext:value-type="float">
            <text:p>3.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PECIFIC TEST CASES:</text:p>
          </table:table-cell>
          <table:table-cell table:number-columns-repeated="1023"/>
        </table:table-row>
        <table:table-row table:style-name="ro3">
          <table:table-cell table:formula="of:=+IF([.E4]&gt;0;&quot;BOX CULVERTS&quot;;&quot;PIPECULVERTS&quot;)" office:value-type="string" office:string-value="PIPECULVERTS" calcext:value-type="string">
            <text:p>PIPECULVERTS</text:p>
          </table:table-cell>
          <table:table-cell table:number-columns-repeated="1023"/>
        </table:table-row>
        <table:table-row table:style-name="ro3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nlet Invert</text:p>
          </table:table-cell>
          <table:table-cell table:number-columns-repeated="12"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nvert Depth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nlet Approach Veloc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utlet Invert</text:p>
          </table:table-cell>
          <table:table-cell table:number-columns-repeated="6" table:style-name="ce4" office:value-type="float" office:value="9.9" calcext:value-type="float">
            <text:p>9.9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utlet Depth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utlet Pool Velocity</text:p>
          </table:table-cell>
          <table:table-cell table:number-columns-repeated="5" table:style-name="ce4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ULVE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ulvert Height</text:p>
          </table:table-cell>
          <table:table-cell table:number-columns-repeated="12" table:style-name="ce4" office:value-type="float" office:value="1.2" calcext:value-type="float">
            <text:p>1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ulv. Width (0 if Pipe)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style-name="ce4" table:formula="of:=+IF([.$E$4]&gt;0;[.$J$4]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ipe Length</text:p>
          </table:table-cell>
          <table:table-cell table:number-columns-repeated="12"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osses</text:p>
          </table:table-cell>
          <table:table-cell table:style-name="ce4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Entrance</text:p>
          </table:table-cell>
          <table:table-cell table:number-columns-repeated="12" table:style-name="ce4" office:value-type="float" office:value="0.5" calcext:value-type="float">
            <text:p>0.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xit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end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ecial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annings n</text:p>
          </table:table-cell>
          <table:table-cell table:number-columns-repeated="12" table:style-name="ce4" office:value-type="float" office:value="0.013" calcext:value-type="float">
            <text:p>0.0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OX RESUL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</text:p>
          </table:table-cell>
          <table:table-cell table:style-name="ce23" office:value-type="float" office:value="0.5526" calcext:value-type="float">
            <text:p>0.5526</text:p>
          </table:table-cell>
          <table:table-cell table:style-name="ce23" office:value-type="float" office:value="0.224" calcext:value-type="float">
            <text:p>0.224</text:p>
          </table:table-cell>
          <table:table-cell table:style-name="ce23" office:value-type="float" office:value="13.553" calcext:value-type="float">
            <text:p>13.553</text:p>
          </table:table-cell>
          <table:table-cell table:style-name="ce23" office:value-type="float" office:value="5.164" calcext:value-type="float">
            <text:p>5.164</text:p>
          </table:table-cell>
          <table:table-cell table:style-name="ce23" office:value-type="float" office:value="8.808" calcext:value-type="float">
            <text:p>8.808</text:p>
          </table:table-cell>
          <table:table-cell table:style-name="ce23" office:value-type="float" office:value="13.546" calcext:value-type="float">
            <text:p>13.546</text:p>
          </table:table-cell>
          <table:table-cell table:style-name="ce25" office:value-type="float" office:value="0.5526" calcext:value-type="float">
            <text:p>0.5526</text:p>
          </table:table-cell>
          <table:table-cell table:style-name="ce25" office:value-type="float" office:value="2.508" calcext:value-type="float">
            <text:p>2.508</text:p>
          </table:table-cell>
          <table:table-cell table:style-name="ce25" office:value-type="float" office:value="13.554" calcext:value-type="float">
            <text:p>13.554</text:p>
          </table:table-cell>
          <table:table-cell table:style-name="ce25" office:value-type="float" office:value="6.609" calcext:value-type="float">
            <text:p>6.609</text:p>
          </table:table-cell>
          <table:table-cell table:style-name="ce25" office:value-type="float" office:value="2.961" calcext:value-type="float">
            <text:p>2.961</text:p>
          </table:table-cell>
          <table:table-cell table:style-name="ce25" office:value-type="float" office:value="15.537" calcext:value-type="float">
            <text:p>15.5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el</text:p>
          </table:table-cell>
          <table:table-cell table:style-name="ce23" office:value-type="float" office:value="1.146" calcext:value-type="float">
            <text:p>1.146</text:p>
          </table:table-cell>
          <table:table-cell table:style-name="ce23" office:value-type="float" office:value="0.152" calcext:value-type="float">
            <text:p>0.152</text:p>
          </table:table-cell>
          <table:table-cell table:style-name="ce23" office:value-type="float" office:value="3.329" calcext:value-type="float">
            <text:p>3.329</text:p>
          </table:table-cell>
          <table:table-cell table:style-name="ce23" office:value-type="float" office:value="2.047" calcext:value-type="float">
            <text:p>2.047</text:p>
          </table:table-cell>
          <table:table-cell table:style-name="ce23" office:value-type="float" office:value="2.039" calcext:value-type="float">
            <text:p>2.039</text:p>
          </table:table-cell>
          <table:table-cell table:style-name="ce23" office:value-type="float" office:value="3.136" calcext:value-type="float">
            <text:p>3.136</text:p>
          </table:table-cell>
          <table:table-cell table:style-name="ce25" office:value-type="float" office:value="1.146" calcext:value-type="float">
            <text:p>1.146</text:p>
          </table:table-cell>
          <table:table-cell table:style-name="ce25" office:value-type="float" office:value="1.897" calcext:value-type="float">
            <text:p>1.897</text:p>
          </table:table-cell>
          <table:table-cell table:style-name="ce25" office:value-type="float" office:value="3.329" calcext:value-type="float">
            <text:p>3.329</text:p>
          </table:table-cell>
          <table:table-cell table:style-name="ce25" office:value-type="float" office:value="2.621" calcext:value-type="float">
            <text:p>2.621</text:p>
          </table:table-cell>
          <table:table-cell table:style-name="ce25" office:value-type="float" office:value="0.685" calcext:value-type="float">
            <text:p>0.685</text:p>
          </table:table-cell>
          <table:table-cell table:style-name="ce25" office:value-type="float" office:value="3.597" calcext:value-type="float">
            <text:p>3.59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pth</text:p>
          </table:table-cell>
          <table:table-cell table:style-name="ce23" office:value-type="float" office:value="0.1339" calcext:value-type="float">
            <text:p>0.1339</text:p>
          </table:table-cell>
          <table:table-cell table:style-name="ce23" office:value-type="float" office:value="0.409" calcext:value-type="float">
            <text:p>0.409</text:p>
          </table:table-cell>
          <table:table-cell table:style-name="ce23" office:value-type="float" office:value="1.131" calcext:value-type="float">
            <text:p>1.131</text:p>
          </table:table-cell>
          <table:table-cell table:style-name="ce23" office:value-type="float" office:value="0.7" calcext:value-type="float">
            <text:p>0.7</text:p>
          </table:table-cell>
          <table:table-cell table:number-columns-repeated="2" table:style-name="ce23" office:value-type="float" office:value="1.2" calcext:value-type="float">
            <text:p>1.2</text:p>
          </table:table-cell>
          <table:table-cell table:style-name="ce25" office:value-type="float" office:value="0.1339" calcext:value-type="float">
            <text:p>0.1339</text:p>
          </table:table-cell>
          <table:table-cell table:style-name="ce25" office:value-type="float" office:value="0.367" calcext:value-type="float">
            <text:p>0.367</text:p>
          </table:table-cell>
          <table:table-cell table:style-name="ce25" office:value-type="float" office:value="1.131" calcext:value-type="float">
            <text:p>1.131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 table:style-name="ce25" office:value-type="float" office:value="1.2" calcext:value-type="float">
            <text:p>1.2</text:p>
          </table:table-cell>
          <table:table-cell table:number-columns-repeated="1011"/>
        </table:table-row>
        <table:table-row table:style-name="ro3">
          <table:table-cell table:formula="of:=+[$BOX.H26]" office:value-type="float" office:value="13.5469272889354" calcext:value-type="float">
            <text:p>13.5469272889</text:p>
          </table:table-cell>
          <table:table-cell table:style-name="ce2" office:value-type="string" calcext:value-type="string">
            <text:p>USIC</text:p>
          </table:table-cell>
          <table:table-cell table:style-name="ce2" office:value-type="string" calcext:value-type="string">
            <text:p>NFOC</text:p>
          </table:table-cell>
          <table:table-cell table:style-name="ce2" office:value-type="string" calcext:value-type="string">
            <text:p>SBIC</text:p>
          </table:table-cell>
          <table:table-cell table:style-name="ce2" office:value-type="string" calcext:value-type="string">
            <text:p>NFOC</text:p>
          </table:table-cell>
          <table:table-cell table:number-columns-repeated="2" table:style-name="ce2" office:value-type="string" calcext:value-type="string">
            <text:p>FLOC</text:p>
          </table:table-cell>
          <table:table-cell table:number-columns-repeated="2" table:style-name="ce26" office:value-type="string" calcext:value-type="string">
            <text:p>USIC</text:p>
          </table:table-cell>
          <table:table-cell table:style-name="ce26" office:value-type="string" calcext:value-type="string">
            <text:p>SBIC</text:p>
          </table:table-cell>
          <table:table-cell table:style-name="ce26" office:value-type="string" calcext:value-type="string">
            <text:p>USIC</text:p>
          </table:table-cell>
          <table:table-cell table:style-name="ce26" office:value-type="string" calcext:value-type="string">
            <text:p>FLOC</text:p>
          </table:table-cell>
          <table:table-cell table:style-name="ce26" office:value-type="string" calcext:value-type="string">
            <text:p>SBIC</text:p>
          </table:table-cell>
          <table:table-cell table:number-columns-repeated="1011"/>
        </table:table-row>
        <table:table-row table:style-name="ro3">
          <table:table-cell table:formula="of:=+[$BOX.H27]" office:value-type="float" office:value="3.13586279836466" calcext:value-type="float">
            <text:p>3.1358627984</text:p>
          </table:table-cell>
          <table:table-cell table:number-columns-repeated="6"/>
          <table:table-cell table:style-name="ce26" table:number-columns-repeated="6"/>
          <table:table-cell table:number-columns-repeated="1011"/>
        </table:table-row>
        <table:table-row table:style-name="ro3">
          <table:table-cell table:formula="of:=+[$BOX.H28]" office:value-type="float" office:value="1.2" calcext:value-type="float">
            <text:p>1.2</text:p>
          </table:table-cell>
          <table:table-cell table:number-columns-repeated="6"/>
          <table:table-cell table:style-name="ce26" table:number-columns-repeated="6"/>
          <table:table-cell table:number-columns-repeated="1011"/>
        </table:table-row>
        <table:table-row table:style-name="ro3">
          <table:table-cell table:formula="of:=+[$BOX.H29]" office:value-type="float" office:value="1.2" calcext:value-type="float">
            <text:p>1.2</text:p>
          </table:table-cell>
          <table:table-cell table:number-columns-repeated="6"/>
          <table:table-cell table:style-name="ce26" table:number-columns-repeated="6"/>
          <table:table-cell table:number-columns-repeated="1011"/>
        </table:table-row>
        <table:table-row table:style-name="ro3">
          <table:table-cell table:style-name="ce22" table:formula="of:=+[$BOX.B54]" office:value-type="string" office:string-value="FULLOUTLET CTRL" calcext:value-type="string">
            <text:p>FULLOUTLET CTRL</text:p>
          </table:table-cell>
          <table:table-cell table:number-columns-repeated="6"/>
          <table:table-cell table:style-name="ce26" table:number-columns-repeated="6"/>
          <table:table-cell table:number-columns-repeated="1011"/>
        </table:table-row>
        <table:table-row table:style-name="ro3">
          <table:table-cell office:value-type="string" calcext:value-type="string">
            <text:p>PIPE RESULTS Q</text:p>
          </table:table-cell>
          <table:table-cell table:style-name="ce23" office:value-type="float" office:value="0.113" calcext:value-type="float">
            <text:p>0.113</text:p>
          </table:table-cell>
          <table:table-cell table:style-name="ce23" office:value-type="float" office:value="0.109" calcext:value-type="float">
            <text:p>0.109</text:p>
          </table:table-cell>
          <table:table-cell table:style-name="ce23" office:value-type="float" office:value="3.44" calcext:value-type="float">
            <text:p>3.44</text:p>
          </table:table-cell>
          <table:table-cell table:style-name="ce23" office:value-type="float" office:value="1.582" calcext:value-type="float">
            <text:p>1.582</text:p>
          </table:table-cell>
          <table:table-cell table:style-name="ce23" office:value-type="float" office:value="2.31" calcext:value-type="float">
            <text:p>2.31</text:p>
          </table:table-cell>
          <table:table-cell table:style-name="ce23" office:value-type="float" office:value="3.553" calcext:value-type="float">
            <text:p>3.553</text:p>
          </table:table-cell>
          <table:table-cell table:style-name="ce25" office:value-type="float" office:value="0.113" calcext:value-type="float">
            <text:p>0.113</text:p>
          </table:table-cell>
          <table:table-cell table:style-name="ce25" office:value-type="float" office:value="0.585" calcext:value-type="float">
            <text:p>0.585</text:p>
          </table:table-cell>
          <table:table-cell table:style-name="ce25" office:value-type="float" office:value="3.441" calcext:value-type="float">
            <text:p>3.441</text:p>
          </table:table-cell>
          <table:table-cell table:style-name="ce25" office:value-type="float" office:value="1.676" calcext:value-type="float">
            <text:p>1.676</text:p>
          </table:table-cell>
          <table:table-cell table:style-name="ce25" office:value-type="float" office:value="0.759" calcext:value-type="float">
            <text:p>0.759</text:p>
          </table:table-cell>
          <table:table-cell table:style-name="ce25" office:value-type="float" office:value="3.962" calcext:value-type="float">
            <text:p>3.96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Vel</text:p>
          </table:table-cell>
          <table:table-cell table:style-name="ce23" office:value-type="float" office:value="0.297" calcext:value-type="float">
            <text:p>0.297</text:p>
          </table:table-cell>
          <table:table-cell table:style-name="ce23" office:value-type="float" office:value="0.154" calcext:value-type="float">
            <text:p>0.154</text:p>
          </table:table-cell>
          <table:table-cell table:style-name="ce23" office:value-type="float" office:value="3.042" calcext:value-type="float">
            <text:p>3.042</text:p>
          </table:table-cell>
          <table:table-cell table:style-name="ce23" office:value-type="float" office:value="1.717" calcext:value-type="float">
            <text:p>1.717</text:p>
          </table:table-cell>
          <table:table-cell table:style-name="ce23" office:value-type="float" office:value="2.043" calcext:value-type="float">
            <text:p>2.043</text:p>
          </table:table-cell>
          <table:table-cell table:style-name="ce23" office:value-type="float" office:value="3.142" calcext:value-type="float">
            <text:p>3.142</text:p>
          </table:table-cell>
          <table:table-cell table:style-name="ce25" office:value-type="float" office:value="0.297" calcext:value-type="float">
            <text:p>0.297</text:p>
          </table:table-cell>
          <table:table-cell table:style-name="ce25" office:value-type="float" office:value="0.873" calcext:value-type="float">
            <text:p>0.873</text:p>
          </table:table-cell>
          <table:table-cell table:style-name="ce25" office:value-type="float" office:value="3.042" calcext:value-type="float">
            <text:p>3.042</text:p>
          </table:table-cell>
          <table:table-cell table:style-name="ce25" office:value-type="float" office:value="1.821" calcext:value-type="float">
            <text:p>1.821</text:p>
          </table:table-cell>
          <table:table-cell table:style-name="ce25" office:value-type="float" office:value="0.671" calcext:value-type="float">
            <text:p>0.671</text:p>
          </table:table-cell>
          <table:table-cell table:style-name="ce25" office:value-type="float" office:value="3.503" calcext:value-type="float">
            <text:p>3.5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pth</text:p>
          </table:table-cell>
          <table:table-cell table:style-name="ce23" office:value-type="float" office:value="0.443" calcext:value-type="float">
            <text:p>0.443</text:p>
          </table:table-cell>
          <table:table-cell table:style-name="ce23" office:value-type="float" office:value="0.721" calcext:value-type="float">
            <text:p>0.721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91" calcext:value-type="float">
            <text:p>0.91</text:p>
          </table:table-cell>
          <table:table-cell table:number-columns-repeated="2" table:style-name="ce23" office:value-type="float" office:value="1.2" calcext:value-type="float">
            <text:p>1.2</text:p>
          </table:table-cell>
          <table:table-cell table:style-name="ce25" office:value-type="float" office:value="0.443" calcext:value-type="float">
            <text:p>0.443</text:p>
          </table:table-cell>
          <table:table-cell table:style-name="ce25" office:value-type="float" office:value="0.687" calcext:value-type="float">
            <text:p>0.687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0.91" calcext:value-type="float">
            <text:p>0.91</text:p>
          </table:table-cell>
          <table:table-cell table:number-columns-repeated="2" table:style-name="ce25" office:value-type="float" office:value="1.2" calcext:value-type="float">
            <text:p>1.2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 calcext:value-type="string">
            <text:p>USIC</text:p>
          </table:table-cell>
          <table:table-cell table:style-name="ce2" office:value-type="string" calcext:value-type="string">
            <text:p>NFOC</text:p>
          </table:table-cell>
          <table:table-cell table:style-name="ce2" office:value-type="string" calcext:value-type="string">
            <text:p>SBIC</text:p>
          </table:table-cell>
          <table:table-cell table:style-name="ce2" office:value-type="string" calcext:value-type="string">
            <text:p>NFOC</text:p>
          </table:table-cell>
          <table:table-cell table:number-columns-repeated="2" table:style-name="ce2" office:value-type="string" calcext:value-type="string">
            <text:p>FLOC</text:p>
          </table:table-cell>
          <table:table-cell table:number-columns-repeated="2" table:style-name="ce26" office:value-type="string" calcext:value-type="string">
            <text:p>USIC</text:p>
          </table:table-cell>
          <table:table-cell table:style-name="ce26" office:value-type="string" calcext:value-type="string">
            <text:p>SBIC</text:p>
          </table:table-cell>
          <table:table-cell table:style-name="ce26" office:value-type="string" calcext:value-type="string">
            <text:p>USIC</text:p>
          </table:table-cell>
          <table:table-cell table:style-name="ce26" office:value-type="string" calcext:value-type="string">
            <text:p>FLOC</text:p>
          </table:table-cell>
          <table:table-cell table:style-name="ce26" office:value-type="string" calcext:value-type="string">
            <text:p>SBIC</text:p>
          </table:table-cell>
          <table:table-cell table:number-columns-repeated="101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Droid Sans" style:font-family-asian="'Droid Sans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05:27.9500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PE" style:display-name="PageStyle_P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X" style:display-name="PageStyle_BO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y</meta:initial-creator>
    <meta:creation-date>2009-03-31T22:23:30</meta:creation-date>
    <dc:date>2017-04-04T16:16:03.881842506</dc:date>
    <meta:editing-cycles>56</meta:editing-cycles>
    <meta:editing-duration>P24DT3H46M55S</meta:editing-duration>
    <meta:generator>LibreOffice/5.1.6.2$Linux_X86_64 LibreOffice_project/10m0$Build-2</meta:generator>
    <meta:document-statistic meta:table-count="4" meta:cell-count="1270" meta:object-count="0"/>
  </office:meta>
</office:document-meta>
</file>